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l" table:style-name="ta1">
        <table:shapes>
          <draw:frame draw:z-index="0" draw:style-name="gr1" draw:text-style-name="P1" svg:width="652.65pt" svg:height="362.15pt" svg:x="645.68pt" svg:y="363.66pt">
            <loext:p draw:notify-on-update-of-ranges="all.B1:all.AK1 all.A2:all.A2 all.B2:all.AK2 all.A9:all.A9 all.B9:all.AK9 all.A16:all.A16 all.B16:all.AK16 all.A23:all.A23 all.B23:all.AK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5.29pt" svg:y="426.76pt">
            <loext:p draw:notify-on-update-of-ranges="all.B1:all.AK1 all.A6:all.A6 all.B6:all.AK6 all.A13:all.A13 all.B13:all.AK13 all.A20:all.A20 all.B20:all.AK20 all.A27:all.A27 all.B27:all.AK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2.89pt" svg:height="255.23pt" svg:x="27.89pt" svg:y="699.48pt">
            <loext:p draw:notify-on-update-of-ranges="all.B1:all.AK1 all.A7:all.A7 all.B7:all.AK7 all.A14:all.A14 all.B14:all.AK14 all.A21:all.A21 all.B21:all.AK21 all.A28:all.A28 all.B28:all.AK28 all.A32:all.A32 all.B32:all.AK3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31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avg</text:p>
          </table:table-cell>
          <table:table-cell office:value-type="float" office:value="415.1592" calcext:value-type="float">
            <text:p>415.1592</text:p>
          </table:table-cell>
          <table:table-cell office:value-type="float" office:value="259.1164761905" calcext:value-type="float">
            <text:p>259.1164761905</text:p>
          </table:table-cell>
          <table:table-cell office:value-type="float" office:value="193.4826190476" calcext:value-type="float">
            <text:p>193.4826190476</text:p>
          </table:table-cell>
          <table:table-cell office:value-type="float" office:value="153.5658095238" calcext:value-type="float">
            <text:p>153.5658095238</text:p>
          </table:table-cell>
          <table:table-cell office:value-type="float" office:value="133.807047619" calcext:value-type="float">
            <text:p>133.807047619</text:p>
          </table:table-cell>
          <table:table-cell office:value-type="float" office:value="117.1528095238" calcext:value-type="float">
            <text:p>117.1528095238</text:p>
          </table:table-cell>
          <table:table-cell office:value-type="float" office:value="104.4236666667" calcext:value-type="float">
            <text:p>104.4236666667</text:p>
          </table:table-cell>
          <table:table-cell office:value-type="float" office:value="94.9556190476" calcext:value-type="float">
            <text:p>94.9556190476</text:p>
          </table:table-cell>
          <table:table-cell office:value-type="float" office:value="85.9869047619" calcext:value-type="float">
            <text:p>85.9869047619</text:p>
          </table:table-cell>
          <table:table-cell office:value-type="float" office:value="83.098952381" calcext:value-type="float">
            <text:p>83.098952381</text:p>
          </table:table-cell>
          <table:table-cell office:value-type="float" office:value="81.5548571429" calcext:value-type="float">
            <text:p>81.5548571429</text:p>
          </table:table-cell>
          <table:table-cell office:value-type="float" office:value="79.5379047619" calcext:value-type="float">
            <text:p>79.5379047619</text:p>
          </table:table-cell>
          <table:table-cell office:value-type="float" office:value="76.6867142857" calcext:value-type="float">
            <text:p>76.6867142857</text:p>
          </table:table-cell>
          <table:table-cell office:value-type="float" office:value="76.2642857143" calcext:value-type="float">
            <text:p>76.2642857143</text:p>
          </table:table-cell>
          <table:table-cell office:value-type="float" office:value="73.9336666667" calcext:value-type="float">
            <text:p>73.9336666667</text:p>
          </table:table-cell>
          <table:table-cell office:value-type="float" office:value="73.1208571429" calcext:value-type="float">
            <text:p>73.1208571429</text:p>
          </table:table-cell>
          <table:table-cell office:value-type="float" office:value="72.9338095238" calcext:value-type="float">
            <text:p>72.9338095238</text:p>
          </table:table-cell>
          <table:table-cell office:value-type="float" office:value="73.57" calcext:value-type="float">
            <text:p>73.57</text:p>
          </table:table-cell>
          <table:table-cell office:value-type="float" office:value="71.4375714286" calcext:value-type="float">
            <text:p>71.4375714286</text:p>
          </table:table-cell>
          <table:table-cell office:value-type="float" office:value="79.7999047619" calcext:value-type="float">
            <text:p>79.7999047619</text:p>
          </table:table-cell>
          <table:table-cell office:value-type="float" office:value="74.6484761905" calcext:value-type="float">
            <text:p>74.6484761905</text:p>
          </table:table-cell>
          <table:table-cell office:value-type="float" office:value="76.5317142857" calcext:value-type="float">
            <text:p>76.5317142857</text:p>
          </table:table-cell>
          <table:table-cell office:value-type="float" office:value="77.1959047619" calcext:value-type="float">
            <text:p>77.1959047619</text:p>
          </table:table-cell>
          <table:table-cell office:value-type="float" office:value="80.5364761905" calcext:value-type="float">
            <text:p>80.5364761905</text:p>
          </table:table-cell>
          <table:table-cell office:value-type="float" office:value="80.7989047619" calcext:value-type="float">
            <text:p>80.7989047619</text:p>
          </table:table-cell>
          <table:table-cell office:value-type="float" office:value="81.3363333333" calcext:value-type="float">
            <text:p>81.3363333333</text:p>
          </table:table-cell>
          <table:table-cell office:value-type="float" office:value="83.6498571429" calcext:value-type="float">
            <text:p>83.6498571429</text:p>
          </table:table-cell>
          <table:table-cell office:value-type="float" office:value="80.890047619" calcext:value-type="float">
            <text:p>80.890047619</text:p>
          </table:table-cell>
          <table:table-cell office:value-type="float" office:value="82.3576190476" calcext:value-type="float">
            <text:p>82.3576190476</text:p>
          </table:table-cell>
          <table:table-cell office:value-type="float" office:value="80.6172857143" calcext:value-type="float">
            <text:p>80.6172857143</text:p>
          </table:table-cell>
          <table:table-cell office:value-type="float" office:value="87.3126190476" calcext:value-type="float">
            <text:p>87.3126190476</text:p>
          </table:table-cell>
          <table:table-cell office:value-type="float" office:value="103.9781904762" calcext:value-type="float">
            <text:p>103.9781904762</text:p>
          </table:table-cell>
          <table:table-cell office:value-type="float" office:value="88.2712380952" calcext:value-type="float">
            <text:p>88.2712380952</text:p>
          </table:table-cell>
          <table:table-cell office:value-type="float" office:value="91.8562380952" calcext:value-type="float">
            <text:p>91.8562380952</text:p>
          </table:table-cell>
          <table:table-cell office:value-type="float" office:value="95.4644285714" calcext:value-type="float">
            <text:p>95.4644285714</text:p>
          </table:table-cell>
          <table:table-cell office:value-type="float" office:value="99.5685714286" calcext:value-type="float">
            <text:p>99.56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max</text:p>
          </table:table-cell>
          <table:table-cell office:value-type="float" office:value="621.967" calcext:value-type="float">
            <text:p>621.967</text:p>
          </table:table-cell>
          <table:table-cell office:value-type="float" office:value="281.369" calcext:value-type="float">
            <text:p>281.369</text:p>
          </table:table-cell>
          <table:table-cell office:value-type="float" office:value="201.966" calcext:value-type="float">
            <text:p>201.966</text:p>
          </table:table-cell>
          <table:table-cell office:value-type="float" office:value="161.478" calcext:value-type="float">
            <text:p>161.478</text:p>
          </table:table-cell>
          <table:table-cell office:value-type="float" office:value="137.557" calcext:value-type="float">
            <text:p>137.557</text:p>
          </table:table-cell>
          <table:table-cell office:value-type="float" office:value="132.352" calcext:value-type="float">
            <text:p>132.352</text:p>
          </table:table-cell>
          <table:table-cell office:value-type="float" office:value="112.169" calcext:value-type="float">
            <text:p>112.169</text:p>
          </table:table-cell>
          <table:table-cell office:value-type="float" office:value="101.633" calcext:value-type="float">
            <text:p>101.633</text:p>
          </table:table-cell>
          <table:table-cell office:value-type="float" office:value="94.018" calcext:value-type="float">
            <text:p>94.018</text:p>
          </table:table-cell>
          <table:table-cell office:value-type="float" office:value="87.632" calcext:value-type="float">
            <text:p>87.632</text:p>
          </table:table-cell>
          <table:table-cell office:value-type="float" office:value="85.306" calcext:value-type="float">
            <text:p>85.306</text:p>
          </table:table-cell>
          <table:table-cell office:value-type="float" office:value="83.218" calcext:value-type="float">
            <text:p>83.218</text:p>
          </table:table-cell>
          <table:table-cell office:value-type="float" office:value="85.674" calcext:value-type="float">
            <text:p>85.674</text:p>
          </table:table-cell>
          <table:table-cell office:value-type="float" office:value="81.369" calcext:value-type="float">
            <text:p>81.369</text:p>
          </table:table-cell>
          <table:table-cell office:value-type="float" office:value="78.452" calcext:value-type="float">
            <text:p>78.452</text:p>
          </table:table-cell>
          <table:table-cell office:value-type="float" office:value="80.496" calcext:value-type="float">
            <text:p>80.496</text:p>
          </table:table-cell>
          <table:table-cell office:value-type="float" office:value="84.437" calcext:value-type="float">
            <text:p>84.437</text:p>
          </table:table-cell>
          <table:table-cell office:value-type="float" office:value="83.133" calcext:value-type="float">
            <text:p>83.133</text:p>
          </table:table-cell>
          <table:table-cell office:value-type="float" office:value="84.075" calcext:value-type="float">
            <text:p>84.075</text:p>
          </table:table-cell>
          <table:table-cell office:value-type="float" office:value="100.275" calcext:value-type="float">
            <text:p>100.275</text:p>
          </table:table-cell>
          <table:table-cell office:value-type="float" office:value="87.434" calcext:value-type="float">
            <text:p>87.434</text:p>
          </table:table-cell>
          <table:table-cell office:value-type="float" office:value="95.045" calcext:value-type="float">
            <text:p>95.045</text:p>
          </table:table-cell>
          <table:table-cell office:value-type="float" office:value="104.178" calcext:value-type="float">
            <text:p>104.178</text:p>
          </table:table-cell>
          <table:table-cell office:value-type="float" office:value="119.083" calcext:value-type="float">
            <text:p>119.083</text:p>
          </table:table-cell>
          <table:table-cell office:value-type="float" office:value="120.136" calcext:value-type="float">
            <text:p>120.136</text:p>
          </table:table-cell>
          <table:table-cell office:value-type="float" office:value="124.52" calcext:value-type="float">
            <text:p>124.52</text:p>
          </table:table-cell>
          <table:table-cell office:value-type="float" office:value="119.618" calcext:value-type="float">
            <text:p>119.618</text:p>
          </table:table-cell>
          <table:table-cell office:value-type="float" office:value="131.093" calcext:value-type="float">
            <text:p>131.093</text:p>
          </table:table-cell>
          <table:table-cell office:value-type="float" office:value="125.473" calcext:value-type="float">
            <text:p>125.473</text:p>
          </table:table-cell>
          <table:table-cell office:value-type="float" office:value="117.55" calcext:value-type="float">
            <text:p>117.55</text:p>
          </table:table-cell>
          <table:table-cell office:value-type="float" office:value="137.76" calcext:value-type="float">
            <text:p>137.76</text:p>
          </table:table-cell>
          <table:table-cell office:value-type="float" office:value="217.816" calcext:value-type="float">
            <text:p>217.816</text:p>
          </table:table-cell>
          <table:table-cell office:value-type="float" office:value="144.731" calcext:value-type="float">
            <text:p>144.731</text:p>
          </table:table-cell>
          <table:table-cell office:value-type="float" office:value="156.1" calcext:value-type="float">
            <text:p>156.1</text:p>
          </table:table-cell>
          <table:table-cell office:value-type="float" office:value="157.056" calcext:value-type="float">
            <text:p>157.056</text:p>
          </table:table-cell>
          <table:table-cell office:value-type="float" office:value="169.362" calcext:value-type="float">
            <text:p>169.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min</text:p>
          </table:table-cell>
          <table:table-cell office:value-type="float" office:value="367.115" calcext:value-type="float">
            <text:p>367.115</text:p>
          </table:table-cell>
          <table:table-cell office:value-type="float" office:value="238.876" calcext:value-type="float">
            <text:p>238.876</text:p>
          </table:table-cell>
          <table:table-cell office:value-type="float" office:value="172.558" calcext:value-type="float">
            <text:p>172.558</text:p>
          </table:table-cell>
          <table:table-cell office:value-type="float" office:value="133.072" calcext:value-type="float">
            <text:p>133.072</text:p>
          </table:table-cell>
          <table:table-cell office:value-type="float" office:value="123.634" calcext:value-type="float">
            <text:p>123.634</text:p>
          </table:table-cell>
          <table:table-cell office:value-type="float" office:value="106.923" calcext:value-type="float">
            <text:p>106.923</text:p>
          </table:table-cell>
          <table:table-cell office:value-type="float" office:value="93.962" calcext:value-type="float">
            <text:p>93.962</text:p>
          </table:table-cell>
          <table:table-cell office:value-type="float" office:value="91.506" calcext:value-type="float">
            <text:p>91.506</text:p>
          </table:table-cell>
          <table:table-cell office:value-type="float" office:value="71.441" calcext:value-type="float">
            <text:p>71.441</text:p>
          </table:table-cell>
          <table:table-cell office:value-type="float" office:value="73.065" calcext:value-type="float">
            <text:p>73.065</text:p>
          </table:table-cell>
          <table:table-cell office:value-type="float" office:value="75.904" calcext:value-type="float">
            <text:p>75.904</text:p>
          </table:table-cell>
          <table:table-cell office:value-type="float" office:value="74.48" calcext:value-type="float">
            <text:p>74.48</text:p>
          </table:table-cell>
          <table:table-cell office:value-type="float" office:value="65.563" calcext:value-type="float">
            <text:p>65.563</text:p>
          </table:table-cell>
          <table:table-cell office:value-type="float" office:value="69.039" calcext:value-type="float">
            <text:p>69.039</text:p>
          </table:table-cell>
          <table:table-cell office:value-type="float" office:value="67.492" calcext:value-type="float">
            <text:p>67.492</text:p>
          </table:table-cell>
          <table:table-cell office:value-type="float" office:value="65.046" calcext:value-type="float">
            <text:p>65.046</text:p>
          </table:table-cell>
          <table:table-cell office:value-type="float" office:value="56.925" calcext:value-type="float">
            <text:p>56.925</text:p>
          </table:table-cell>
          <table:table-cell office:value-type="float" office:value="62.956" calcext:value-type="float">
            <text:p>62.956</text:p>
          </table:table-cell>
          <table:table-cell office:value-type="float" office:value="57.487" calcext:value-type="float">
            <text:p>57.487</text:p>
          </table:table-cell>
          <table:table-cell office:value-type="float" office:value="66.567" calcext:value-type="float">
            <text:p>66.567</text:p>
          </table:table-cell>
          <table:table-cell office:value-type="float" office:value="63.664" calcext:value-type="float">
            <text:p>63.664</text:p>
          </table:table-cell>
          <table:table-cell office:value-type="float" office:value="62.852" calcext:value-type="float">
            <text:p>62.852</text:p>
          </table:table-cell>
          <table:table-cell office:value-type="float" office:value="60.638" calcext:value-type="float">
            <text:p>60.638</text:p>
          </table:table-cell>
          <table:table-cell office:value-type="float" office:value="53.795" calcext:value-type="float">
            <text:p>53.795</text:p>
          </table:table-cell>
          <table:table-cell office:value-type="float" office:value="56.154" calcext:value-type="float">
            <text:p>56.154</text:p>
          </table:table-cell>
          <table:table-cell office:value-type="float" office:value="56.868" calcext:value-type="float">
            <text:p>56.868</text:p>
          </table:table-cell>
          <table:table-cell office:value-type="float" office:value="54.817" calcext:value-type="float">
            <text:p>54.817</text:p>
          </table:table-cell>
          <table:table-cell office:value-type="float" office:value="59.885" calcext:value-type="float">
            <text:p>59.885</text:p>
          </table:table-cell>
          <table:table-cell office:value-type="float" office:value="52.872" calcext:value-type="float">
            <text:p>52.872</text:p>
          </table:table-cell>
          <table:table-cell office:value-type="float" office:value="55.393" calcext:value-type="float">
            <text:p>55.393</text:p>
          </table:table-cell>
          <table:table-cell office:value-type="float" office:value="56.881" calcext:value-type="float">
            <text:p>56.881</text:p>
          </table:table-cell>
          <table:table-cell office:value-type="float" office:value="52.922" calcext:value-type="float">
            <text:p>52.922</text:p>
          </table:table-cell>
          <table:table-cell office:value-type="float" office:value="60.539" calcext:value-type="float">
            <text:p>60.539</text:p>
          </table:table-cell>
          <table:table-cell office:value-type="float" office:value="60.964" calcext:value-type="float">
            <text:p>60.964</text:p>
          </table:table-cell>
          <table:table-cell office:value-type="float" office:value="59.223" calcext:value-type="float">
            <text:p>59.223</text:p>
          </table:table-cell>
          <table:table-cell office:value-type="float" office:value="63.648" calcext:value-type="float">
            <text:p>63.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std</text:p>
          </table:table-cell>
          <table:table-cell office:value-type="float" office:value="52.2342691642" calcext:value-type="float">
            <text:p>52.2342691642</text:p>
          </table:table-cell>
          <table:table-cell office:value-type="float" office:value="12.8809136307" calcext:value-type="float">
            <text:p>12.8809136307</text:p>
          </table:table-cell>
          <table:table-cell office:value-type="float" office:value="7.5806693206" calcext:value-type="float">
            <text:p>7.5806693206</text:p>
          </table:table-cell>
          <table:table-cell office:value-type="float" office:value="8.726777874" calcext:value-type="float">
            <text:p>8.726777874</text:p>
          </table:table-cell>
          <table:table-cell office:value-type="float" office:value="3.9635240693" calcext:value-type="float">
            <text:p>3.9635240693</text:p>
          </table:table-cell>
          <table:table-cell office:value-type="float" office:value="5.8233982572" calcext:value-type="float">
            <text:p>5.8233982572</text:p>
          </table:table-cell>
          <table:table-cell office:value-type="float" office:value="3.7160148188" calcext:value-type="float">
            <text:p>3.7160148188</text:p>
          </table:table-cell>
          <table:table-cell office:value-type="float" office:value="2.5644297705" calcext:value-type="float">
            <text:p>2.5644297705</text:p>
          </table:table-cell>
          <table:table-cell office:value-type="float" office:value="5.3559819819" calcext:value-type="float">
            <text:p>5.3559819819</text:p>
          </table:table-cell>
          <table:table-cell office:value-type="float" office:value="3.1041205433" calcext:value-type="float">
            <text:p>3.1041205433</text:p>
          </table:table-cell>
          <table:table-cell office:value-type="float" office:value="2.6496263187" calcext:value-type="float">
            <text:p>2.6496263187</text:p>
          </table:table-cell>
          <table:table-cell office:value-type="float" office:value="2.4741030881" calcext:value-type="float">
            <text:p>2.4741030881</text:p>
          </table:table-cell>
          <table:table-cell office:value-type="float" office:value="4.6266613572" calcext:value-type="float">
            <text:p>4.6266613572</text:p>
          </table:table-cell>
          <table:table-cell office:value-type="float" office:value="2.8794912423" calcext:value-type="float">
            <text:p>2.8794912423</text:p>
          </table:table-cell>
          <table:table-cell office:value-type="float" office:value="3.2854685257" calcext:value-type="float">
            <text:p>3.2854685257</text:p>
          </table:table-cell>
          <table:table-cell office:value-type="float" office:value="3.541778258" calcext:value-type="float">
            <text:p>3.541778258</text:p>
          </table:table-cell>
          <table:table-cell office:value-type="float" office:value="5.9319817146" calcext:value-type="float">
            <text:p>5.9319817146</text:p>
          </table:table-cell>
          <table:table-cell office:value-type="float" office:value="5.1143175791" calcext:value-type="float">
            <text:p>5.1143175791</text:p>
          </table:table-cell>
          <table:table-cell office:value-type="float" office:value="7.2773538637" calcext:value-type="float">
            <text:p>7.2773538637</text:p>
          </table:table-cell>
          <table:table-cell office:value-type="float" office:value="8.5587687368" calcext:value-type="float">
            <text:p>8.5587687368</text:p>
          </table:table-cell>
          <table:table-cell office:value-type="float" office:value="6.704219743" calcext:value-type="float">
            <text:p>6.704219743</text:p>
          </table:table-cell>
          <table:table-cell office:value-type="float" office:value="7.7168295312" calcext:value-type="float">
            <text:p>7.7168295312</text:p>
          </table:table-cell>
          <table:table-cell office:value-type="float" office:value="10.679983272" calcext:value-type="float">
            <text:p>10.679983272</text:p>
          </table:table-cell>
          <table:table-cell office:value-type="float" office:value="15.1388296299" calcext:value-type="float">
            <text:p>15.1388296299</text:p>
          </table:table-cell>
          <table:table-cell office:value-type="float" office:value="17.5482977633" calcext:value-type="float">
            <text:p>17.5482977633</text:p>
          </table:table-cell>
          <table:table-cell office:value-type="float" office:value="15.7947443928" calcext:value-type="float">
            <text:p>15.7947443928</text:p>
          </table:table-cell>
          <table:table-cell office:value-type="float" office:value="21.0105542842" calcext:value-type="float">
            <text:p>21.0105542842</text:p>
          </table:table-cell>
          <table:table-cell office:value-type="float" office:value="17.2219614112" calcext:value-type="float">
            <text:p>17.2219614112</text:p>
          </table:table-cell>
          <table:table-cell office:value-type="float" office:value="19.9617591772" calcext:value-type="float">
            <text:p>19.9617591772</text:p>
          </table:table-cell>
          <table:table-cell office:value-type="float" office:value="16.490588389" calcext:value-type="float">
            <text:p>16.490588389</text:p>
          </table:table-cell>
          <table:table-cell office:value-type="float" office:value="22.8472095703" calcext:value-type="float">
            <text:p>22.8472095703</text:p>
          </table:table-cell>
          <table:table-cell office:value-type="float" office:value="36.8198763165" calcext:value-type="float">
            <text:p>36.8198763165</text:p>
          </table:table-cell>
          <table:table-cell office:value-type="float" office:value="23.1826158336" calcext:value-type="float">
            <text:p>23.1826158336</text:p>
          </table:table-cell>
          <table:table-cell office:value-type="float" office:value="24.8165682779" calcext:value-type="float">
            <text:p>24.8165682779</text:p>
          </table:table-cell>
          <table:table-cell office:value-type="float" office:value="33.8605444191" calcext:value-type="float">
            <text:p>33.8605444191</text:p>
          </table:table-cell>
          <table:table-cell office:value-type="float" office:value="28.5094504692" calcext:value-type="float">
            <text:p>28.5094504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spu</text:p>
          </table:table-cell>
          <table:table-cell table:formula="of:=[.B30]/[.B2]" office:value-type="float" office:value="0.592173556553727" calcext:value-type="float">
            <text:p>0.5921735566</text:p>
          </table:table-cell>
          <table:table-cell table:formula="of:=[.B30]/[.C2]" office:value-type="float" office:value="0.948786829824191" calcext:value-type="float">
            <text:p>0.9487868298</text:p>
          </table:table-cell>
          <table:table-cell table:formula="of:=[.B30]/[.D2]" office:value-type="float" office:value="1.27063764802314" calcext:value-type="float">
            <text:p>1.270637648</text:p>
          </table:table-cell>
          <table:table-cell table:formula="of:=[.B30]/[.E2]" office:value-type="float" office:value="1.60091820413904" calcext:value-type="float">
            <text:p>1.6009182041</text:p>
          </table:table-cell>
          <table:table-cell table:formula="of:=[.B30]/[.F2]" office:value-type="float" office:value="1.83731951623369" calcext:value-type="float">
            <text:p>1.8373195162</text:p>
          </table:table-cell>
          <table:table-cell table:formula="of:=[.B30]/[.G2]" office:value-type="float" office:value="2.09850963881541" calcext:value-type="float">
            <text:p>2.0985096388</text:p>
          </table:table-cell>
          <table:table-cell table:formula="of:=[.B30]/[.H2]" office:value-type="float" office:value="2.3543159117817" calcext:value-type="float">
            <text:p>2.3543159118</text:p>
          </table:table-cell>
          <table:table-cell table:formula="of:=[.B30]/[.I2]" office:value-type="float" office:value="2.58906531773291" calcext:value-type="float">
            <text:p>2.5890653177</text:p>
          </table:table-cell>
          <table:table-cell table:formula="of:=[.B30]/[.J2]" office:value-type="float" office:value="2.85911326475531" calcext:value-type="float">
            <text:p>2.8591132648</text:p>
          </table:table-cell>
          <table:table-cell table:formula="of:=[.B30]/[.K2]" office:value-type="float" office:value="2.95847652654898" calcext:value-type="float">
            <text:p>2.9584765265</text:p>
          </table:table-cell>
          <table:table-cell table:formula="of:=[.B30]/[.L2]" office:value-type="float" office:value="3.01448998395312" calcext:value-type="float">
            <text:p>3.014489984</text:p>
          </table:table-cell>
          <table:table-cell table:formula="of:=[.B30]/[.M2]" office:value-type="float" office:value="3.09093256524611" calcext:value-type="float">
            <text:p>3.0909325652</text:p>
          </table:table-cell>
          <table:table-cell table:formula="of:=[.B30]/[.N2]" office:value-type="float" office:value="3.20585256898722" calcext:value-type="float">
            <text:p>3.205852569</text:p>
          </table:table-cell>
          <table:table-cell table:formula="of:=[.B30]/[.O2]" office:value-type="float" office:value="3.22360981549064" calcext:value-type="float">
            <text:p>3.2236098155</text:p>
          </table:table-cell>
          <table:table-cell table:formula="of:=[.B30]/[.P2]" office:value-type="float" office:value="3.32522801970986" calcext:value-type="float">
            <text:p>3.3252280197</text:p>
          </table:table-cell>
          <table:table-cell table:formula="of:=[.B30]/[.Q2]" office:value-type="float" office:value="3.36219116687244" calcext:value-type="float">
            <text:p>3.3621911669</text:p>
          </table:table-cell>
          <table:table-cell table:formula="of:=[.B30]/[.R2]" office:value-type="float" office:value="3.37081391476987" calcext:value-type="float">
            <text:p>3.3708139148</text:p>
          </table:table-cell>
          <table:table-cell table:formula="of:=[.B30]/[.S2]" office:value-type="float" office:value="3.34166508087536" calcext:value-type="float">
            <text:p>3.3416650809</text:p>
          </table:table-cell>
          <table:table-cell table:formula="of:=[.B30]/[.T2]" office:value-type="float" office:value="3.44141458176132" calcext:value-type="float">
            <text:p>3.4414145818</text:p>
          </table:table-cell>
          <table:table-cell table:formula="of:=[.B30]/[.U2]" office:value-type="float" office:value="3.080784378547" calcext:value-type="float">
            <text:p>3.0807843785</text:p>
          </table:table-cell>
          <table:table-cell table:formula="of:=[.B30]/[.V2]" office:value-type="float" office:value="3.29338671793661" calcext:value-type="float">
            <text:p>3.2933867179</text:p>
          </table:table-cell>
          <table:table-cell table:formula="of:=[.B30]/[.W2]" office:value-type="float" office:value="3.21234539556024" calcext:value-type="float">
            <text:p>3.2123453956</text:p>
          </table:table-cell>
          <table:table-cell table:formula="of:=[.B30]/[.X2]" office:value-type="float" office:value="3.18470650429292" calcext:value-type="float">
            <text:p>3.1847065043</text:p>
          </table:table-cell>
          <table:table-cell table:formula="of:=[.B30]/[.Y2]" office:value-type="float" office:value="3.05260810540653" calcext:value-type="float">
            <text:p>3.0526081054</text:p>
          </table:table-cell>
          <table:table-cell table:formula="of:=[.B30]/[.Z2]" office:value-type="float" office:value="3.0426934712106" calcext:value-type="float">
            <text:p>3.0426934712</text:p>
          </table:table-cell>
          <table:table-cell table:formula="of:=[.B30]/[.AA2]" office:value-type="float" office:value="3.0225889209017" calcext:value-type="float">
            <text:p>3.0225889209</text:p>
          </table:table-cell>
          <table:table-cell table:formula="of:=[.B30]/[.AB2]" office:value-type="float" office:value="2.93899246689708" calcext:value-type="float">
            <text:p>2.9389924669</text:p>
          </table:table-cell>
          <table:table-cell table:formula="of:=[.B30]/[.AC2]" office:value-type="float" office:value="3.03926511649443" calcext:value-type="float">
            <text:p>3.0392651165</text:p>
          </table:table-cell>
          <table:table-cell table:formula="of:=[.B30]/[.AD2]" office:value-type="float" office:value="2.98510693780388" calcext:value-type="float">
            <text:p>2.9851069378</text:p>
          </table:table-cell>
          <table:table-cell table:formula="of:=[.B30]/[.AE2]" office:value-type="float" office:value="3.04954821812354" calcext:value-type="float">
            <text:p>3.0495482181</text:p>
          </table:table-cell>
          <table:table-cell table:formula="of:=[.B30]/[.AF2]" office:value-type="float" office:value="2.81570181586206" calcext:value-type="float">
            <text:p>2.8157018159</text:p>
          </table:table-cell>
          <table:table-cell table:formula="of:=[.B30]/[.AG2]" office:value-type="float" office:value="2.36440256244191" calcext:value-type="float">
            <text:p>2.3644025624</text:p>
          </table:table-cell>
          <table:table-cell table:formula="of:=[.B30]/[.AH2]" office:value-type="float" office:value="2.78512350461037" calcext:value-type="float">
            <text:p>2.7851235046</text:p>
          </table:table-cell>
          <table:table-cell table:formula="of:=[.B30]/[.AI2]" office:value-type="float" office:value="2.67642465115112" calcext:value-type="float">
            <text:p>2.6764246512</text:p>
          </table:table-cell>
          <table:table-cell table:formula="of:=[.B30]/[.AJ2]" office:value-type="float" office:value="2.57526603027981" calcext:value-type="float">
            <text:p>2.5752660303</text:p>
          </table:table-cell>
          <table:table-cell table:formula="of:=[.B30]/[.AK2]" office:value-type="float" office:value="2.4691154695967" calcext:value-type="float">
            <text:p>2.4691154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eff</text:p>
          </table:table-cell>
          <table:table-cell table:formula="of:=[.B6]/[.B1]" office:value-type="float" office:value="0.592173556553727" calcext:value-type="float">
            <text:p>0.5921735566</text:p>
          </table:table-cell>
          <table:table-cell table:formula="of:=[.C6]/[.C1]" office:value-type="float" office:value="0.474393414912096" calcext:value-type="float">
            <text:p>0.4743934149</text:p>
          </table:table-cell>
          <table:table-cell table:formula="of:=[.D6]/[.D1]" office:value-type="float" office:value="0.423545882674381" calcext:value-type="float">
            <text:p>0.4235458827</text:p>
          </table:table-cell>
          <table:table-cell table:formula="of:=[.E6]/[.E1]" office:value-type="float" office:value="0.40022955103476" calcext:value-type="float">
            <text:p>0.400229551</text:p>
          </table:table-cell>
          <table:table-cell table:formula="of:=[.F6]/[.F1]" office:value-type="float" office:value="0.367463903246739" calcext:value-type="float">
            <text:p>0.3674639032</text:p>
          </table:table-cell>
          <table:table-cell table:formula="of:=[.G6]/[.G1]" office:value-type="float" office:value="0.349751606469235" calcext:value-type="float">
            <text:p>0.3497516065</text:p>
          </table:table-cell>
          <table:table-cell table:formula="of:=[.H6]/[.H1]" office:value-type="float" office:value="0.336330844540243" calcext:value-type="float">
            <text:p>0.3363308445</text:p>
          </table:table-cell>
          <table:table-cell table:formula="of:=[.I6]/[.I1]" office:value-type="float" office:value="0.323633164716614" calcext:value-type="float">
            <text:p>0.3236331647</text:p>
          </table:table-cell>
          <table:table-cell table:formula="of:=[.J6]/[.J1]" office:value-type="float" office:value="0.317679251639479" calcext:value-type="float">
            <text:p>0.3176792516</text:p>
          </table:table-cell>
          <table:table-cell table:formula="of:=[.K6]/[.K1]" office:value-type="float" office:value="0.295847652654898" calcext:value-type="float">
            <text:p>0.2958476527</text:p>
          </table:table-cell>
          <table:table-cell table:formula="of:=[.L6]/[.L1]" office:value-type="float" office:value="0.274044543995739" calcext:value-type="float">
            <text:p>0.274044544</text:p>
          </table:table-cell>
          <table:table-cell table:formula="of:=[.M6]/[.M1]" office:value-type="float" office:value="0.257577713770509" calcext:value-type="float">
            <text:p>0.2575777138</text:p>
          </table:table-cell>
          <table:table-cell table:formula="of:=[.N6]/[.N1]" office:value-type="float" office:value="0.246604043768247" calcext:value-type="float">
            <text:p>0.2466040438</text:p>
          </table:table-cell>
          <table:table-cell table:formula="of:=[.O6]/[.O1]" office:value-type="float" office:value="0.230257843963617" calcext:value-type="float">
            <text:p>0.230257844</text:p>
          </table:table-cell>
          <table:table-cell table:formula="of:=[.P6]/[.P1]" office:value-type="float" office:value="0.221681867980658" calcext:value-type="float">
            <text:p>0.221681868</text:p>
          </table:table-cell>
          <table:table-cell table:formula="of:=[.Q6]/[.Q1]" office:value-type="float" office:value="0.210136947929528" calcext:value-type="float">
            <text:p>0.2101369479</text:p>
          </table:table-cell>
          <table:table-cell table:formula="of:=[.R6]/[.R1]" office:value-type="float" office:value="0.198283171457051" calcext:value-type="float">
            <text:p>0.1982831715</text:p>
          </table:table-cell>
          <table:table-cell table:formula="of:=[.S6]/[.S1]" office:value-type="float" office:value="0.185648060048631" calcext:value-type="float">
            <text:p>0.18564806</text:p>
          </table:table-cell>
          <table:table-cell table:formula="of:=[.T6]/[.T1]" office:value-type="float" office:value="0.181127083250596" calcext:value-type="float">
            <text:p>0.1811270833</text:p>
          </table:table-cell>
          <table:table-cell table:formula="of:=[.U6]/[.U1]" office:value-type="float" office:value="0.15403921892735" calcext:value-type="float">
            <text:p>0.1540392189</text:p>
          </table:table-cell>
          <table:table-cell table:formula="of:=[.V6]/[.V1]" office:value-type="float" office:value="0.156827938949362" calcext:value-type="float">
            <text:p>0.1568279389</text:p>
          </table:table-cell>
          <table:table-cell table:formula="of:=[.W6]/[.W1]" office:value-type="float" office:value="0.146015699798193" calcext:value-type="float">
            <text:p>0.1460156998</text:p>
          </table:table-cell>
          <table:table-cell table:formula="of:=[.X6]/[.X1]" office:value-type="float" office:value="0.138465500186649" calcext:value-type="float">
            <text:p>0.1384655002</text:p>
          </table:table-cell>
          <table:table-cell table:formula="of:=[.Y6]/[.Y1]" office:value-type="float" office:value="0.127192004391939" calcext:value-type="float">
            <text:p>0.1271920044</text:p>
          </table:table-cell>
          <table:table-cell table:formula="of:=[.Z6]/[.Z1]" office:value-type="float" office:value="0.121707738848424" calcext:value-type="float">
            <text:p>0.1217077388</text:p>
          </table:table-cell>
          <table:table-cell table:formula="of:=[.AA6]/[.AA1]" office:value-type="float" office:value="0.116253420034681" calcext:value-type="float">
            <text:p>0.11625342</text:p>
          </table:table-cell>
          <table:table-cell table:formula="of:=[.AB6]/[.AB1]" office:value-type="float" office:value="0.10885157284804" calcext:value-type="float">
            <text:p>0.1088515728</text:p>
          </table:table-cell>
          <table:table-cell table:formula="of:=[.AC6]/[.AC1]" office:value-type="float" office:value="0.108545182731944" calcext:value-type="float">
            <text:p>0.1085451827</text:p>
          </table:table-cell>
          <table:table-cell table:formula="of:=[.AD6]/[.AD1]" office:value-type="float" office:value="0.102934721993237" calcext:value-type="float">
            <text:p>0.102934722</text:p>
          </table:table-cell>
          <table:table-cell table:formula="of:=[.AE6]/[.AE1]" office:value-type="float" office:value="0.101651607270785" calcext:value-type="float">
            <text:p>0.1016516073</text:p>
          </table:table-cell>
          <table:table-cell table:formula="of:=[.AF6]/[.AF1]" office:value-type="float" office:value="0.0908290908342602" calcext:value-type="float">
            <text:p>0.0908290908</text:p>
          </table:table-cell>
          <table:table-cell table:formula="of:=[.AG6]/[.AG1]" office:value-type="float" office:value="0.0738875800763096" calcext:value-type="float">
            <text:p>0.0738875801</text:p>
          </table:table-cell>
          <table:table-cell table:formula="of:=[.AH6]/[.AH1]" office:value-type="float" office:value="0.0843976819578901" calcext:value-type="float">
            <text:p>0.084397682</text:p>
          </table:table-cell>
          <table:table-cell table:formula="of:=[.AI6]/[.AI1]" office:value-type="float" office:value="0.07871837209268" calcext:value-type="float">
            <text:p>0.0787183721</text:p>
          </table:table-cell>
          <table:table-cell table:formula="of:=[.AJ6]/[.AJ1]" office:value-type="float" office:value="0.0735790294365661" calcext:value-type="float">
            <text:p>0.0735790294</text:p>
          </table:table-cell>
          <table:table-cell table:formula="of:=[.AK6]/[.AK1]" office:value-type="float" office:value="0.0685865408221305" calcext:value-type="float">
            <text:p>0.0685865408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cilk1_avg</text:p>
          </table:table-cell>
          <table:table-cell office:value-type="float" office:value="469.9266" calcext:value-type="float">
            <text:p>469.9266</text:p>
          </table:table-cell>
          <table:table-cell office:value-type="float" office:value="270.4717142857" calcext:value-type="float">
            <text:p>270.4717142857</text:p>
          </table:table-cell>
          <table:table-cell office:value-type="float" office:value="212.1113333333" calcext:value-type="float">
            <text:p>212.1113333333</text:p>
          </table:table-cell>
          <table:table-cell office:value-type="float" office:value="174.5176190476" calcext:value-type="float">
            <text:p>174.5176190476</text:p>
          </table:table-cell>
          <table:table-cell office:value-type="float" office:value="148.7168571429" calcext:value-type="float">
            <text:p>148.7168571429</text:p>
          </table:table-cell>
          <table:table-cell office:value-type="float" office:value="131.1574761905" calcext:value-type="float">
            <text:p>131.1574761905</text:p>
          </table:table-cell>
          <table:table-cell office:value-type="float" office:value="116.6042380952" calcext:value-type="float">
            <text:p>116.6042380952</text:p>
          </table:table-cell>
          <table:table-cell office:value-type="float" office:value="105.6775238095" calcext:value-type="float">
            <text:p>105.6775238095</text:p>
          </table:table-cell>
          <table:table-cell office:value-type="float" office:value="97.4656190476" calcext:value-type="float">
            <text:p>97.4656190476</text:p>
          </table:table-cell>
          <table:table-cell office:value-type="float" office:value="93.6138571429" calcext:value-type="float">
            <text:p>93.6138571429</text:p>
          </table:table-cell>
          <table:table-cell office:value-type="float" office:value="90.135952381" calcext:value-type="float">
            <text:p>90.135952381</text:p>
          </table:table-cell>
          <table:table-cell office:value-type="float" office:value="85.0454761905" calcext:value-type="float">
            <text:p>85.0454761905</text:p>
          </table:table-cell>
          <table:table-cell office:value-type="float" office:value="84.461" calcext:value-type="float">
            <text:p>84.461</text:p>
          </table:table-cell>
          <table:table-cell office:value-type="float" office:value="82.673047619" calcext:value-type="float">
            <text:p>82.673047619</text:p>
          </table:table-cell>
          <table:table-cell office:value-type="float" office:value="80.9001428571" calcext:value-type="float">
            <text:p>80.9001428571</text:p>
          </table:table-cell>
          <table:table-cell office:value-type="float" office:value="78.7683333333" calcext:value-type="float">
            <text:p>78.7683333333</text:p>
          </table:table-cell>
          <table:table-cell office:value-type="float" office:value="80.7826190476" calcext:value-type="float">
            <text:p>80.7826190476</text:p>
          </table:table-cell>
          <table:table-cell office:value-type="float" office:value="79.7431428571" calcext:value-type="float">
            <text:p>79.7431428571</text:p>
          </table:table-cell>
          <table:table-cell office:value-type="float" office:value="77.7152380952" calcext:value-type="float">
            <text:p>77.7152380952</text:p>
          </table:table-cell>
          <table:table-cell office:value-type="float" office:value="79.2461428571" calcext:value-type="float">
            <text:p>79.2461428571</text:p>
          </table:table-cell>
          <table:table-cell office:value-type="float" office:value="81.5122857143" calcext:value-type="float">
            <text:p>81.5122857143</text:p>
          </table:table-cell>
          <table:table-cell office:value-type="float" office:value="85.1952380952" calcext:value-type="float">
            <text:p>85.1952380952</text:p>
          </table:table-cell>
          <table:table-cell office:value-type="float" office:value="80.2125238095" calcext:value-type="float">
            <text:p>80.2125238095</text:p>
          </table:table-cell>
          <table:table-cell office:value-type="float" office:value="88.7238095238" calcext:value-type="float">
            <text:p>88.7238095238</text:p>
          </table:table-cell>
          <table:table-cell office:value-type="float" office:value="82.7506666667" calcext:value-type="float">
            <text:p>82.7506666667</text:p>
          </table:table-cell>
          <table:table-cell office:value-type="float" office:value="85.0651904762" calcext:value-type="float">
            <text:p>85.0651904762</text:p>
          </table:table-cell>
          <table:table-cell office:value-type="float" office:value="88.4335238095" calcext:value-type="float">
            <text:p>88.4335238095</text:p>
          </table:table-cell>
          <table:table-cell office:value-type="float" office:value="86.2756190476" calcext:value-type="float">
            <text:p>86.2756190476</text:p>
          </table:table-cell>
          <table:table-cell office:value-type="float" office:value="88.2362380952" calcext:value-type="float">
            <text:p>88.2362380952</text:p>
          </table:table-cell>
          <table:table-cell office:value-type="float" office:value="92.3980952381" calcext:value-type="float">
            <text:p>92.3980952381</text:p>
          </table:table-cell>
          <table:table-cell office:value-type="float" office:value="95.221" calcext:value-type="float">
            <text:p>95.221</text:p>
          </table:table-cell>
          <table:table-cell office:value-type="float" office:value="96.7317142857" calcext:value-type="float">
            <text:p>96.7317142857</text:p>
          </table:table-cell>
          <table:table-cell office:value-type="float" office:value="98.1494285714" calcext:value-type="float">
            <text:p>98.1494285714</text:p>
          </table:table-cell>
          <table:table-cell office:value-type="float" office:value="98.1750952381" calcext:value-type="float">
            <text:p>98.1750952381</text:p>
          </table:table-cell>
          <table:table-cell office:value-type="float" office:value="91.2555238095" calcext:value-type="float">
            <text:p>91.2555238095</text:p>
          </table:table-cell>
          <table:table-cell office:value-type="float" office:value="102.2015238095" calcext:value-type="float">
            <text:p>102.2015238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max</text:p>
          </table:table-cell>
          <table:table-cell office:value-type="float" office:value="477.212" calcext:value-type="float">
            <text:p>477.212</text:p>
          </table:table-cell>
          <table:table-cell office:value-type="float" office:value="286.393" calcext:value-type="float">
            <text:p>286.393</text:p>
          </table:table-cell>
          <table:table-cell office:value-type="float" office:value="223.729" calcext:value-type="float">
            <text:p>223.729</text:p>
          </table:table-cell>
          <table:table-cell office:value-type="float" office:value="183.047" calcext:value-type="float">
            <text:p>183.047</text:p>
          </table:table-cell>
          <table:table-cell office:value-type="float" office:value="152.665" calcext:value-type="float">
            <text:p>152.665</text:p>
          </table:table-cell>
          <table:table-cell office:value-type="float" office:value="133.644" calcext:value-type="float">
            <text:p>133.644</text:p>
          </table:table-cell>
          <table:table-cell office:value-type="float" office:value="125.289" calcext:value-type="float">
            <text:p>125.289</text:p>
          </table:table-cell>
          <table:table-cell office:value-type="float" office:value="110.845" calcext:value-type="float">
            <text:p>110.845</text:p>
          </table:table-cell>
          <table:table-cell office:value-type="float" office:value="103.576" calcext:value-type="float">
            <text:p>103.576</text:p>
          </table:table-cell>
          <table:table-cell office:value-type="float" office:value="97.499" calcext:value-type="float">
            <text:p>97.499</text:p>
          </table:table-cell>
          <table:table-cell office:value-type="float" office:value="94.939" calcext:value-type="float">
            <text:p>94.939</text:p>
          </table:table-cell>
          <table:table-cell office:value-type="float" office:value="92.188" calcext:value-type="float">
            <text:p>92.188</text:p>
          </table:table-cell>
          <table:table-cell office:value-type="float" office:value="90.491" calcext:value-type="float">
            <text:p>90.491</text:p>
          </table:table-cell>
          <table:table-cell office:value-type="float" office:value="88.804" calcext:value-type="float">
            <text:p>88.804</text:p>
          </table:table-cell>
          <table:table-cell office:value-type="float" office:value="90.437" calcext:value-type="float">
            <text:p>90.437</text:p>
          </table:table-cell>
          <table:table-cell office:value-type="float" office:value="86.409" calcext:value-type="float">
            <text:p>86.409</text:p>
          </table:table-cell>
          <table:table-cell office:value-type="float" office:value="88.271" calcext:value-type="float">
            <text:p>88.271</text:p>
          </table:table-cell>
          <table:table-cell office:value-type="float" office:value="96.108" calcext:value-type="float">
            <text:p>96.108</text:p>
          </table:table-cell>
          <table:table-cell office:value-type="float" office:value="97.587" calcext:value-type="float">
            <text:p>97.587</text:p>
          </table:table-cell>
          <table:table-cell office:value-type="float" office:value="88.217" calcext:value-type="float">
            <text:p>88.217</text:p>
          </table:table-cell>
          <table:table-cell office:value-type="float" office:value="106.161" calcext:value-type="float">
            <text:p>106.161</text:p>
          </table:table-cell>
          <table:table-cell office:value-type="float" office:value="97.653" calcext:value-type="float">
            <text:p>97.653</text:p>
          </table:table-cell>
          <table:table-cell office:value-type="float" office:value="104.858" calcext:value-type="float">
            <text:p>104.858</text:p>
          </table:table-cell>
          <table:table-cell office:value-type="float" office:value="124.63" calcext:value-type="float">
            <text:p>124.63</text:p>
          </table:table-cell>
          <table:table-cell office:value-type="float" office:value="107.173" calcext:value-type="float">
            <text:p>107.173</text:p>
          </table:table-cell>
          <table:table-cell office:value-type="float" office:value="107.811" calcext:value-type="float">
            <text:p>107.811</text:p>
          </table:table-cell>
          <table:table-cell office:value-type="float" office:value="130.913" calcext:value-type="float">
            <text:p>130.913</text:p>
          </table:table-cell>
          <table:table-cell office:value-type="float" office:value="126.57" calcext:value-type="float">
            <text:p>126.57</text:p>
          </table:table-cell>
          <table:table-cell office:value-type="float" office:value="132.39" calcext:value-type="float">
            <text:p>132.39</text:p>
          </table:table-cell>
          <table:table-cell office:value-type="float" office:value="124.402" calcext:value-type="float">
            <text:p>124.402</text:p>
          </table:table-cell>
          <table:table-cell office:value-type="float" office:value="132.022" calcext:value-type="float">
            <text:p>132.022</text:p>
          </table:table-cell>
          <table:table-cell office:value-type="float" office:value="141.918" calcext:value-type="float">
            <text:p>141.918</text:p>
          </table:table-cell>
          <table:table-cell office:value-type="float" office:value="135.101" calcext:value-type="float">
            <text:p>135.101</text:p>
          </table:table-cell>
          <table:table-cell office:value-type="float" office:value="142.366" calcext:value-type="float">
            <text:p>142.366</text:p>
          </table:table-cell>
          <table:table-cell office:value-type="float" office:value="148.478" calcext:value-type="float">
            <text:p>148.478</text:p>
          </table:table-cell>
          <table:table-cell office:value-type="float" office:value="154.193" calcext:value-type="float">
            <text:p>154.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min</text:p>
          </table:table-cell>
          <table:table-cell office:value-type="float" office:value="451.692" calcext:value-type="float">
            <text:p>451.692</text:p>
          </table:table-cell>
          <table:table-cell office:value-type="float" office:value="231.317" calcext:value-type="float">
            <text:p>231.317</text:p>
          </table:table-cell>
          <table:table-cell office:value-type="float" office:value="183.429" calcext:value-type="float">
            <text:p>183.429</text:p>
          </table:table-cell>
          <table:table-cell office:value-type="float" office:value="165.333" calcext:value-type="float">
            <text:p>165.333</text:p>
          </table:table-cell>
          <table:table-cell office:value-type="float" office:value="134.645" calcext:value-type="float">
            <text:p>134.645</text:p>
          </table:table-cell>
          <table:table-cell office:value-type="float" office:value="124.42" calcext:value-type="float">
            <text:p>124.42</text:p>
          </table:table-cell>
          <table:table-cell office:value-type="float" office:value="104.981" calcext:value-type="float">
            <text:p>104.981</text:p>
          </table:table-cell>
          <table:table-cell office:value-type="float" office:value="99.862" calcext:value-type="float">
            <text:p>99.862</text:p>
          </table:table-cell>
          <table:table-cell office:value-type="float" office:value="89.373" calcext:value-type="float">
            <text:p>89.373</text:p>
          </table:table-cell>
          <table:table-cell office:value-type="float" office:value="87.263" calcext:value-type="float">
            <text:p>87.263</text:p>
          </table:table-cell>
          <table:table-cell office:value-type="float" office:value="81.917" calcext:value-type="float">
            <text:p>81.917</text:p>
          </table:table-cell>
          <table:table-cell office:value-type="float" office:value="75.695" calcext:value-type="float">
            <text:p>75.695</text:p>
          </table:table-cell>
          <table:table-cell office:value-type="float" office:value="66.927" calcext:value-type="float">
            <text:p>66.927</text:p>
          </table:table-cell>
          <table:table-cell office:value-type="float" office:value="75.287" calcext:value-type="float">
            <text:p>75.287</text:p>
          </table:table-cell>
          <table:table-cell office:value-type="float" office:value="71.008" calcext:value-type="float">
            <text:p>71.008</text:p>
          </table:table-cell>
          <table:table-cell office:value-type="float" office:value="67.954" calcext:value-type="float">
            <text:p>67.954</text:p>
          </table:table-cell>
          <table:table-cell office:value-type="float" office:value="68.354" calcext:value-type="float">
            <text:p>68.354</text:p>
          </table:table-cell>
          <table:table-cell office:value-type="float" office:value="63.007" calcext:value-type="float">
            <text:p>63.007</text:p>
          </table:table-cell>
          <table:table-cell office:value-type="float" office:value="66.102" calcext:value-type="float">
            <text:p>66.102</text:p>
          </table:table-cell>
          <table:table-cell office:value-type="float" office:value="62.633" calcext:value-type="float">
            <text:p>62.633</text:p>
          </table:table-cell>
          <table:table-cell office:value-type="float" office:value="57.379" calcext:value-type="float">
            <text:p>57.379</text:p>
          </table:table-cell>
          <table:table-cell office:value-type="float" office:value="70.153" calcext:value-type="float">
            <text:p>70.153</text:p>
          </table:table-cell>
          <table:table-cell office:value-type="float" office:value="62.705" calcext:value-type="float">
            <text:p>62.705</text:p>
          </table:table-cell>
          <table:table-cell office:value-type="float" office:value="57.774" calcext:value-type="float">
            <text:p>57.774</text:p>
          </table:table-cell>
          <table:table-cell office:value-type="float" office:value="53.796" calcext:value-type="float">
            <text:p>53.796</text:p>
          </table:table-cell>
          <table:table-cell office:value-type="float" office:value="59.35" calcext:value-type="float">
            <text:p>59.35</text:p>
          </table:table-cell>
          <table:table-cell office:value-type="float" office:value="56.28" calcext:value-type="float">
            <text:p>56.28</text:p>
          </table:table-cell>
          <table:table-cell office:value-type="float" office:value="63.283" calcext:value-type="float">
            <text:p>63.283</text:p>
          </table:table-cell>
          <table:table-cell office:value-type="float" office:value="61.36" calcext:value-type="float">
            <text:p>61.36</text:p>
          </table:table-cell>
          <table:table-cell office:value-type="float" office:value="57.212" calcext:value-type="float">
            <text:p>57.212</text:p>
          </table:table-cell>
          <table:table-cell office:value-type="float" office:value="65.492" calcext:value-type="float">
            <text:p>65.492</text:p>
          </table:table-cell>
          <table:table-cell office:value-type="float" office:value="64.367" calcext:value-type="float">
            <text:p>64.367</text:p>
          </table:table-cell>
          <table:table-cell office:value-type="float" office:value="69.679" calcext:value-type="float">
            <text:p>69.679</text:p>
          </table:table-cell>
          <table:table-cell office:value-type="float" office:value="56.939" calcext:value-type="float">
            <text:p>56.939</text:p>
          </table:table-cell>
          <table:table-cell office:value-type="float" office:value="65.48" calcext:value-type="float">
            <text:p>65.48</text:p>
          </table:table-cell>
          <table:table-cell office:value-type="float" office:value="64.638" calcext:value-type="float">
            <text:p>64.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std</text:p>
          </table:table-cell>
          <table:table-cell office:value-type="float" office:value="6.617370979" calcext:value-type="float">
            <text:p>6.617370979</text:p>
          </table:table-cell>
          <table:table-cell office:value-type="float" office:value="10.386717177" calcext:value-type="float">
            <text:p>10.386717177</text:p>
          </table:table-cell>
          <table:table-cell office:value-type="float" office:value="8.126885654" calcext:value-type="float">
            <text:p>8.126885654</text:p>
          </table:table-cell>
          <table:table-cell office:value-type="float" office:value="4.6421177223" calcext:value-type="float">
            <text:p>4.6421177223</text:p>
          </table:table-cell>
          <table:table-cell office:value-type="float" office:value="3.7952375194" calcext:value-type="float">
            <text:p>3.7952375194</text:p>
          </table:table-cell>
          <table:table-cell office:value-type="float" office:value="2.9230982984" calcext:value-type="float">
            <text:p>2.9230982984</text:p>
          </table:table-cell>
          <table:table-cell office:value-type="float" office:value="4.9030334886" calcext:value-type="float">
            <text:p>4.9030334886</text:p>
          </table:table-cell>
          <table:table-cell office:value-type="float" office:value="2.7631497357" calcext:value-type="float">
            <text:p>2.7631497357</text:p>
          </table:table-cell>
          <table:table-cell office:value-type="float" office:value="3.8360472426" calcext:value-type="float">
            <text:p>3.8360472426</text:p>
          </table:table-cell>
          <table:table-cell office:value-type="float" office:value="2.9441614814" calcext:value-type="float">
            <text:p>2.9441614814</text:p>
          </table:table-cell>
          <table:table-cell office:value-type="float" office:value="3.4749684384" calcext:value-type="float">
            <text:p>3.4749684384</text:p>
          </table:table-cell>
          <table:table-cell office:value-type="float" office:value="4.8684412251" calcext:value-type="float">
            <text:p>4.8684412251</text:p>
          </table:table-cell>
          <table:table-cell office:value-type="float" office:value="5.8527573929" calcext:value-type="float">
            <text:p>5.8527573929</text:p>
          </table:table-cell>
          <table:table-cell office:value-type="float" office:value="4.1301796629" calcext:value-type="float">
            <text:p>4.1301796629</text:p>
          </table:table-cell>
          <table:table-cell office:value-type="float" office:value="4.6485096352" calcext:value-type="float">
            <text:p>4.6485096352</text:p>
          </table:table-cell>
          <table:table-cell office:value-type="float" office:value="5.5324086286" calcext:value-type="float">
            <text:p>5.5324086286</text:p>
          </table:table-cell>
          <table:table-cell office:value-type="float" office:value="5.0419428049" calcext:value-type="float">
            <text:p>5.0419428049</text:p>
          </table:table-cell>
          <table:table-cell office:value-type="float" office:value="7.0070318772" calcext:value-type="float">
            <text:p>7.0070318772</text:p>
          </table:table-cell>
          <table:table-cell office:value-type="float" office:value="6.8389662735" calcext:value-type="float">
            <text:p>6.8389662735</text:p>
          </table:table-cell>
          <table:table-cell office:value-type="float" office:value="5.5694822316" calcext:value-type="float">
            <text:p>5.5694822316</text:p>
          </table:table-cell>
          <table:table-cell office:value-type="float" office:value="10.9282724076" calcext:value-type="float">
            <text:p>10.9282724076</text:p>
          </table:table-cell>
          <table:table-cell office:value-type="float" office:value="7.6641109198" calcext:value-type="float">
            <text:p>7.6641109198</text:p>
          </table:table-cell>
          <table:table-cell office:value-type="float" office:value="10.5394020116" calcext:value-type="float">
            <text:p>10.5394020116</text:p>
          </table:table-cell>
          <table:table-cell office:value-type="float" office:value="15.4036568957" calcext:value-type="float">
            <text:p>15.4036568957</text:p>
          </table:table-cell>
          <table:table-cell office:value-type="float" office:value="14.4264621697" calcext:value-type="float">
            <text:p>14.4264621697</text:p>
          </table:table-cell>
          <table:table-cell office:value-type="float" office:value="14.8138255445" calcext:value-type="float">
            <text:p>14.8138255445</text:p>
          </table:table-cell>
          <table:table-cell office:value-type="float" office:value="18.8546717384" calcext:value-type="float">
            <text:p>18.8546717384</text:p>
          </table:table-cell>
          <table:table-cell office:value-type="float" office:value="14.3108674736" calcext:value-type="float">
            <text:p>14.3108674736</text:p>
          </table:table-cell>
          <table:table-cell office:value-type="float" office:value="16.3491064279" calcext:value-type="float">
            <text:p>16.3491064279</text:p>
          </table:table-cell>
          <table:table-cell office:value-type="float" office:value="18.1480030001" calcext:value-type="float">
            <text:p>18.1480030001</text:p>
          </table:table-cell>
          <table:table-cell office:value-type="float" office:value="20.522953077" calcext:value-type="float">
            <text:p>20.522953077</text:p>
          </table:table-cell>
          <table:table-cell office:value-type="float" office:value="23.9339404761" calcext:value-type="float">
            <text:p>23.9339404761</text:p>
          </table:table-cell>
          <table:table-cell office:value-type="float" office:value="18.5031950527" calcext:value-type="float">
            <text:p>18.5031950527</text:p>
          </table:table-cell>
          <table:table-cell office:value-type="float" office:value="23.1236386278" calcext:value-type="float">
            <text:p>23.1236386278</text:p>
          </table:table-cell>
          <table:table-cell office:value-type="float" office:value="25.2952981612" calcext:value-type="float">
            <text:p>25.2952981612</text:p>
          </table:table-cell>
          <table:table-cell office:value-type="float" office:value="25.4779936958" calcext:value-type="float">
            <text:p>25.4779936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spu</text:p>
          </table:table-cell>
          <table:table-cell table:formula="of:=[.B30]/[.B9]" office:value-type="float" office:value="0.523158935884881" calcext:value-type="float">
            <text:p>0.5231589359</text:p>
          </table:table-cell>
          <table:table-cell table:formula="of:=[.B30]/[.C9]" office:value-type="float" office:value="0.908953827757057" calcext:value-type="float">
            <text:p>0.9089538278</text:p>
          </table:table-cell>
          <table:table-cell table:formula="of:=[.B30]/[.D9]" office:value-type="float" office:value="1.15904367832006" calcext:value-type="float">
            <text:p>1.1590436783</text:p>
          </table:table-cell>
          <table:table-cell table:formula="of:=[.B30]/[.E9]" office:value-type="float" office:value="1.40871908144097" calcext:value-type="float">
            <text:p>1.4087190814</text:p>
          </table:table-cell>
          <table:table-cell table:formula="of:=[.B30]/[.F9]" office:value-type="float" office:value="1.65311656474672" calcext:value-type="float">
            <text:p>1.6531165647</text:p>
          </table:table-cell>
          <table:table-cell table:formula="of:=[.B30]/[.G9]" office:value-type="float" office:value="1.87443603781244" calcext:value-type="float">
            <text:p>1.8744360378</text:p>
          </table:table-cell>
          <table:table-cell table:formula="of:=[.B30]/[.H9]" office:value-type="float" office:value="2.10838219961852" calcext:value-type="float">
            <text:p>2.1083821996</text:p>
          </table:table-cell>
          <table:table-cell table:formula="of:=[.B30]/[.I9]" office:value-type="float" office:value="2.32638210224509" calcext:value-type="float">
            <text:p>2.3263821022</text:p>
          </table:table-cell>
          <table:table-cell table:formula="of:=[.B30]/[.J9]" office:value-type="float" office:value="2.5223899709695" calcext:value-type="float">
            <text:p>2.522389971</text:p>
          </table:table-cell>
          <table:table-cell table:formula="of:=[.B30]/[.K9]" office:value-type="float" office:value="2.62617423855017" calcext:value-type="float">
            <text:p>2.6261742386</text:p>
          </table:table-cell>
          <table:table-cell table:formula="of:=[.B30]/[.L9]" office:value-type="float" office:value="2.72750543491037" calcext:value-type="float">
            <text:p>2.7275054349</text:p>
          </table:table-cell>
          <table:table-cell table:formula="of:=[.B30]/[.M9]" office:value-type="float" office:value="2.89076281317198" calcext:value-type="float">
            <text:p>2.8907628132</text:p>
          </table:table-cell>
          <table:table-cell table:formula="of:=[.B30]/[.N9]" office:value-type="float" office:value="2.9107670996081" calcext:value-type="float">
            <text:p>2.9107670996</text:p>
          </table:table-cell>
          <table:table-cell table:formula="of:=[.B30]/[.O9]" office:value-type="float" office:value="2.97371763930836" calcext:value-type="float">
            <text:p>2.9737176393</text:p>
          </table:table-cell>
          <table:table-cell table:formula="of:=[.B30]/[.P9]" office:value-type="float" office:value="3.03888585752261" calcext:value-type="float">
            <text:p>3.0388858575</text:p>
          </table:table-cell>
          <table:table-cell table:formula="of:=[.B30]/[.Q9]" office:value-type="float" office:value="3.1211311652327" calcext:value-type="float">
            <text:p>3.1211311652</text:p>
          </table:table-cell>
          <table:table-cell table:formula="of:=[.B30]/[.R9]" office:value-type="float" office:value="3.04330687589045" calcext:value-type="float">
            <text:p>3.0433068759</text:p>
          </table:table-cell>
          <table:table-cell table:formula="of:=[.B30]/[.S9]" office:value-type="float" office:value="3.08297730929113" calcext:value-type="float">
            <text:p>3.0829773093</text:p>
          </table:table-cell>
          <table:table-cell table:formula="of:=[.B30]/[.T9]" office:value-type="float" office:value="3.16342465166023" calcext:value-type="float">
            <text:p>3.1634246517</text:p>
          </table:table-cell>
          <table:table-cell table:formula="of:=[.B30]/[.U9]" office:value-type="float" office:value="3.10231250552245" calcext:value-type="float">
            <text:p>3.1023125055</text:p>
          </table:table-cell>
          <table:table-cell table:formula="of:=[.B30]/[.V9]" office:value-type="float" office:value="3.0160643619011" calcext:value-type="float">
            <text:p>3.0160643619</text:p>
          </table:table-cell>
          <table:table-cell table:formula="of:=[.B30]/[.W9]" office:value-type="float" office:value="2.88568123637712" calcext:value-type="float">
            <text:p>2.8856812364</text:p>
          </table:table-cell>
          <table:table-cell table:formula="of:=[.B30]/[.X9]" office:value-type="float" office:value="3.06493659997372" calcext:value-type="float">
            <text:p>3.0649366</text:p>
          </table:table-cell>
          <table:table-cell table:formula="of:=[.B30]/[.Y9]" office:value-type="float" office:value="2.77091686346101" calcext:value-type="float">
            <text:p>2.7709168635</text:p>
          </table:table-cell>
          <table:table-cell table:formula="of:=[.B30]/[.Z9]" office:value-type="float" office:value="2.97092833088838" calcext:value-type="float">
            <text:p>2.9709283309</text:p>
          </table:table-cell>
          <table:table-cell table:formula="of:=[.B30]/[.AA9]" office:value-type="float" office:value="2.89009286435189" calcext:value-type="float">
            <text:p>2.8900928644</text:p>
          </table:table-cell>
          <table:table-cell table:formula="of:=[.B30]/[.AB9]" office:value-type="float" office:value="2.78001248180037" calcext:value-type="float">
            <text:p>2.7800124818</text:p>
          </table:table-cell>
          <table:table-cell table:formula="of:=[.B30]/[.AC9]" office:value-type="float" office:value="2.84954547662372" calcext:value-type="float">
            <text:p>2.8495454766</text:p>
          </table:table-cell>
          <table:table-cell table:formula="of:=[.B30]/[.AD9]" office:value-type="float" office:value="2.78622825844809" calcext:value-type="float">
            <text:p>2.7862282584</text:p>
          </table:table-cell>
          <table:table-cell table:formula="of:=[.B30]/[.AE9]" office:value-type="float" office:value="2.66072909150866" calcext:value-type="float">
            <text:p>2.6607290915</text:p>
          </table:table-cell>
          <table:table-cell table:formula="of:=[.B30]/[.AF9]" office:value-type="float" office:value="2.58184959200176" calcext:value-type="float">
            <text:p>2.581849592</text:p>
          </table:table-cell>
          <table:table-cell table:formula="of:=[.B30]/[.AG9]" office:value-type="float" office:value="2.54152737616006" calcext:value-type="float">
            <text:p>2.5415273762</text:p>
          </table:table-cell>
          <table:table-cell table:formula="of:=[.B30]/[.AH9]" office:value-type="float" office:value="2.50481641695098" calcext:value-type="float">
            <text:p>2.504816417</text:p>
          </table:table-cell>
          <table:table-cell table:formula="of:=[.B30]/[.AI9]" office:value-type="float" office:value="2.50416156362017" calcext:value-type="float">
            <text:p>2.5041615636</text:p>
          </table:table-cell>
          <table:table-cell table:formula="of:=[.B30]/[.AJ9]" office:value-type="float" office:value="2.69404294378075" calcext:value-type="float">
            <text:p>2.6940429438</text:p>
          </table:table-cell>
          <table:table-cell table:formula="of:=[.B30]/[.AK9]" office:value-type="float" office:value="2.40550522963091" calcext:value-type="float">
            <text:p>2.4055052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eff</text:p>
          </table:table-cell>
          <table:table-cell table:formula="of:=[.B13]/[.B1]" office:value-type="float" office:value="0.523158935884881" calcext:value-type="float">
            <text:p>0.5231589359</text:p>
          </table:table-cell>
          <table:table-cell table:formula="of:=[.C13]/[.C1]" office:value-type="float" office:value="0.454476913878528" calcext:value-type="float">
            <text:p>0.4544769139</text:p>
          </table:table-cell>
          <table:table-cell table:formula="of:=[.D13]/[.D1]" office:value-type="float" office:value="0.386347892773353" calcext:value-type="float">
            <text:p>0.3863478928</text:p>
          </table:table-cell>
          <table:table-cell table:formula="of:=[.E13]/[.E1]" office:value-type="float" office:value="0.352179770360242" calcext:value-type="float">
            <text:p>0.3521797704</text:p>
          </table:table-cell>
          <table:table-cell table:formula="of:=[.F13]/[.F1]" office:value-type="float" office:value="0.330623312949345" calcext:value-type="float">
            <text:p>0.3306233129</text:p>
          </table:table-cell>
          <table:table-cell table:formula="of:=[.G13]/[.G1]" office:value-type="float" office:value="0.312406006302073" calcext:value-type="float">
            <text:p>0.3124060063</text:p>
          </table:table-cell>
          <table:table-cell table:formula="of:=[.H13]/[.H1]" office:value-type="float" office:value="0.301197457088361" calcext:value-type="float">
            <text:p>0.3011974571</text:p>
          </table:table-cell>
          <table:table-cell table:formula="of:=[.I13]/[.I1]" office:value-type="float" office:value="0.290797762780636" calcext:value-type="float">
            <text:p>0.2907977628</text:p>
          </table:table-cell>
          <table:table-cell table:formula="of:=[.J13]/[.J1]" office:value-type="float" office:value="0.280265552329944" calcext:value-type="float">
            <text:p>0.2802655523</text:p>
          </table:table-cell>
          <table:table-cell table:formula="of:=[.K13]/[.K1]" office:value-type="float" office:value="0.262617423855017" calcext:value-type="float">
            <text:p>0.2626174239</text:p>
          </table:table-cell>
          <table:table-cell table:formula="of:=[.L13]/[.L1]" office:value-type="float" office:value="0.247955039537307" calcext:value-type="float">
            <text:p>0.2479550395</text:p>
          </table:table-cell>
          <table:table-cell table:formula="of:=[.M13]/[.M1]" office:value-type="float" office:value="0.240896901097665" calcext:value-type="float">
            <text:p>0.2408969011</text:p>
          </table:table-cell>
          <table:table-cell table:formula="of:=[.N13]/[.N1]" office:value-type="float" office:value="0.223905161508316" calcext:value-type="float">
            <text:p>0.2239051615</text:p>
          </table:table-cell>
          <table:table-cell table:formula="of:=[.O13]/[.O1]" office:value-type="float" office:value="0.21240840280774" calcext:value-type="float">
            <text:p>0.2124084028</text:p>
          </table:table-cell>
          <table:table-cell table:formula="of:=[.P13]/[.P1]" office:value-type="float" office:value="0.202592390501507" calcext:value-type="float">
            <text:p>0.2025923905</text:p>
          </table:table-cell>
          <table:table-cell table:formula="of:=[.Q13]/[.Q1]" office:value-type="float" office:value="0.195070697827043" calcext:value-type="float">
            <text:p>0.1950706978</text:p>
          </table:table-cell>
          <table:table-cell table:formula="of:=[.R13]/[.R1]" office:value-type="float" office:value="0.179018051522968" calcext:value-type="float">
            <text:p>0.1790180515</text:p>
          </table:table-cell>
          <table:table-cell table:formula="of:=[.S13]/[.S1]" office:value-type="float" office:value="0.17127651718284" calcext:value-type="float">
            <text:p>0.1712765172</text:p>
          </table:table-cell>
          <table:table-cell table:formula="of:=[.T13]/[.T1]" office:value-type="float" office:value="0.166496034297907" calcext:value-type="float">
            <text:p>0.1664960343</text:p>
          </table:table-cell>
          <table:table-cell table:formula="of:=[.U13]/[.U1]" office:value-type="float" office:value="0.155115625276123" calcext:value-type="float">
            <text:p>0.1551156253</text:p>
          </table:table-cell>
          <table:table-cell table:formula="of:=[.V13]/[.V1]" office:value-type="float" office:value="0.143622112471481" calcext:value-type="float">
            <text:p>0.1436221125</text:p>
          </table:table-cell>
          <table:table-cell table:formula="of:=[.W13]/[.W1]" office:value-type="float" office:value="0.131167328926233" calcext:value-type="float">
            <text:p>0.1311673289</text:p>
          </table:table-cell>
          <table:table-cell table:formula="of:=[.X13]/[.X1]" office:value-type="float" office:value="0.133258113042336" calcext:value-type="float">
            <text:p>0.133258113</text:p>
          </table:table-cell>
          <table:table-cell table:formula="of:=[.Y13]/[.Y1]" office:value-type="float" office:value="0.115454869310875" calcext:value-type="float">
            <text:p>0.1154548693</text:p>
          </table:table-cell>
          <table:table-cell table:formula="of:=[.Z13]/[.Z1]" office:value-type="float" office:value="0.118837133235535" calcext:value-type="float">
            <text:p>0.1188371332</text:p>
          </table:table-cell>
          <table:table-cell table:formula="of:=[.AA13]/[.AA1]" office:value-type="float" office:value="0.111157417859688" calcext:value-type="float">
            <text:p>0.1111574179</text:p>
          </table:table-cell>
          <table:table-cell table:formula="of:=[.AB13]/[.AB1]" office:value-type="float" office:value="0.102963425251865" calcext:value-type="float">
            <text:p>0.1029634253</text:p>
          </table:table-cell>
          <table:table-cell table:formula="of:=[.AC13]/[.AC1]" office:value-type="float" office:value="0.10176948130799" calcext:value-type="float">
            <text:p>0.1017694813</text:p>
          </table:table-cell>
          <table:table-cell table:formula="of:=[.AD13]/[.AD1]" office:value-type="float" office:value="0.09607683649821" calcext:value-type="float">
            <text:p>0.0960768365</text:p>
          </table:table-cell>
          <table:table-cell table:formula="of:=[.AE13]/[.AE1]" office:value-type="float" office:value="0.0886909697169552" calcext:value-type="float">
            <text:p>0.0886909697</text:p>
          </table:table-cell>
          <table:table-cell table:formula="of:=[.AF13]/[.AF1]" office:value-type="float" office:value="0.0832854707097343" calcext:value-type="float">
            <text:p>0.0832854707</text:p>
          </table:table-cell>
          <table:table-cell table:formula="of:=[.AG13]/[.AG1]" office:value-type="float" office:value="0.079422730505002" calcext:value-type="float">
            <text:p>0.0794227305</text:p>
          </table:table-cell>
          <table:table-cell table:formula="of:=[.AH13]/[.AH1]" office:value-type="float" office:value="0.0759035277863933" calcext:value-type="float">
            <text:p>0.0759035278</text:p>
          </table:table-cell>
          <table:table-cell table:formula="of:=[.AI13]/[.AI1]" office:value-type="float" office:value="0.073651810694711" calcext:value-type="float">
            <text:p>0.0736518107</text:p>
          </table:table-cell>
          <table:table-cell table:formula="of:=[.AJ13]/[.AJ1]" office:value-type="float" office:value="0.076972655536593" calcext:value-type="float">
            <text:p>0.0769726555</text:p>
          </table:table-cell>
          <table:table-cell table:formula="of:=[.AK13]/[.AK1]" office:value-type="float" office:value="0.0668195897119697" calcext:value-type="float">
            <text:p>0.0668195897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cilk2_avg</text:p>
          </table:table-cell>
          <table:table-cell office:value-type="float" office:value="341.4281" calcext:value-type="float">
            <text:p>341.4281</text:p>
          </table:table-cell>
          <table:table-cell office:value-type="float" office:value="213.2500952381" calcext:value-type="float">
            <text:p>213.2500952381</text:p>
          </table:table-cell>
          <table:table-cell office:value-type="float" office:value="160.9555714286" calcext:value-type="float">
            <text:p>160.9555714286</text:p>
          </table:table-cell>
          <table:table-cell office:value-type="float" office:value="131.2109047619" calcext:value-type="float">
            <text:p>131.2109047619</text:p>
          </table:table-cell>
          <table:table-cell office:value-type="float" office:value="110.7831428571" calcext:value-type="float">
            <text:p>110.7831428571</text:p>
          </table:table-cell>
          <table:table-cell office:value-type="float" office:value="95.2620952381" calcext:value-type="float">
            <text:p>95.2620952381</text:p>
          </table:table-cell>
          <table:table-cell office:value-type="float" office:value="84.625952381" calcext:value-type="float">
            <text:p>84.625952381</text:p>
          </table:table-cell>
          <table:table-cell office:value-type="float" office:value="75.9573809524" calcext:value-type="float">
            <text:p>75.9573809524</text:p>
          </table:table-cell>
          <table:table-cell office:value-type="float" office:value="66.9265714286" calcext:value-type="float">
            <text:p>66.9265714286</text:p>
          </table:table-cell>
          <table:table-cell office:value-type="float" office:value="65.9992380952" calcext:value-type="float">
            <text:p>65.9992380952</text:p>
          </table:table-cell>
          <table:table-cell office:value-type="float" office:value="63.0558571429" calcext:value-type="float">
            <text:p>63.0558571429</text:p>
          </table:table-cell>
          <table:table-cell office:value-type="float" office:value="62.1423333333" calcext:value-type="float">
            <text:p>62.1423333333</text:p>
          </table:table-cell>
          <table:table-cell office:value-type="float" office:value="62.0025238095" calcext:value-type="float">
            <text:p>62.0025238095</text:p>
          </table:table-cell>
          <table:table-cell office:value-type="float" office:value="59.234" calcext:value-type="float">
            <text:p>59.234</text:p>
          </table:table-cell>
          <table:table-cell office:value-type="float" office:value="59.6324285714" calcext:value-type="float">
            <text:p>59.6324285714</text:p>
          </table:table-cell>
          <table:table-cell office:value-type="float" office:value="56.6610952381" calcext:value-type="float">
            <text:p>56.6610952381</text:p>
          </table:table-cell>
          <table:table-cell office:value-type="float" office:value="57.7193333333" calcext:value-type="float">
            <text:p>57.7193333333</text:p>
          </table:table-cell>
          <table:table-cell office:value-type="float" office:value="55.919952381" calcext:value-type="float">
            <text:p>55.919952381</text:p>
          </table:table-cell>
          <table:table-cell office:value-type="float" office:value="54.9438571429" calcext:value-type="float">
            <text:p>54.9438571429</text:p>
          </table:table-cell>
          <table:table-cell office:value-type="float" office:value="58.9468095238" calcext:value-type="float">
            <text:p>58.9468095238</text:p>
          </table:table-cell>
          <table:table-cell office:value-type="float" office:value="56.119952381" calcext:value-type="float">
            <text:p>56.119952381</text:p>
          </table:table-cell>
          <table:table-cell office:value-type="float" office:value="56.9020952381" calcext:value-type="float">
            <text:p>56.9020952381</text:p>
          </table:table-cell>
          <table:table-cell office:value-type="float" office:value="59.8484285714" calcext:value-type="float">
            <text:p>59.8484285714</text:p>
          </table:table-cell>
          <table:table-cell office:value-type="float" office:value="55.9502857143" calcext:value-type="float">
            <text:p>55.9502857143</text:p>
          </table:table-cell>
          <table:table-cell office:value-type="float" office:value="63.5338095238" calcext:value-type="float">
            <text:p>63.5338095238</text:p>
          </table:table-cell>
          <table:table-cell office:value-type="float" office:value="64.9675238095" calcext:value-type="float">
            <text:p>64.9675238095</text:p>
          </table:table-cell>
          <table:table-cell office:value-type="float" office:value="73.8222857143" calcext:value-type="float">
            <text:p>73.8222857143</text:p>
          </table:table-cell>
          <table:table-cell office:value-type="float" office:value="64.1708095238" calcext:value-type="float">
            <text:p>64.1708095238</text:p>
          </table:table-cell>
          <table:table-cell office:value-type="float" office:value="67.7013809524" calcext:value-type="float">
            <text:p>67.7013809524</text:p>
          </table:table-cell>
          <table:table-cell office:value-type="float" office:value="71.8617619048" calcext:value-type="float">
            <text:p>71.8617619048</text:p>
          </table:table-cell>
          <table:table-cell office:value-type="float" office:value="71.9598095238" calcext:value-type="float">
            <text:p>71.9598095238</text:p>
          </table:table-cell>
          <table:table-cell office:value-type="float" office:value="76.9341904762" calcext:value-type="float">
            <text:p>76.9341904762</text:p>
          </table:table-cell>
          <table:table-cell office:value-type="float" office:value="71.2219047619" calcext:value-type="float">
            <text:p>71.2219047619</text:p>
          </table:table-cell>
          <table:table-cell office:value-type="float" office:value="73.9916666667" calcext:value-type="float">
            <text:p>73.9916666667</text:p>
          </table:table-cell>
          <table:table-cell office:value-type="float" office:value="65.7283809524" calcext:value-type="float">
            <text:p>65.7283809524</text:p>
          </table:table-cell>
          <table:table-cell office:value-type="float" office:value="78.3964285714" calcext:value-type="float">
            <text:p>78.396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max</text:p>
          </table:table-cell>
          <table:table-cell office:value-type="float" office:value="348.905" calcext:value-type="float">
            <text:p>348.905</text:p>
          </table:table-cell>
          <table:table-cell office:value-type="float" office:value="216.819" calcext:value-type="float">
            <text:p>216.819</text:p>
          </table:table-cell>
          <table:table-cell office:value-type="float" office:value="171.064" calcext:value-type="float">
            <text:p>171.064</text:p>
          </table:table-cell>
          <table:table-cell office:value-type="float" office:value="148.733" calcext:value-type="float">
            <text:p>148.733</text:p>
          </table:table-cell>
          <table:table-cell office:value-type="float" office:value="118.328" calcext:value-type="float">
            <text:p>118.328</text:p>
          </table:table-cell>
          <table:table-cell office:value-type="float" office:value="101.6" calcext:value-type="float">
            <text:p>101.6</text:p>
          </table:table-cell>
          <table:table-cell office:value-type="float" office:value="91.927" calcext:value-type="float">
            <text:p>91.927</text:p>
          </table:table-cell>
          <table:table-cell office:value-type="float" office:value="82.319" calcext:value-type="float">
            <text:p>82.319</text:p>
          </table:table-cell>
          <table:table-cell office:value-type="float" office:value="75.716" calcext:value-type="float">
            <text:p>75.716</text:p>
          </table:table-cell>
          <table:table-cell office:value-type="float" office:value="73.374" calcext:value-type="float">
            <text:p>73.374</text:p>
          </table:table-cell>
          <table:table-cell office:value-type="float" office:value="68.775" calcext:value-type="float">
            <text:p>68.775</text:p>
          </table:table-cell>
          <table:table-cell office:value-type="float" office:value="68.702" calcext:value-type="float">
            <text:p>68.702</text:p>
          </table:table-cell>
          <table:table-cell office:value-type="float" office:value="69.013" calcext:value-type="float">
            <text:p>69.013</text:p>
          </table:table-cell>
          <table:table-cell office:value-type="float" office:value="72.089" calcext:value-type="float">
            <text:p>72.089</text:p>
          </table:table-cell>
          <table:table-cell office:value-type="float" office:value="66.278" calcext:value-type="float">
            <text:p>66.278</text:p>
          </table:table-cell>
          <table:table-cell office:value-type="float" office:value="71.669" calcext:value-type="float">
            <text:p>71.669</text:p>
          </table:table-cell>
          <table:table-cell office:value-type="float" office:value="69.897" calcext:value-type="float">
            <text:p>69.897</text:p>
          </table:table-cell>
          <table:table-cell office:value-type="float" office:value="74.112" calcext:value-type="float">
            <text:p>74.112</text:p>
          </table:table-cell>
          <table:table-cell office:value-type="float" office:value="68.594" calcext:value-type="float">
            <text:p>68.594</text:p>
          </table:table-cell>
          <table:table-cell office:value-type="float" office:value="75.99" calcext:value-type="float">
            <text:p>75.99</text:p>
          </table:table-cell>
          <table:table-cell office:value-type="float" office:value="78.405" calcext:value-type="float">
            <text:p>78.405</text:p>
          </table:table-cell>
          <table:table-cell office:value-type="float" office:value="70.486" calcext:value-type="float">
            <text:p>70.486</text:p>
          </table:table-cell>
          <table:table-cell office:value-type="float" office:value="100.788" calcext:value-type="float">
            <text:p>100.788</text:p>
          </table:table-cell>
          <table:table-cell office:value-type="float" office:value="88.711" calcext:value-type="float">
            <text:p>88.711</text:p>
          </table:table-cell>
          <table:table-cell office:value-type="float" office:value="94.54" calcext:value-type="float">
            <text:p>94.54</text:p>
          </table:table-cell>
          <table:table-cell office:value-type="float" office:value="91.845" calcext:value-type="float">
            <text:p>91.845</text:p>
          </table:table-cell>
          <table:table-cell office:value-type="float" office:value="147.308" calcext:value-type="float">
            <text:p>147.308</text:p>
          </table:table-cell>
          <table:table-cell office:value-type="float" office:value="95.282" calcext:value-type="float">
            <text:p>95.282</text:p>
          </table:table-cell>
          <table:table-cell office:value-type="float" office:value="101.714" calcext:value-type="float">
            <text:p>101.714</text:p>
          </table:table-cell>
          <table:table-cell office:value-type="float" office:value="108.21" calcext:value-type="float">
            <text:p>108.21</text:p>
          </table:table-cell>
          <table:table-cell office:value-type="float" office:value="112.229" calcext:value-type="float">
            <text:p>112.229</text:p>
          </table:table-cell>
          <table:table-cell office:value-type="float" office:value="135.547" calcext:value-type="float">
            <text:p>135.547</text:p>
          </table:table-cell>
          <table:table-cell office:value-type="float" office:value="125.875" calcext:value-type="float">
            <text:p>125.875</text:p>
          </table:table-cell>
          <table:table-cell office:value-type="float" office:value="121.37" calcext:value-type="float">
            <text:p>121.37</text:p>
          </table:table-cell>
          <table:table-cell office:value-type="float" office:value="106.007" calcext:value-type="float">
            <text:p>106.007</text:p>
          </table:table-cell>
          <table:table-cell office:value-type="float" office:value="123.779" calcext:value-type="float">
            <text:p>123.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min</text:p>
          </table:table-cell>
          <table:table-cell office:value-type="float" office:value="294.049" calcext:value-type="float">
            <text:p>294.049</text:p>
          </table:table-cell>
          <table:table-cell office:value-type="float" office:value="198.588" calcext:value-type="float">
            <text:p>198.588</text:p>
          </table:table-cell>
          <table:table-cell office:value-type="float" office:value="141.749" calcext:value-type="float">
            <text:p>141.749</text:p>
          </table:table-cell>
          <table:table-cell office:value-type="float" office:value="110.156" calcext:value-type="float">
            <text:p>110.156</text:p>
          </table:table-cell>
          <table:table-cell office:value-type="float" office:value="93.667" calcext:value-type="float">
            <text:p>93.667</text:p>
          </table:table-cell>
          <table:table-cell office:value-type="float" office:value="81.825" calcext:value-type="float">
            <text:p>81.825</text:p>
          </table:table-cell>
          <table:table-cell office:value-type="float" office:value="66.263" calcext:value-type="float">
            <text:p>66.263</text:p>
          </table:table-cell>
          <table:table-cell office:value-type="float" office:value="61.445" calcext:value-type="float">
            <text:p>61.445</text:p>
          </table:table-cell>
          <table:table-cell office:value-type="float" office:value="55.968" calcext:value-type="float">
            <text:p>55.968</text:p>
          </table:table-cell>
          <table:table-cell office:value-type="float" office:value="54.69" calcext:value-type="float">
            <text:p>54.69</text:p>
          </table:table-cell>
          <table:table-cell office:value-type="float" office:value="55.884" calcext:value-type="float">
            <text:p>55.884</text:p>
          </table:table-cell>
          <table:table-cell office:value-type="float" office:value="49.938" calcext:value-type="float">
            <text:p>49.938</text:p>
          </table:table-cell>
          <table:table-cell office:value-type="float" office:value="46.511" calcext:value-type="float">
            <text:p>46.511</text:p>
          </table:table-cell>
          <table:table-cell office:value-type="float" office:value="52.411" calcext:value-type="float">
            <text:p>52.411</text:p>
          </table:table-cell>
          <table:table-cell office:value-type="float" office:value="52.289" calcext:value-type="float">
            <text:p>52.289</text:p>
          </table:table-cell>
          <table:table-cell office:value-type="float" office:value="48.83" calcext:value-type="float">
            <text:p>48.83</text:p>
          </table:table-cell>
          <table:table-cell office:value-type="float" office:value="43.021" calcext:value-type="float">
            <text:p>43.021</text:p>
          </table:table-cell>
          <table:table-cell office:value-type="float" office:value="42.563" calcext:value-type="float">
            <text:p>42.563</text:p>
          </table:table-cell>
          <table:table-cell office:value-type="float" office:value="46.233" calcext:value-type="float">
            <text:p>46.233</text:p>
          </table:table-cell>
          <table:table-cell office:value-type="float" office:value="47.453" calcext:value-type="float">
            <text:p>47.453</text:p>
          </table:table-cell>
          <table:table-cell office:value-type="float" office:value="43.66" calcext:value-type="float">
            <text:p>43.66</text:p>
          </table:table-cell>
          <table:table-cell office:value-type="float" office:value="43.967" calcext:value-type="float">
            <text:p>43.967</text:p>
          </table:table-cell>
          <table:table-cell office:value-type="float" office:value="40.583" calcext:value-type="float">
            <text:p>40.583</text:p>
          </table:table-cell>
          <table:table-cell office:value-type="float" office:value="38.62" calcext:value-type="float">
            <text:p>38.62</text:p>
          </table:table-cell>
          <table:table-cell office:value-type="float" office:value="40.924" calcext:value-type="float">
            <text:p>40.924</text:p>
          </table:table-cell>
          <table:table-cell office:value-type="float" office:value="43.997" calcext:value-type="float">
            <text:p>43.997</text:p>
          </table:table-cell>
          <table:table-cell office:value-type="float" office:value="46.336" calcext:value-type="float">
            <text:p>46.336</text:p>
          </table:table-cell>
          <table:table-cell office:value-type="float" office:value="42.112" calcext:value-type="float">
            <text:p>42.112</text:p>
          </table:table-cell>
          <table:table-cell office:value-type="float" office:value="42.497" calcext:value-type="float">
            <text:p>42.497</text:p>
          </table:table-cell>
          <table:table-cell office:value-type="float" office:value="43.483" calcext:value-type="float">
            <text:p>43.483</text:p>
          </table:table-cell>
          <table:table-cell office:value-type="float" office:value="49.656" calcext:value-type="float">
            <text:p>49.656</text:p>
          </table:table-cell>
          <table:table-cell office:value-type="float" office:value="41.462" calcext:value-type="float">
            <text:p>41.462</text:p>
          </table:table-cell>
          <table:table-cell office:value-type="float" office:value="43.732" calcext:value-type="float">
            <text:p>43.732</text:p>
          </table:table-cell>
          <table:table-cell office:value-type="float" office:value="48.061" calcext:value-type="float">
            <text:p>48.061</text:p>
          </table:table-cell>
          <table:table-cell office:value-type="float" office:value="44.5" calcext:value-type="float">
            <text:p>44.5</text:p>
          </table:table-cell>
          <table:table-cell office:value-type="float" office:value="48.207" calcext:value-type="float">
            <text:p>48.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std</text:p>
          </table:table-cell>
          <table:table-cell office:value-type="float" office:value="12.5414169975" calcext:value-type="float">
            <text:p>12.5414169975</text:p>
          </table:table-cell>
          <table:table-cell office:value-type="float" office:value="4.2243593231" calcext:value-type="float">
            <text:p>4.2243593231</text:p>
          </table:table-cell>
          <table:table-cell office:value-type="float" office:value="8.8385896645" calcext:value-type="float">
            <text:p>8.8385896645</text:p>
          </table:table-cell>
          <table:table-cell office:value-type="float" office:value="8.7543916402" calcext:value-type="float">
            <text:p>8.7543916402</text:p>
          </table:table-cell>
          <table:table-cell office:value-type="float" office:value="6.843197398" calcext:value-type="float">
            <text:p>6.843197398</text:p>
          </table:table-cell>
          <table:table-cell office:value-type="float" office:value="5.3751843494" calcext:value-type="float">
            <text:p>5.3751843494</text:p>
          </table:table-cell>
          <table:table-cell office:value-type="float" office:value="6.2023945414" calcext:value-type="float">
            <text:p>6.2023945414</text:p>
          </table:table-cell>
          <table:table-cell office:value-type="float" office:value="4.8067726748" calcext:value-type="float">
            <text:p>4.8067726748</text:p>
          </table:table-cell>
          <table:table-cell office:value-type="float" office:value="6.621129485" calcext:value-type="float">
            <text:p>6.621129485</text:p>
          </table:table-cell>
          <table:table-cell office:value-type="float" office:value="4.5817017461" calcext:value-type="float">
            <text:p>4.5817017461</text:p>
          </table:table-cell>
          <table:table-cell office:value-type="float" office:value="3.6485154143" calcext:value-type="float">
            <text:p>3.6485154143</text:p>
          </table:table-cell>
          <table:table-cell office:value-type="float" office:value="4.6370338831" calcext:value-type="float">
            <text:p>4.6370338831</text:p>
          </table:table-cell>
          <table:table-cell office:value-type="float" office:value="4.8275318706" calcext:value-type="float">
            <text:p>4.8275318706</text:p>
          </table:table-cell>
          <table:table-cell office:value-type="float" office:value="4.1769472345" calcext:value-type="float">
            <text:p>4.1769472345</text:p>
          </table:table-cell>
          <table:table-cell office:value-type="float" office:value="4.7076124901" calcext:value-type="float">
            <text:p>4.7076124901</text:p>
          </table:table-cell>
          <table:table-cell office:value-type="float" office:value="5.7165419346" calcext:value-type="float">
            <text:p>5.7165419346</text:p>
          </table:table-cell>
          <table:table-cell office:value-type="float" office:value="6.5697117009" calcext:value-type="float">
            <text:p>6.5697117009</text:p>
          </table:table-cell>
          <table:table-cell office:value-type="float" office:value="7.838727336" calcext:value-type="float">
            <text:p>7.838727336</text:p>
          </table:table-cell>
          <table:table-cell office:value-type="float" office:value="5.8439337204" calcext:value-type="float">
            <text:p>5.8439337204</text:p>
          </table:table-cell>
          <table:table-cell office:value-type="float" office:value="8.7050818584" calcext:value-type="float">
            <text:p>8.7050818584</text:p>
          </table:table-cell>
          <table:table-cell office:value-type="float" office:value="9.1491215779" calcext:value-type="float">
            <text:p>9.1491215779</text:p>
          </table:table-cell>
          <table:table-cell office:value-type="float" office:value="8.037744117" calcext:value-type="float">
            <text:p>8.037744117</text:p>
          </table:table-cell>
          <table:table-cell office:value-type="float" office:value="14.5929581325" calcext:value-type="float">
            <text:p>14.5929581325</text:p>
          </table:table-cell>
          <table:table-cell office:value-type="float" office:value="12.6581115066" calcext:value-type="float">
            <text:p>12.6581115066</text:p>
          </table:table-cell>
          <table:table-cell office:value-type="float" office:value="14.6096085869" calcext:value-type="float">
            <text:p>14.6096085869</text:p>
          </table:table-cell>
          <table:table-cell office:value-type="float" office:value="15.1070371404" calcext:value-type="float">
            <text:p>15.1070371404</text:p>
          </table:table-cell>
          <table:table-cell office:value-type="float" office:value="26.2223882553" calcext:value-type="float">
            <text:p>26.2223882553</text:p>
          </table:table-cell>
          <table:table-cell office:value-type="float" office:value="14.4475513068" calcext:value-type="float">
            <text:p>14.4475513068</text:p>
          </table:table-cell>
          <table:table-cell office:value-type="float" office:value="17.5726454539" calcext:value-type="float">
            <text:p>17.5726454539</text:p>
          </table:table-cell>
          <table:table-cell office:value-type="float" office:value="23.1655553914" calcext:value-type="float">
            <text:p>23.1655553914</text:p>
          </table:table-cell>
          <table:table-cell office:value-type="float" office:value="21.2474272081" calcext:value-type="float">
            <text:p>21.2474272081</text:p>
          </table:table-cell>
          <table:table-cell office:value-type="float" office:value="28.6415364176" calcext:value-type="float">
            <text:p>28.6415364176</text:p>
          </table:table-cell>
          <table:table-cell office:value-type="float" office:value="19.9146097675" calcext:value-type="float">
            <text:p>19.9146097675</text:p>
          </table:table-cell>
          <table:table-cell office:value-type="float" office:value="21.2841887051" calcext:value-type="float">
            <text:p>21.2841887051</text:p>
          </table:table-cell>
          <table:table-cell office:value-type="float" office:value="15.4645270037" calcext:value-type="float">
            <text:p>15.4645270037</text:p>
          </table:table-cell>
          <table:table-cell office:value-type="float" office:value="23.4959264822" calcext:value-type="float">
            <text:p>23.4959264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spu</text:p>
          </table:table-cell>
          <table:table-cell table:formula="of:=[.B30]/[.B16]" office:value-type="float" office:value="0.72005291890152" calcext:value-type="float">
            <text:p>0.7200529189</text:p>
          </table:table-cell>
          <table:table-cell table:formula="of:=[.B30]/[.C16]" office:value-type="float" office:value="1.15285435031345" calcext:value-type="float">
            <text:p>1.1528543503</text:p>
          </table:table-cell>
          <table:table-cell table:formula="of:=[.B30]/[.D16]" office:value-type="float" office:value="1.52741714883139" calcext:value-type="float">
            <text:p>1.5274171488</text:p>
          </table:table-cell>
          <table:table-cell table:formula="of:=[.B30]/[.E16]" office:value-type="float" office:value="1.87367277472952" calcext:value-type="float">
            <text:p>1.8736727747</text:p>
          </table:table-cell>
          <table:table-cell table:formula="of:=[.B30]/[.F16]" office:value-type="float" office:value="2.2191670470761" calcext:value-type="float">
            <text:p>2.2191670471</text:p>
          </table:table-cell>
          <table:table-cell table:formula="of:=[.B30]/[.G16]" office:value-type="float" office:value="2.58073580457712" calcext:value-type="float">
            <text:p>2.5807358046</text:p>
          </table:table-cell>
          <table:table-cell table:formula="of:=[.B30]/[.H16]" office:value-type="float" office:value="2.90509345044838" calcext:value-type="float">
            <text:p>2.9050934504</text:p>
          </table:table-cell>
          <table:table-cell table:formula="of:=[.B30]/[.I16]" office:value-type="float" office:value="3.23663476698945" calcext:value-type="float">
            <text:p>3.236634767</text:p>
          </table:table-cell>
          <table:table-cell table:formula="of:=[.B30]/[.J16]" office:value-type="float" office:value="3.67337359067137" calcext:value-type="float">
            <text:p>3.6733735907</text:p>
          </table:table-cell>
          <table:table-cell table:formula="of:=[.B30]/[.K16]" office:value-type="float" office:value="3.72498694068833" calcext:value-type="float">
            <text:p>3.7249869407</text:p>
          </table:table-cell>
          <table:table-cell table:formula="of:=[.B30]/[.L16]" office:value-type="float" office:value="3.89886540504639" calcext:value-type="float">
            <text:p>3.898865405</text:p>
          </table:table-cell>
          <table:table-cell table:formula="of:=[.B30]/[.M16]" office:value-type="float" office:value="3.956180703441" calcext:value-type="float">
            <text:p>3.9561807034</text:p>
          </table:table-cell>
          <table:table-cell table:formula="of:=[.B30]/[.N16]" office:value-type="float" office:value="3.96510149740601" calcext:value-type="float">
            <text:p>3.9651014974</text:p>
          </table:table-cell>
          <table:table-cell table:formula="of:=[.B30]/[.O16]" office:value-type="float" office:value="4.15042543134011" calcext:value-type="float">
            <text:p>4.1504254313</text:p>
          </table:table-cell>
          <table:table-cell table:formula="of:=[.B30]/[.P16]" office:value-type="float" office:value="4.12269474662833" calcext:value-type="float">
            <text:p>4.1226947466</text:p>
          </table:table-cell>
          <table:table-cell table:formula="of:=[.B30]/[.Q16]" office:value-type="float" office:value="4.33889071446484" calcext:value-type="float">
            <text:p>4.3388907145</text:p>
          </table:table-cell>
          <table:table-cell table:formula="of:=[.B30]/[.R16]" office:value-type="float" office:value="4.25934060222702" calcext:value-type="float">
            <text:p>4.2593406022</text:p>
          </table:table-cell>
          <table:table-cell table:formula="of:=[.B30]/[.S16]" office:value-type="float" office:value="4.39639680529362" calcext:value-type="float">
            <text:p>4.3963968053</text:p>
          </table:table-cell>
          <table:table-cell table:formula="of:=[.B30]/[.T16]" office:value-type="float" office:value="4.47450020410096" calcext:value-type="float">
            <text:p>4.4745002041</text:p>
          </table:table-cell>
          <table:table-cell table:formula="of:=[.B30]/[.U16]" office:value-type="float" office:value="4.17064641811935" calcext:value-type="float">
            <text:p>4.1706464181</text:p>
          </table:table-cell>
          <table:table-cell table:formula="of:=[.B30]/[.V16]" office:value-type="float" office:value="4.3807289487871" calcext:value-type="float">
            <text:p>4.3807289488</text:p>
          </table:table-cell>
          <table:table-cell table:formula="of:=[.B30]/[.W16]" office:value-type="float" office:value="4.3205140157192" calcext:value-type="float">
            <text:p>4.3205140157</text:p>
          </table:table-cell>
          <table:table-cell table:formula="of:=[.B30]/[.X16]" office:value-type="float" office:value="4.10781545762228" calcext:value-type="float">
            <text:p>4.1078154576</text:p>
          </table:table-cell>
          <table:table-cell table:formula="of:=[.B30]/[.Y16]" office:value-type="float" office:value="4.39401330773125" calcext:value-type="float">
            <text:p>4.3940133077</text:p>
          </table:table-cell>
          <table:table-cell table:formula="of:=[.B30]/[.Z16]" office:value-type="float" office:value="3.86953500573431" calcext:value-type="float">
            <text:p>3.8695350057</text:p>
          </table:table-cell>
          <table:table-cell table:formula="of:=[.B30]/[.AA16]" office:value-type="float" office:value="3.78414145382667" calcext:value-type="float">
            <text:p>3.7841414538</text:p>
          </table:table-cell>
          <table:table-cell table:formula="of:=[.B30]/[.AB16]" office:value-type="float" office:value="3.33024502860086" calcext:value-type="float">
            <text:p>3.3302450286</text:p>
          </table:table-cell>
          <table:table-cell table:formula="of:=[.B30]/[.AC16]" office:value-type="float" office:value="3.83112355640175" calcext:value-type="float">
            <text:p>3.8311235564</text:p>
          </table:table-cell>
          <table:table-cell table:formula="of:=[.B30]/[.AD16]" office:value-type="float" office:value="3.63133360858402" calcext:value-type="float">
            <text:p>3.6313336086</text:p>
          </table:table-cell>
          <table:table-cell table:formula="of:=[.B30]/[.AE16]" office:value-type="float" office:value="3.42110036664128" calcext:value-type="float">
            <text:p>3.4211003666</text:p>
          </table:table-cell>
          <table:table-cell table:formula="of:=[.B30]/[.AF16]" office:value-type="float" office:value="3.41643900431238" calcext:value-type="float">
            <text:p>3.4164390043</text:p>
          </table:table-cell>
          <table:table-cell table:formula="of:=[.B30]/[.AG16]" office:value-type="float" office:value="3.19554022052203" calcext:value-type="float">
            <text:p>3.1955402205</text:p>
          </table:table-cell>
          <table:table-cell table:formula="of:=[.B30]/[.AH16]" office:value-type="float" office:value="3.45183551074465" calcext:value-type="float">
            <text:p>3.4518355107</text:p>
          </table:table-cell>
          <table:table-cell table:formula="of:=[.B30]/[.AI16]" office:value-type="float" office:value="3.32262146637985" calcext:value-type="float">
            <text:p>3.3226214664</text:p>
          </table:table-cell>
          <table:table-cell table:formula="of:=[.B30]/[.AJ16]" office:value-type="float" office:value="3.74033707262682" calcext:value-type="float">
            <text:p>3.7403370726</text:p>
          </table:table-cell>
          <table:table-cell table:formula="of:=[.B30]/[.AK16]" office:value-type="float" office:value="3.13593749715389" calcext:value-type="float">
            <text:p>3.1359374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eff</text:p>
          </table:table-cell>
          <table:table-cell table:formula="of:=[.B20]/[.B1]" office:value-type="float" office:value="0.72005291890152" calcext:value-type="float">
            <text:p>0.7200529189</text:p>
          </table:table-cell>
          <table:table-cell table:formula="of:=[.C20]/[.C1]" office:value-type="float" office:value="0.576427175156722" calcext:value-type="float">
            <text:p>0.5764271752</text:p>
          </table:table-cell>
          <table:table-cell table:formula="of:=[.D20]/[.D1]" office:value-type="float" office:value="0.509139049610465" calcext:value-type="float">
            <text:p>0.5091390496</text:p>
          </table:table-cell>
          <table:table-cell table:formula="of:=[.E20]/[.E1]" office:value-type="float" office:value="0.46841819368238" calcext:value-type="float">
            <text:p>0.4684181937</text:p>
          </table:table-cell>
          <table:table-cell table:formula="of:=[.F20]/[.F1]" office:value-type="float" office:value="0.443833409415219" calcext:value-type="float">
            <text:p>0.4438334094</text:p>
          </table:table-cell>
          <table:table-cell table:formula="of:=[.G20]/[.G1]" office:value-type="float" office:value="0.430122634096186" calcext:value-type="float">
            <text:p>0.4301226341</text:p>
          </table:table-cell>
          <table:table-cell table:formula="of:=[.H20]/[.H1]" office:value-type="float" office:value="0.415013350064055" calcext:value-type="float">
            <text:p>0.4150133501</text:p>
          </table:table-cell>
          <table:table-cell table:formula="of:=[.I20]/[.I1]" office:value-type="float" office:value="0.404579345873681" calcext:value-type="float">
            <text:p>0.4045793459</text:p>
          </table:table-cell>
          <table:table-cell table:formula="of:=[.J20]/[.J1]" office:value-type="float" office:value="0.408152621185707" calcext:value-type="float">
            <text:p>0.4081526212</text:p>
          </table:table-cell>
          <table:table-cell table:formula="of:=[.K20]/[.K1]" office:value-type="float" office:value="0.372498694068833" calcext:value-type="float">
            <text:p>0.3724986941</text:p>
          </table:table-cell>
          <table:table-cell table:formula="of:=[.L20]/[.L1]" office:value-type="float" office:value="0.354442309549672" calcext:value-type="float">
            <text:p>0.3544423095</text:p>
          </table:table-cell>
          <table:table-cell table:formula="of:=[.M20]/[.M1]" office:value-type="float" office:value="0.32968172528675" calcext:value-type="float">
            <text:p>0.3296817253</text:p>
          </table:table-cell>
          <table:table-cell table:formula="of:=[.N20]/[.N1]" office:value-type="float" office:value="0.30500780749277" calcext:value-type="float">
            <text:p>0.3050078075</text:p>
          </table:table-cell>
          <table:table-cell table:formula="of:=[.O20]/[.O1]" office:value-type="float" office:value="0.296458959381436" calcext:value-type="float">
            <text:p>0.2964589594</text:p>
          </table:table-cell>
          <table:table-cell table:formula="of:=[.P20]/[.P1]" office:value-type="float" office:value="0.274846316441889" calcext:value-type="float">
            <text:p>0.2748463164</text:p>
          </table:table-cell>
          <table:table-cell table:formula="of:=[.Q20]/[.Q1]" office:value-type="float" office:value="0.271180669654052" calcext:value-type="float">
            <text:p>0.2711806697</text:p>
          </table:table-cell>
          <table:table-cell table:formula="of:=[.R20]/[.R1]" office:value-type="float" office:value="0.250549447189825" calcext:value-type="float">
            <text:p>0.2505494472</text:p>
          </table:table-cell>
          <table:table-cell table:formula="of:=[.S20]/[.S1]" office:value-type="float" office:value="0.244244266960757" calcext:value-type="float">
            <text:p>0.244244267</text:p>
          </table:table-cell>
          <table:table-cell table:formula="of:=[.T20]/[.T1]" office:value-type="float" office:value="0.235500010742156" calcext:value-type="float">
            <text:p>0.2355000107</text:p>
          </table:table-cell>
          <table:table-cell table:formula="of:=[.U20]/[.U1]" office:value-type="float" office:value="0.208532320905967" calcext:value-type="float">
            <text:p>0.2085323209</text:p>
          </table:table-cell>
          <table:table-cell table:formula="of:=[.V20]/[.V1]" office:value-type="float" office:value="0.208606140418433" calcext:value-type="float">
            <text:p>0.2086061404</text:p>
          </table:table-cell>
          <table:table-cell table:formula="of:=[.W20]/[.W1]" office:value-type="float" office:value="0.196387000714509" calcext:value-type="float">
            <text:p>0.1963870007</text:p>
          </table:table-cell>
          <table:table-cell table:formula="of:=[.X20]/[.X1]" office:value-type="float" office:value="0.178600672070534" calcext:value-type="float">
            <text:p>0.1786006721</text:p>
          </table:table-cell>
          <table:table-cell table:formula="of:=[.Y20]/[.Y1]" office:value-type="float" office:value="0.183083887822136" calcext:value-type="float">
            <text:p>0.1830838878</text:p>
          </table:table-cell>
          <table:table-cell table:formula="of:=[.Z20]/[.Z1]" office:value-type="float" office:value="0.154781400229372" calcext:value-type="float">
            <text:p>0.1547814002</text:p>
          </table:table-cell>
          <table:table-cell table:formula="of:=[.AA20]/[.AA1]" office:value-type="float" office:value="0.145543902070257" calcext:value-type="float">
            <text:p>0.1455439021</text:p>
          </table:table-cell>
          <table:table-cell table:formula="of:=[.AB20]/[.AB1]" office:value-type="float" office:value="0.123342408466699" calcext:value-type="float">
            <text:p>0.1233424085</text:p>
          </table:table-cell>
          <table:table-cell table:formula="of:=[.AC20]/[.AC1]" office:value-type="float" office:value="0.136825841300063" calcext:value-type="float">
            <text:p>0.1368258413</text:p>
          </table:table-cell>
          <table:table-cell table:formula="of:=[.AD20]/[.AD1]" office:value-type="float" office:value="0.125218400296001" calcext:value-type="float">
            <text:p>0.1252184003</text:p>
          </table:table-cell>
          <table:table-cell table:formula="of:=[.AE20]/[.AE1]" office:value-type="float" office:value="0.114036678888043" calcext:value-type="float">
            <text:p>0.1140366789</text:p>
          </table:table-cell>
          <table:table-cell table:formula="of:=[.AF20]/[.AF1]" office:value-type="float" office:value="0.110207709816528" calcext:value-type="float">
            <text:p>0.1102077098</text:p>
          </table:table-cell>
          <table:table-cell table:formula="of:=[.AG20]/[.AG1]" office:value-type="float" office:value="0.0998606318913134" calcext:value-type="float">
            <text:p>0.0998606319</text:p>
          </table:table-cell>
          <table:table-cell table:formula="of:=[.AH20]/[.AH1]" office:value-type="float" office:value="0.104601076083171" calcext:value-type="float">
            <text:p>0.1046010761</text:p>
          </table:table-cell>
          <table:table-cell table:formula="of:=[.AI20]/[.AI1]" office:value-type="float" office:value="0.097724160775878" calcext:value-type="float">
            <text:p>0.0977241608</text:p>
          </table:table-cell>
          <table:table-cell table:formula="of:=[.AJ20]/[.AJ1]" office:value-type="float" office:value="0.106866773503623" calcext:value-type="float">
            <text:p>0.1068667735</text:p>
          </table:table-cell>
          <table:table-cell table:formula="of:=[.AK20]/[.AK1]" office:value-type="float" office:value="0.0871093749209414" calcext:value-type="float">
            <text:p>0.0871093749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omp_avg</text:p>
          </table:table-cell>
          <table:table-cell office:value-type="float" office:value="312.631" calcext:value-type="float">
            <text:p>312.631</text:p>
          </table:table-cell>
          <table:table-cell office:value-type="float" office:value="208.3585238095" calcext:value-type="float">
            <text:p>208.3585238095</text:p>
          </table:table-cell>
          <table:table-cell office:value-type="float" office:value="141.9758571429" calcext:value-type="float">
            <text:p>141.9758571429</text:p>
          </table:table-cell>
          <table:table-cell office:value-type="float" office:value="111.8561428571" calcext:value-type="float">
            <text:p>111.8561428571</text:p>
          </table:table-cell>
          <table:table-cell office:value-type="float" office:value="99.1656666667" calcext:value-type="float">
            <text:p>99.1656666667</text:p>
          </table:table-cell>
          <table:table-cell office:value-type="float" office:value="92.347952381" calcext:value-type="float">
            <text:p>92.347952381</text:p>
          </table:table-cell>
          <table:table-cell office:value-type="float" office:value="90.8221428571" calcext:value-type="float">
            <text:p>90.8221428571</text:p>
          </table:table-cell>
          <table:table-cell office:value-type="float" office:value="89.6273809524" calcext:value-type="float">
            <text:p>89.6273809524</text:p>
          </table:table-cell>
          <table:table-cell office:value-type="float" office:value="85.8187619048" calcext:value-type="float">
            <text:p>85.8187619048</text:p>
          </table:table-cell>
          <table:table-cell office:value-type="float" office:value="88.6434761905" calcext:value-type="float">
            <text:p>88.6434761905</text:p>
          </table:table-cell>
          <table:table-cell office:value-type="float" office:value="87.7485238095" calcext:value-type="float">
            <text:p>87.7485238095</text:p>
          </table:table-cell>
          <table:table-cell office:value-type="float" office:value="91.957047619" calcext:value-type="float">
            <text:p>91.957047619</text:p>
          </table:table-cell>
          <table:table-cell office:value-type="float" office:value="93.9261428571" calcext:value-type="float">
            <text:p>93.9261428571</text:p>
          </table:table-cell>
          <table:table-cell office:value-type="float" office:value="101.8243809524" calcext:value-type="float">
            <text:p>101.8243809524</text:p>
          </table:table-cell>
          <table:table-cell office:value-type="float" office:value="100.865952381" calcext:value-type="float">
            <text:p>100.865952381</text:p>
          </table:table-cell>
          <table:table-cell office:value-type="float" office:value="108.3955714286" calcext:value-type="float">
            <text:p>108.3955714286</text:p>
          </table:table-cell>
          <table:table-cell office:value-type="float" office:value="116.0984285714" calcext:value-type="float">
            <text:p>116.0984285714</text:p>
          </table:table-cell>
          <table:table-cell office:value-type="float" office:value="127.2572857143" calcext:value-type="float">
            <text:p>127.2572857143</text:p>
          </table:table-cell>
          <table:table-cell office:value-type="float" office:value="139.2073809524" calcext:value-type="float">
            <text:p>139.2073809524</text:p>
          </table:table-cell>
          <table:table-cell office:value-type="float" office:value="140.0141904762" calcext:value-type="float">
            <text:p>140.0141904762</text:p>
          </table:table-cell>
          <table:table-cell office:value-type="float" office:value="145.9802380952" calcext:value-type="float">
            <text:p>145.9802380952</text:p>
          </table:table-cell>
          <table:table-cell office:value-type="float" office:value="153.581952381" calcext:value-type="float">
            <text:p>153.581952381</text:p>
          </table:table-cell>
          <table:table-cell office:value-type="float" office:value="168.7133333333" calcext:value-type="float">
            <text:p>168.7133333333</text:p>
          </table:table-cell>
          <table:table-cell office:value-type="float" office:value="181.4315714286" calcext:value-type="float">
            <text:p>181.4315714286</text:p>
          </table:table-cell>
          <table:table-cell office:value-type="float" office:value="195.2022380952" calcext:value-type="float">
            <text:p>195.2022380952</text:p>
          </table:table-cell>
          <table:table-cell office:value-type="float" office:value="201.599" calcext:value-type="float">
            <text:p>201.599</text:p>
          </table:table-cell>
          <table:table-cell office:value-type="float" office:value="218.2196666667" calcext:value-type="float">
            <text:p>218.2196666667</text:p>
          </table:table-cell>
          <table:table-cell office:value-type="float" office:value="238.1912380952" calcext:value-type="float">
            <text:p>238.1912380952</text:p>
          </table:table-cell>
          <table:table-cell office:value-type="float" office:value="257.7511904762" calcext:value-type="float">
            <text:p>257.7511904762</text:p>
          </table:table-cell>
          <table:table-cell office:value-type="float" office:value="267.7316190476" calcext:value-type="float">
            <text:p>267.7316190476</text:p>
          </table:table-cell>
          <table:table-cell office:value-type="float" office:value="264.7718571429" calcext:value-type="float">
            <text:p>264.7718571429</text:p>
          </table:table-cell>
          <table:table-cell office:value-type="float" office:value="280.1527142857" calcext:value-type="float">
            <text:p>280.1527142857</text:p>
          </table:table-cell>
          <table:table-cell office:value-type="float" office:value="309.8354761905" calcext:value-type="float">
            <text:p>309.8354761905</text:p>
          </table:table-cell>
          <table:table-cell office:value-type="float" office:value="302.5371904762" calcext:value-type="float">
            <text:p>302.5371904762</text:p>
          </table:table-cell>
          <table:table-cell office:value-type="float" office:value="332.0678571429" calcext:value-type="float">
            <text:p>332.0678571429</text:p>
          </table:table-cell>
          <table:table-cell office:value-type="float" office:value="344.7043809524" calcext:value-type="float">
            <text:p>344.704380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max</text:p>
          </table:table-cell>
          <table:table-cell office:value-type="float" office:value="328.902" calcext:value-type="float">
            <text:p>328.902</text:p>
          </table:table-cell>
          <table:table-cell office:value-type="float" office:value="220.252" calcext:value-type="float">
            <text:p>220.252</text:p>
          </table:table-cell>
          <table:table-cell office:value-type="float" office:value="175.344" calcext:value-type="float">
            <text:p>175.344</text:p>
          </table:table-cell>
          <table:table-cell office:value-type="float" office:value="141.399" calcext:value-type="float">
            <text:p>141.399</text:p>
          </table:table-cell>
          <table:table-cell office:value-type="float" office:value="111.601" calcext:value-type="float">
            <text:p>111.601</text:p>
          </table:table-cell>
          <table:table-cell office:value-type="float" office:value="110.55" calcext:value-type="float">
            <text:p>110.55</text:p>
          </table:table-cell>
          <table:table-cell office:value-type="float" office:value="126.42" calcext:value-type="float">
            <text:p>126.42</text:p>
          </table:table-cell>
          <table:table-cell office:value-type="float" office:value="113.649" calcext:value-type="float">
            <text:p>113.649</text:p>
          </table:table-cell>
          <table:table-cell office:value-type="float" office:value="104.139" calcext:value-type="float">
            <text:p>104.139</text:p>
          </table:table-cell>
          <table:table-cell office:value-type="float" office:value="116.13" calcext:value-type="float">
            <text:p>116.13</text:p>
          </table:table-cell>
          <table:table-cell office:value-type="float" office:value="111.35" calcext:value-type="float">
            <text:p>111.35</text:p>
          </table:table-cell>
          <table:table-cell office:value-type="float" office:value="113.045" calcext:value-type="float">
            <text:p>113.045</text:p>
          </table:table-cell>
          <table:table-cell office:value-type="float" office:value="113.224" calcext:value-type="float">
            <text:p>113.224</text:p>
          </table:table-cell>
          <table:table-cell office:value-type="float" office:value="128.015" calcext:value-type="float">
            <text:p>128.015</text:p>
          </table:table-cell>
          <table:table-cell office:value-type="float" office:value="113.932" calcext:value-type="float">
            <text:p>113.932</text:p>
          </table:table-cell>
          <table:table-cell office:value-type="float" office:value="132.317" calcext:value-type="float">
            <text:p>132.317</text:p>
          </table:table-cell>
          <table:table-cell office:value-type="float" office:value="150.63" calcext:value-type="float">
            <text:p>150.63</text:p>
          </table:table-cell>
          <table:table-cell office:value-type="float" office:value="161.74" calcext:value-type="float">
            <text:p>161.74</text:p>
          </table:table-cell>
          <table:table-cell office:value-type="float" office:value="161.259" calcext:value-type="float">
            <text:p>161.259</text:p>
          </table:table-cell>
          <table:table-cell office:value-type="float" office:value="180.482" calcext:value-type="float">
            <text:p>180.482</text:p>
          </table:table-cell>
          <table:table-cell office:value-type="float" office:value="192.608" calcext:value-type="float">
            <text:p>192.608</text:p>
          </table:table-cell>
          <table:table-cell office:value-type="float" office:value="187.589" calcext:value-type="float">
            <text:p>187.589</text:p>
          </table:table-cell>
          <table:table-cell office:value-type="float" office:value="199.364" calcext:value-type="float">
            <text:p>199.364</text:p>
          </table:table-cell>
          <table:table-cell office:value-type="float" office:value="223.392" calcext:value-type="float">
            <text:p>223.392</text:p>
          </table:table-cell>
          <table:table-cell office:value-type="float" office:value="238.039" calcext:value-type="float">
            <text:p>238.039</text:p>
          </table:table-cell>
          <table:table-cell office:value-type="float" office:value="231.273" calcext:value-type="float">
            <text:p>231.273</text:p>
          </table:table-cell>
          <table:table-cell office:value-type="float" office:value="251.731" calcext:value-type="float">
            <text:p>251.731</text:p>
          </table:table-cell>
          <table:table-cell office:value-type="float" office:value="278.523" calcext:value-type="float">
            <text:p>278.523</text:p>
          </table:table-cell>
          <table:table-cell office:value-type="float" office:value="309.096" calcext:value-type="float">
            <text:p>309.096</text:p>
          </table:table-cell>
          <table:table-cell office:value-type="float" office:value="299.028" calcext:value-type="float">
            <text:p>299.028</text:p>
          </table:table-cell>
          <table:table-cell office:value-type="float" office:value="306.969" calcext:value-type="float">
            <text:p>306.969</text:p>
          </table:table-cell>
          <table:table-cell office:value-type="float" office:value="335.454" calcext:value-type="float">
            <text:p>335.454</text:p>
          </table:table-cell>
          <table:table-cell office:value-type="float" office:value="364.777" calcext:value-type="float">
            <text:p>364.777</text:p>
          </table:table-cell>
          <table:table-cell office:value-type="float" office:value="348.146" calcext:value-type="float">
            <text:p>348.146</text:p>
          </table:table-cell>
          <table:table-cell office:value-type="float" office:value="363.61" calcext:value-type="float">
            <text:p>363.61</text:p>
          </table:table-cell>
          <table:table-cell office:value-type="float" office:value="425.506" calcext:value-type="float">
            <text:p>425.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min</text:p>
          </table:table-cell>
          <table:table-cell office:value-type="float" office:value="263.507" calcext:value-type="float">
            <text:p>263.507</text:p>
          </table:table-cell>
          <table:table-cell office:value-type="float" office:value="192.912" calcext:value-type="float">
            <text:p>192.912</text:p>
          </table:table-cell>
          <table:table-cell office:value-type="float" office:value="116.997" calcext:value-type="float">
            <text:p>116.997</text:p>
          </table:table-cell>
          <table:table-cell office:value-type="float" office:value="94.887" calcext:value-type="float">
            <text:p>94.887</text:p>
          </table:table-cell>
          <table:table-cell office:value-type="float" office:value="85.587" calcext:value-type="float">
            <text:p>85.587</text:p>
          </table:table-cell>
          <table:table-cell office:value-type="float" office:value="73.605" calcext:value-type="float">
            <text:p>73.605</text:p>
          </table:table-cell>
          <table:table-cell office:value-type="float" office:value="75.485" calcext:value-type="float">
            <text:p>75.485</text:p>
          </table:table-cell>
          <table:table-cell office:value-type="float" office:value="75.049" calcext:value-type="float">
            <text:p>75.049</text:p>
          </table:table-cell>
          <table:table-cell office:value-type="float" office:value="72.597" calcext:value-type="float">
            <text:p>72.597</text:p>
          </table:table-cell>
          <table:table-cell office:value-type="float" office:value="65.208" calcext:value-type="float">
            <text:p>65.208</text:p>
          </table:table-cell>
          <table:table-cell office:value-type="float" office:value="70.556" calcext:value-type="float">
            <text:p>70.556</text:p>
          </table:table-cell>
          <table:table-cell office:value-type="float" office:value="76.966" calcext:value-type="float">
            <text:p>76.966</text:p>
          </table:table-cell>
          <table:table-cell office:value-type="float" office:value="72.965" calcext:value-type="float">
            <text:p>72.965</text:p>
          </table:table-cell>
          <table:table-cell office:value-type="float" office:value="79.021" calcext:value-type="float">
            <text:p>79.021</text:p>
          </table:table-cell>
          <table:table-cell office:value-type="float" office:value="77.216" calcext:value-type="float">
            <text:p>77.216</text:p>
          </table:table-cell>
          <table:table-cell office:value-type="float" office:value="84.437" calcext:value-type="float">
            <text:p>84.437</text:p>
          </table:table-cell>
          <table:table-cell office:value-type="float" office:value="92.63" calcext:value-type="float">
            <text:p>92.63</text:p>
          </table:table-cell>
          <table:table-cell office:value-type="float" office:value="99.652" calcext:value-type="float">
            <text:p>99.652</text:p>
          </table:table-cell>
          <table:table-cell office:value-type="float" office:value="107.898" calcext:value-type="float">
            <text:p>107.898</text:p>
          </table:table-cell>
          <table:table-cell office:value-type="float" office:value="114.753" calcext:value-type="float">
            <text:p>114.753</text:p>
          </table:table-cell>
          <table:table-cell office:value-type="float" office:value="113.944" calcext:value-type="float">
            <text:p>113.944</text:p>
          </table:table-cell>
          <table:table-cell office:value-type="float" office:value="131.319" calcext:value-type="float">
            <text:p>131.319</text:p>
          </table:table-cell>
          <table:table-cell office:value-type="float" office:value="142.442" calcext:value-type="float">
            <text:p>142.442</text:p>
          </table:table-cell>
          <table:table-cell office:value-type="float" office:value="136.613" calcext:value-type="float">
            <text:p>136.613</text:p>
          </table:table-cell>
          <table:table-cell office:value-type="float" office:value="152.287" calcext:value-type="float">
            <text:p>152.287</text:p>
          </table:table-cell>
          <table:table-cell office:value-type="float" office:value="149.923" calcext:value-type="float">
            <text:p>149.923</text:p>
          </table:table-cell>
          <table:table-cell office:value-type="float" office:value="171.392" calcext:value-type="float">
            <text:p>171.392</text:p>
          </table:table-cell>
          <table:table-cell office:value-type="float" office:value="210.013" calcext:value-type="float">
            <text:p>210.013</text:p>
          </table:table-cell>
          <table:table-cell office:value-type="float" office:value="228.096" calcext:value-type="float">
            <text:p>228.096</text:p>
          </table:table-cell>
          <table:table-cell office:value-type="float" office:value="240.749" calcext:value-type="float">
            <text:p>240.749</text:p>
          </table:table-cell>
          <table:table-cell office:value-type="float" office:value="208.036" calcext:value-type="float">
            <text:p>208.036</text:p>
          </table:table-cell>
          <table:table-cell office:value-type="float" office:value="231.122" calcext:value-type="float">
            <text:p>231.122</text:p>
          </table:table-cell>
          <table:table-cell office:value-type="float" office:value="271.949" calcext:value-type="float">
            <text:p>271.949</text:p>
          </table:table-cell>
          <table:table-cell office:value-type="float" office:value="266.178" calcext:value-type="float">
            <text:p>266.178</text:p>
          </table:table-cell>
          <table:table-cell office:value-type="float" office:value="280.395" calcext:value-type="float">
            <text:p>280.395</text:p>
          </table:table-cell>
          <table:table-cell office:value-type="float" office:value="296.398" calcext:value-type="float">
            <text:p>296.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std</text:p>
          </table:table-cell>
          <table:table-cell office:value-type="float" office:value="19.4537253273" calcext:value-type="float">
            <text:p>19.4537253273</text:p>
          </table:table-cell>
          <table:table-cell office:value-type="float" office:value="4.7999693189" calcext:value-type="float">
            <text:p>4.7999693189</text:p>
          </table:table-cell>
          <table:table-cell office:value-type="float" office:value="16.9284845639" calcext:value-type="float">
            <text:p>16.9284845639</text:p>
          </table:table-cell>
          <table:table-cell office:value-type="float" office:value="11.7644467965" calcext:value-type="float">
            <text:p>11.7644467965</text:p>
          </table:table-cell>
          <table:table-cell office:value-type="float" office:value="7.1288917956" calcext:value-type="float">
            <text:p>7.1288917956</text:p>
          </table:table-cell>
          <table:table-cell office:value-type="float" office:value="8.4600359779" calcext:value-type="float">
            <text:p>8.4600359779</text:p>
          </table:table-cell>
          <table:table-cell office:value-type="float" office:value="12.5728683175" calcext:value-type="float">
            <text:p>12.5728683175</text:p>
          </table:table-cell>
          <table:table-cell office:value-type="float" office:value="10.0162498944" calcext:value-type="float">
            <text:p>10.0162498944</text:p>
          </table:table-cell>
          <table:table-cell office:value-type="float" office:value="8.4278357003" calcext:value-type="float">
            <text:p>8.4278357003</text:p>
          </table:table-cell>
          <table:table-cell office:value-type="float" office:value="12.9211726388" calcext:value-type="float">
            <text:p>12.9211726388</text:p>
          </table:table-cell>
          <table:table-cell office:value-type="float" office:value="10.6135900506" calcext:value-type="float">
            <text:p>10.6135900506</text:p>
          </table:table-cell>
          <table:table-cell office:value-type="float" office:value="9.1486107605" calcext:value-type="float">
            <text:p>9.1486107605</text:p>
          </table:table-cell>
          <table:table-cell office:value-type="float" office:value="11.4820498574" calcext:value-type="float">
            <text:p>11.4820498574</text:p>
          </table:table-cell>
          <table:table-cell office:value-type="float" office:value="14.9547331219" calcext:value-type="float">
            <text:p>14.9547331219</text:p>
          </table:table-cell>
          <table:table-cell office:value-type="float" office:value="8.6763320215" calcext:value-type="float">
            <text:p>8.6763320215</text:p>
          </table:table-cell>
          <table:table-cell office:value-type="float" office:value="13.7392332267" calcext:value-type="float">
            <text:p>13.7392332267</text:p>
          </table:table-cell>
          <table:table-cell office:value-type="float" office:value="15.3564784458" calcext:value-type="float">
            <text:p>15.3564784458</text:p>
          </table:table-cell>
          <table:table-cell office:value-type="float" office:value="16.6159620219" calcext:value-type="float">
            <text:p>16.6159620219</text:p>
          </table:table-cell>
          <table:table-cell office:value-type="float" office:value="15.3490193057" calcext:value-type="float">
            <text:p>15.3490193057</text:p>
          </table:table-cell>
          <table:table-cell office:value-type="float" office:value="17.5258347123" calcext:value-type="float">
            <text:p>17.5258347123</text:p>
          </table:table-cell>
          <table:table-cell office:value-type="float" office:value="20.7335624795" calcext:value-type="float">
            <text:p>20.7335624795</text:p>
          </table:table-cell>
          <table:table-cell office:value-type="float" office:value="15.3044983043" calcext:value-type="float">
            <text:p>15.3044983043</text:p>
          </table:table-cell>
          <table:table-cell office:value-type="float" office:value="14.7925466311" calcext:value-type="float">
            <text:p>14.7925466311</text:p>
          </table:table-cell>
          <table:table-cell office:value-type="float" office:value="20.1498270528" calcext:value-type="float">
            <text:p>20.1498270528</text:p>
          </table:table-cell>
          <table:table-cell office:value-type="float" office:value="22.8187716473" calcext:value-type="float">
            <text:p>22.8187716473</text:p>
          </table:table-cell>
          <table:table-cell office:value-type="float" office:value="23.0188077298" calcext:value-type="float">
            <text:p>23.0188077298</text:p>
          </table:table-cell>
          <table:table-cell office:value-type="float" office:value="17.764571237" calcext:value-type="float">
            <text:p>17.764571237</text:p>
          </table:table-cell>
          <table:table-cell office:value-type="float" office:value="17.1657869639" calcext:value-type="float">
            <text:p>17.1657869639</text:p>
          </table:table-cell>
          <table:table-cell office:value-type="float" office:value="20.7150533854" calcext:value-type="float">
            <text:p>20.7150533854</text:p>
          </table:table-cell>
          <table:table-cell office:value-type="float" office:value="18.6434356476" calcext:value-type="float">
            <text:p>18.6434356476</text:p>
          </table:table-cell>
          <table:table-cell office:value-type="float" office:value="24.1752962801" calcext:value-type="float">
            <text:p>24.1752962801</text:p>
          </table:table-cell>
          <table:table-cell office:value-type="float" office:value="29.6812711539" calcext:value-type="float">
            <text:p>29.6812711539</text:p>
          </table:table-cell>
          <table:table-cell office:value-type="float" office:value="22.1263433459" calcext:value-type="float">
            <text:p>22.1263433459</text:p>
          </table:table-cell>
          <table:table-cell office:value-type="float" office:value="23.4761878712" calcext:value-type="float">
            <text:p>23.4761878712</text:p>
          </table:table-cell>
          <table:table-cell office:value-type="float" office:value="24.4793553373" calcext:value-type="float">
            <text:p>24.4793553373</text:p>
          </table:table-cell>
          <table:table-cell office:value-type="float" office:value="30.9856098866" calcext:value-type="float">
            <text:p>30.9856098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spu</text:p>
          </table:table-cell>
          <table:table-cell table:formula="of:=[.B30]/[.B23]" office:value-type="float" office:value="0.786378510128554" calcext:value-type="float">
            <text:p>0.7863785101</text:p>
          </table:table-cell>
          <table:table-cell table:formula="of:=[.B30]/[.C23]" office:value-type="float" office:value="1.17991957086802" calcext:value-type="float">
            <text:p>1.1799195709</text:p>
          </table:table-cell>
          <table:table-cell table:formula="of:=[.B30]/[.D23]" office:value-type="float" office:value="1.7316063797562" calcext:value-type="float">
            <text:p>1.7316063798</text:p>
          </table:table-cell>
          <table:table-cell table:formula="of:=[.B30]/[.E23]" office:value-type="float" office:value="2.19787929138659" calcext:value-type="float">
            <text:p>2.1978792914</text:p>
          </table:table-cell>
          <table:table-cell table:formula="of:=[.B30]/[.F23]" office:value-type="float" office:value="2.47914735274558" calcext:value-type="float">
            <text:p>2.4791473527</text:p>
          </table:table-cell>
          <table:table-cell table:formula="of:=[.B30]/[.G23]" office:value-type="float" office:value="2.66217380744634" calcext:value-type="float">
            <text:p>2.6621738074</text:p>
          </table:table-cell>
          <table:table-cell table:formula="of:=[.B30]/[.H23]" office:value-type="float" office:value="2.70689825483215" calcext:value-type="float">
            <text:p>2.7068982548</text:p>
          </table:table-cell>
          <table:table-cell table:formula="of:=[.B30]/[.I23]" office:value-type="float" office:value="2.74298208189935" calcext:value-type="float">
            <text:p>2.7429820819</text:p>
          </table:table-cell>
          <table:table-cell table:formula="of:=[.B30]/[.J23]" office:value-type="float" office:value="2.86471506397075" calcext:value-type="float">
            <text:p>2.864715064</text:p>
          </table:table-cell>
          <table:table-cell table:formula="of:=[.B30]/[.K23]" office:value-type="float" office:value="2.77342801258901" calcext:value-type="float">
            <text:p>2.7734280126</text:p>
          </table:table-cell>
          <table:table-cell table:formula="of:=[.B30]/[.L23]" office:value-type="float" office:value="2.80171436882205" calcext:value-type="float">
            <text:p>2.8017143688</text:p>
          </table:table-cell>
          <table:table-cell table:formula="of:=[.B30]/[.M23]" office:value-type="float" office:value="2.67349057375787" calcext:value-type="float">
            <text:p>2.6734905738</text:p>
          </table:table-cell>
          <table:table-cell table:formula="of:=[.B30]/[.N23]" office:value-type="float" office:value="2.61744273236081" calcext:value-type="float">
            <text:p>2.6174427324</text:p>
          </table:table-cell>
          <table:table-cell table:formula="of:=[.B30]/[.O23]" office:value-type="float" office:value="2.41441487491023" calcext:value-type="float">
            <text:p>2.4144148749</text:p>
          </table:table-cell>
          <table:table-cell table:formula="of:=[.B30]/[.P23]" office:value-type="float" office:value="2.43735665203821" calcext:value-type="float">
            <text:p>2.437356652</text:p>
          </table:table-cell>
          <table:table-cell table:formula="of:=[.B30]/[.Q23]" office:value-type="float" office:value="2.2680474558127" calcext:value-type="float">
            <text:p>2.2680474558</text:p>
          </table:table-cell>
          <table:table-cell table:formula="of:=[.B30]/[.R23]" office:value-type="float" office:value="2.11756785190943" calcext:value-type="float">
            <text:p>2.1175678519</text:p>
          </table:table-cell>
          <table:table-cell table:formula="of:=[.B30]/[.S23]" office:value-type="float" office:value="1.93188388876955" calcext:value-type="float">
            <text:p>1.9318838888</text:p>
          </table:table-cell>
          <table:table-cell table:formula="of:=[.B30]/[.T23]" office:value-type="float" office:value="1.76604356980226" calcext:value-type="float">
            <text:p>1.7660435698</text:p>
          </table:table-cell>
          <table:table-cell table:formula="of:=[.B30]/[.U23]" office:value-type="float" office:value="1.75586702436272" calcext:value-type="float">
            <text:p>1.7558670244</text:p>
          </table:table-cell>
          <table:table-cell table:formula="of:=[.B30]/[.V23]" office:value-type="float" office:value="1.68410672025122" calcext:value-type="float">
            <text:p>1.6841067203</text:p>
          </table:table-cell>
          <table:table-cell table:formula="of:=[.B30]/[.W23]" office:value-type="float" office:value="1.60074993310486" calcext:value-type="float">
            <text:p>1.6007499331</text:p>
          </table:table-cell>
          <table:table-cell table:formula="of:=[.B30]/[.X23]" office:value-type="float" office:value="1.4571835855695" calcext:value-type="float">
            <text:p>1.4571835856</text:p>
          </table:table-cell>
          <table:table-cell table:formula="of:=[.B30]/[.Y23]" office:value-type="float" office:value="1.35503594035038" calcext:value-type="float">
            <text:p>1.3550359404</text:p>
          </table:table-cell>
          <table:table-cell table:formula="of:=[.B30]/[.Z23]" office:value-type="float" office:value="1.25944406375147" calcext:value-type="float">
            <text:p>1.2594440638</text:p>
          </table:table-cell>
          <table:table-cell table:formula="of:=[.B30]/[.AA23]" office:value-type="float" office:value="1.21948174346103" calcext:value-type="float">
            <text:p>1.2194817435</text:p>
          </table:table-cell>
          <table:table-cell table:formula="of:=[.B30]/[.AB23]" office:value-type="float" office:value="1.12660010784223" calcext:value-type="float">
            <text:p>1.1266001078</text:p>
          </table:table-cell>
          <table:table-cell table:formula="of:=[.B30]/[.AC23]" office:value-type="float" office:value="1.03213830183686" calcext:value-type="float">
            <text:p>1.0321383018</text:p>
          </table:table-cell>
          <table:table-cell table:formula="of:=[.B30]/[.AD23]" office:value-type="float" office:value="0.95381247142174" calcext:value-type="float">
            <text:p>0.9538124714</text:p>
          </table:table-cell>
          <table:table-cell table:formula="of:=[.B30]/[.AE23]" office:value-type="float" office:value="0.918256502069302" calcext:value-type="float">
            <text:p>0.9182565021</text:p>
          </table:table-cell>
          <table:table-cell table:formula="of:=[.B30]/[.AF23]" office:value-type="float" office:value="0.928521266017008" calcext:value-type="float">
            <text:p>0.928521266</text:p>
          </table:table-cell>
          <table:table-cell table:formula="of:=[.B30]/[.AG23]" office:value-type="float" office:value="0.877543880404049" calcext:value-type="float">
            <text:p>0.8775438804</text:p>
          </table:table-cell>
          <table:table-cell table:formula="of:=[.B30]/[.AH23]" office:value-type="float" office:value="0.793473694564412" calcext:value-type="float">
            <text:p>0.7934736946</text:p>
          </table:table-cell>
          <table:table-cell table:formula="of:=[.B30]/[.AI23]" office:value-type="float" office:value="0.812615135392223" calcext:value-type="float">
            <text:p>0.8126151354</text:p>
          </table:table-cell>
          <table:table-cell table:formula="of:=[.B30]/[.AJ23]" office:value-type="float" office:value="0.740349584314642" calcext:value-type="float">
            <text:p>0.7403495843</text:p>
          </table:table-cell>
          <table:table-cell table:formula="of:=[.B30]/[.AK23]" office:value-type="float" office:value="0.713209096213804" calcext:value-type="float">
            <text:p>0.7132090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eff</text:p>
          </table:table-cell>
          <table:table-cell table:formula="of:=[.B27]/[.B1]" office:value-type="float" office:value="0.786378510128554" calcext:value-type="float">
            <text:p>0.7863785101</text:p>
          </table:table-cell>
          <table:table-cell table:formula="of:=[.C27]/[.C1]" office:value-type="float" office:value="0.589959785434012" calcext:value-type="float">
            <text:p>0.5899597854</text:p>
          </table:table-cell>
          <table:table-cell table:formula="of:=[.D27]/[.D1]" office:value-type="float" office:value="0.577202126585399" calcext:value-type="float">
            <text:p>0.5772021266</text:p>
          </table:table-cell>
          <table:table-cell table:formula="of:=[.E27]/[.E1]" office:value-type="float" office:value="0.549469822846647" calcext:value-type="float">
            <text:p>0.5494698228</text:p>
          </table:table-cell>
          <table:table-cell table:formula="of:=[.F27]/[.F1]" office:value-type="float" office:value="0.495829470549116" calcext:value-type="float">
            <text:p>0.4958294705</text:p>
          </table:table-cell>
          <table:table-cell table:formula="of:=[.G27]/[.G1]" office:value-type="float" office:value="0.44369563457439" calcext:value-type="float">
            <text:p>0.4436956346</text:p>
          </table:table-cell>
          <table:table-cell table:formula="of:=[.H27]/[.H1]" office:value-type="float" office:value="0.386699750690307" calcext:value-type="float">
            <text:p>0.3866997507</text:p>
          </table:table-cell>
          <table:table-cell table:formula="of:=[.I27]/[.I1]" office:value-type="float" office:value="0.342872760237418" calcext:value-type="float">
            <text:p>0.3428727602</text:p>
          </table:table-cell>
          <table:table-cell table:formula="of:=[.J27]/[.J1]" office:value-type="float" office:value="0.318301673774528" calcext:value-type="float">
            <text:p>0.3183016738</text:p>
          </table:table-cell>
          <table:table-cell table:formula="of:=[.K27]/[.K1]" office:value-type="float" office:value="0.277342801258901" calcext:value-type="float">
            <text:p>0.2773428013</text:p>
          </table:table-cell>
          <table:table-cell table:formula="of:=[.L27]/[.L1]" office:value-type="float" office:value="0.25470130625655" calcext:value-type="float">
            <text:p>0.2547013063</text:p>
          </table:table-cell>
          <table:table-cell table:formula="of:=[.M27]/[.M1]" office:value-type="float" office:value="0.222790881146489" calcext:value-type="float">
            <text:p>0.2227908811</text:p>
          </table:table-cell>
          <table:table-cell table:formula="of:=[.N27]/[.N1]" office:value-type="float" office:value="0.20134174864314" calcext:value-type="float">
            <text:p>0.2013417486</text:p>
          </table:table-cell>
          <table:table-cell table:formula="of:=[.O27]/[.O1]" office:value-type="float" office:value="0.17245820535073" calcext:value-type="float">
            <text:p>0.1724582054</text:p>
          </table:table-cell>
          <table:table-cell table:formula="of:=[.P27]/[.P1]" office:value-type="float" office:value="0.162490443469214" calcext:value-type="float">
            <text:p>0.1624904435</text:p>
          </table:table-cell>
          <table:table-cell table:formula="of:=[.Q27]/[.Q1]" office:value-type="float" office:value="0.141752965988294" calcext:value-type="float">
            <text:p>0.141752966</text:p>
          </table:table-cell>
          <table:table-cell table:formula="of:=[.R27]/[.R1]" office:value-type="float" office:value="0.124562814818202" calcext:value-type="float">
            <text:p>0.1245628148</text:p>
          </table:table-cell>
          <table:table-cell table:formula="of:=[.S27]/[.S1]" office:value-type="float" office:value="0.10732688270942" calcext:value-type="float">
            <text:p>0.1073268827</text:p>
          </table:table-cell>
          <table:table-cell table:formula="of:=[.T27]/[.T1]" office:value-type="float" office:value="0.0929496615685402" calcext:value-type="float">
            <text:p>0.0929496616</text:p>
          </table:table-cell>
          <table:table-cell table:formula="of:=[.U27]/[.U1]" office:value-type="float" office:value="0.0877933512181359" calcext:value-type="float">
            <text:p>0.0877933512</text:p>
          </table:table-cell>
          <table:table-cell table:formula="of:=[.V27]/[.V1]" office:value-type="float" office:value="0.0801955581072011" calcext:value-type="float">
            <text:p>0.0801955581</text:p>
          </table:table-cell>
          <table:table-cell table:formula="of:=[.W27]/[.W1]" office:value-type="float" office:value="0.0727613605956756" calcext:value-type="float">
            <text:p>0.0727613606</text:p>
          </table:table-cell>
          <table:table-cell table:formula="of:=[.X27]/[.X1]" office:value-type="float" office:value="0.0633558080682391" calcext:value-type="float">
            <text:p>0.0633558081</text:p>
          </table:table-cell>
          <table:table-cell table:formula="of:=[.Y27]/[.Y1]" office:value-type="float" office:value="0.0564598308479325" calcext:value-type="float">
            <text:p>0.0564598308</text:p>
          </table:table-cell>
          <table:table-cell table:formula="of:=[.Z27]/[.Z1]" office:value-type="float" office:value="0.0503777625500587" calcext:value-type="float">
            <text:p>0.0503777626</text:p>
          </table:table-cell>
          <table:table-cell table:formula="of:=[.AA27]/[.AA1]" office:value-type="float" office:value="0.0469031439792704" calcext:value-type="float">
            <text:p>0.046903144</text:p>
          </table:table-cell>
          <table:table-cell table:formula="of:=[.AB27]/[.AB1]" office:value-type="float" office:value="0.0417259299200827" calcext:value-type="float">
            <text:p>0.0417259299</text:p>
          </table:table-cell>
          <table:table-cell table:formula="of:=[.AC27]/[.AC1]" office:value-type="float" office:value="0.0368620822084594" calcext:value-type="float">
            <text:p>0.0368620822</text:p>
          </table:table-cell>
          <table:table-cell table:formula="of:=[.AD27]/[.AD1]" office:value-type="float" office:value="0.0328900852214393" calcext:value-type="float">
            <text:p>0.0328900852</text:p>
          </table:table-cell>
          <table:table-cell table:formula="of:=[.AE27]/[.AE1]" office:value-type="float" office:value="0.0306085500689767" calcext:value-type="float">
            <text:p>0.0306085501</text:p>
          </table:table-cell>
          <table:table-cell table:formula="of:=[.AF27]/[.AF1]" office:value-type="float" office:value="0.0299522989037745" calcext:value-type="float">
            <text:p>0.0299522989</text:p>
          </table:table-cell>
          <table:table-cell table:formula="of:=[.AG27]/[.AG1]" office:value-type="float" office:value="0.0274232462626265" calcext:value-type="float">
            <text:p>0.0274232463</text:p>
          </table:table-cell>
          <table:table-cell table:formula="of:=[.AH27]/[.AH1]" office:value-type="float" office:value="0.0240446574110428" calcext:value-type="float">
            <text:p>0.0240446574</text:p>
          </table:table-cell>
          <table:table-cell table:formula="of:=[.AI27]/[.AI1]" office:value-type="float" office:value="0.0239004451585948" calcext:value-type="float">
            <text:p>0.0239004452</text:p>
          </table:table-cell>
          <table:table-cell table:formula="of:=[.AJ27]/[.AJ1]" office:value-type="float" office:value="0.0211528452661326" calcext:value-type="float">
            <text:p>0.0211528453</text:p>
          </table:table-cell>
          <table:table-cell table:formula="of:=[.AK27]/[.AK1]" office:value-type="float" office:value="0.0198113637837168" calcext:value-type="float">
            <text:p>0.0198113638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qsort_avg</text:p>
          </table:table-cell>
          <table:table-cell office:value-type="float" office:value="245.8463" calcext:value-type="float">
            <text:p>245.8463</text:p>
          </table:table-cell>
          <table:table-cell table:number-columns-repeated="37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linear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 style:data-style-name="N2" text:time-value="20:47:43.14698410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9T21:07:57.431841531</dc:date>
    <meta:editing-duration>PT34M31S</meta:editing-duration>
    <meta:editing-cycles>10</meta:editing-cycles>
    <meta:generator>LibreOffice/5.1.4.2$Linux_X86_64 LibreOffice_project/10m0$Build-2</meta:generator>
    <meta:document-statistic meta:table-count="1" meta:cell-count="96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025cm" svg:height="12.777cm" xlink:href=".." xlink:type="simple" chart:class="chart:line" chart:style-name="ch1">
        <chart:legend chart:legend-position="end" svg:x="20.226cm" svg:y="5.342cm" style:legend-expansion="high" chart:style-name="ch2"/>
        <chart:plot-area chart:style-name="ch3" table:cell-range-address="all.B1:all.AK2 all.A1:all.A2 all.A9:all.AK9 all.A16:all.AK16 all.A23:all.AK23" chart:data-source-has-labels="both" svg:x="1.471cm" svg:y="0.255cm" svg:width="18.295cm" svg:height="12.267cm">
          <chartooo:coordinate-region svg:x="2.278cm" svg:y="0.455cm" svg:width="17.302cm" svg:height="11.42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title svg:x="0.451cm" svg:y="6.657cm" chart:style-name="ch5">
              <text:p>ms</text:p>
            </chart:title>
            <chart:grid chart:style-name="ch6" chart:class="major"/>
          </chart:axis>
          <chart:series chart:style-name="ch7" chart:values-cell-range-address="all.B2:all.AK2" chart:label-cell-address="all.A2:all.A2" chart:class="chart:line">
            <chart:data-point chart:repeated="36"/>
          </chart:series>
          <chart:series chart:style-name="ch8" chart:values-cell-range-address="all.B9:all.AK9" chart:label-cell-address="all.A9:all.A9" chart:class="chart:line">
            <chart:data-point chart:repeated="36"/>
          </chart:series>
          <chart:series chart:style-name="ch9" chart:values-cell-range-address="all.B16:all.AK16" chart:label-cell-address="all.A16:all.A16" chart:class="chart:line">
            <chart:data-point chart:repeated="36"/>
          </chart:series>
          <chart:series chart:style-name="ch10" chart:values-cell-range-address="all.B23:all.AK23" chart:label-cell-address="all.A23:all.A23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0_avg</text:p>
                <draw:g>
                  <svg:desc>all.A2:all.A2</svg:desc>
                </draw:g>
              </table:table-cell>
              <table:table-cell office:value-type="float" office:value="415.1592">
                <text:p>415.1592</text:p>
                <draw:g>
                  <svg:desc>all.B2:all.AK2</svg:desc>
                </draw:g>
              </table:table-cell>
              <table:table-cell office:value-type="float" office:value="259.1164761905">
                <text:p>259.1164761905</text:p>
              </table:table-cell>
              <table:table-cell office:value-type="float" office:value="193.4826190476">
                <text:p>193.4826190476</text:p>
              </table:table-cell>
              <table:table-cell office:value-type="float" office:value="153.5658095238">
                <text:p>153.5658095238</text:p>
              </table:table-cell>
              <table:table-cell office:value-type="float" office:value="133.807047619">
                <text:p>133.807047619</text:p>
              </table:table-cell>
              <table:table-cell office:value-type="float" office:value="117.1528095238">
                <text:p>117.1528095238</text:p>
              </table:table-cell>
              <table:table-cell office:value-type="float" office:value="104.4236666667">
                <text:p>104.4236666667</text:p>
              </table:table-cell>
              <table:table-cell office:value-type="float" office:value="94.9556190476">
                <text:p>94.9556190476</text:p>
              </table:table-cell>
              <table:table-cell office:value-type="float" office:value="85.9869047619">
                <text:p>85.9869047619</text:p>
              </table:table-cell>
              <table:table-cell office:value-type="float" office:value="83.098952381">
                <text:p>83.098952381</text:p>
              </table:table-cell>
              <table:table-cell office:value-type="float" office:value="81.5548571429">
                <text:p>81.5548571429</text:p>
              </table:table-cell>
              <table:table-cell office:value-type="float" office:value="79.5379047619">
                <text:p>79.5379047619</text:p>
              </table:table-cell>
              <table:table-cell office:value-type="float" office:value="76.6867142857">
                <text:p>76.6867142857</text:p>
              </table:table-cell>
              <table:table-cell office:value-type="float" office:value="76.2642857143">
                <text:p>76.2642857143</text:p>
              </table:table-cell>
              <table:table-cell office:value-type="float" office:value="73.9336666667">
                <text:p>73.9336666667</text:p>
              </table:table-cell>
              <table:table-cell office:value-type="float" office:value="73.1208571429">
                <text:p>73.1208571429</text:p>
              </table:table-cell>
              <table:table-cell office:value-type="float" office:value="72.9338095238">
                <text:p>72.9338095238</text:p>
              </table:table-cell>
              <table:table-cell office:value-type="float" office:value="73.57">
                <text:p>73.57</text:p>
              </table:table-cell>
              <table:table-cell office:value-type="float" office:value="71.4375714286">
                <text:p>71.4375714286</text:p>
              </table:table-cell>
              <table:table-cell office:value-type="float" office:value="79.7999047619">
                <text:p>79.7999047619</text:p>
              </table:table-cell>
              <table:table-cell office:value-type="float" office:value="74.6484761905">
                <text:p>74.6484761905</text:p>
              </table:table-cell>
              <table:table-cell office:value-type="float" office:value="76.5317142857">
                <text:p>76.5317142857</text:p>
              </table:table-cell>
              <table:table-cell office:value-type="float" office:value="77.1959047619">
                <text:p>77.1959047619</text:p>
              </table:table-cell>
              <table:table-cell office:value-type="float" office:value="80.5364761905">
                <text:p>80.5364761905</text:p>
              </table:table-cell>
              <table:table-cell office:value-type="float" office:value="80.7989047619">
                <text:p>80.7989047619</text:p>
              </table:table-cell>
              <table:table-cell office:value-type="float" office:value="81.3363333333">
                <text:p>81.3363333333</text:p>
              </table:table-cell>
              <table:table-cell office:value-type="float" office:value="83.6498571429">
                <text:p>83.6498571429</text:p>
              </table:table-cell>
              <table:table-cell office:value-type="float" office:value="80.890047619">
                <text:p>80.890047619</text:p>
              </table:table-cell>
              <table:table-cell office:value-type="float" office:value="82.3576190476">
                <text:p>82.3576190476</text:p>
              </table:table-cell>
              <table:table-cell office:value-type="float" office:value="80.6172857143">
                <text:p>80.6172857143</text:p>
              </table:table-cell>
              <table:table-cell office:value-type="float" office:value="87.3126190476">
                <text:p>87.3126190476</text:p>
              </table:table-cell>
              <table:table-cell office:value-type="float" office:value="103.9781904762">
                <text:p>103.9781904762</text:p>
              </table:table-cell>
              <table:table-cell office:value-type="float" office:value="88.2712380952">
                <text:p>88.2712380952</text:p>
              </table:table-cell>
              <table:table-cell office:value-type="float" office:value="91.8562380952">
                <text:p>91.8562380952</text:p>
              </table:table-cell>
              <table:table-cell office:value-type="float" office:value="95.4644285714">
                <text:p>95.4644285714</text:p>
              </table:table-cell>
              <table:table-cell office:value-type="float" office:value="99.5685714286">
                <text:p>99.5685714286</text:p>
              </table:table-cell>
            </table:table-row>
            <table:table-row>
              <table:table-cell office:value-type="string">
                <text:p>cilk1_avg</text:p>
                <draw:g>
                  <svg:desc>all.A9:all.A9</svg:desc>
                </draw:g>
              </table:table-cell>
              <table:table-cell office:value-type="float" office:value="469.9266">
                <text:p>469.9266</text:p>
                <draw:g>
                  <svg:desc>all.B9:all.AK9</svg:desc>
                </draw:g>
              </table:table-cell>
              <table:table-cell office:value-type="float" office:value="270.4717142857">
                <text:p>270.4717142857</text:p>
              </table:table-cell>
              <table:table-cell office:value-type="float" office:value="212.1113333333">
                <text:p>212.1113333333</text:p>
              </table:table-cell>
              <table:table-cell office:value-type="float" office:value="174.5176190476">
                <text:p>174.5176190476</text:p>
              </table:table-cell>
              <table:table-cell office:value-type="float" office:value="148.7168571429">
                <text:p>148.7168571429</text:p>
              </table:table-cell>
              <table:table-cell office:value-type="float" office:value="131.1574761905">
                <text:p>131.1574761905</text:p>
              </table:table-cell>
              <table:table-cell office:value-type="float" office:value="116.6042380952">
                <text:p>116.6042380952</text:p>
              </table:table-cell>
              <table:table-cell office:value-type="float" office:value="105.6775238095">
                <text:p>105.6775238095</text:p>
              </table:table-cell>
              <table:table-cell office:value-type="float" office:value="97.4656190476">
                <text:p>97.4656190476</text:p>
              </table:table-cell>
              <table:table-cell office:value-type="float" office:value="93.6138571429">
                <text:p>93.6138571429</text:p>
              </table:table-cell>
              <table:table-cell office:value-type="float" office:value="90.135952381">
                <text:p>90.135952381</text:p>
              </table:table-cell>
              <table:table-cell office:value-type="float" office:value="85.0454761905">
                <text:p>85.0454761905</text:p>
              </table:table-cell>
              <table:table-cell office:value-type="float" office:value="84.461">
                <text:p>84.461</text:p>
              </table:table-cell>
              <table:table-cell office:value-type="float" office:value="82.673047619">
                <text:p>82.673047619</text:p>
              </table:table-cell>
              <table:table-cell office:value-type="float" office:value="80.9001428571">
                <text:p>80.9001428571</text:p>
              </table:table-cell>
              <table:table-cell office:value-type="float" office:value="78.7683333333">
                <text:p>78.7683333333</text:p>
              </table:table-cell>
              <table:table-cell office:value-type="float" office:value="80.7826190476">
                <text:p>80.7826190476</text:p>
              </table:table-cell>
              <table:table-cell office:value-type="float" office:value="79.7431428571">
                <text:p>79.7431428571</text:p>
              </table:table-cell>
              <table:table-cell office:value-type="float" office:value="77.7152380952">
                <text:p>77.7152380952</text:p>
              </table:table-cell>
              <table:table-cell office:value-type="float" office:value="79.2461428571">
                <text:p>79.2461428571</text:p>
              </table:table-cell>
              <table:table-cell office:value-type="float" office:value="81.5122857143">
                <text:p>81.5122857143</text:p>
              </table:table-cell>
              <table:table-cell office:value-type="float" office:value="85.1952380952">
                <text:p>85.1952380952</text:p>
              </table:table-cell>
              <table:table-cell office:value-type="float" office:value="80.2125238095">
                <text:p>80.2125238095</text:p>
              </table:table-cell>
              <table:table-cell office:value-type="float" office:value="88.7238095238">
                <text:p>88.7238095238</text:p>
              </table:table-cell>
              <table:table-cell office:value-type="float" office:value="82.7506666667">
                <text:p>82.7506666667</text:p>
              </table:table-cell>
              <table:table-cell office:value-type="float" office:value="85.0651904762">
                <text:p>85.0651904762</text:p>
              </table:table-cell>
              <table:table-cell office:value-type="float" office:value="88.4335238095">
                <text:p>88.4335238095</text:p>
              </table:table-cell>
              <table:table-cell office:value-type="float" office:value="86.2756190476">
                <text:p>86.2756190476</text:p>
              </table:table-cell>
              <table:table-cell office:value-type="float" office:value="88.2362380952">
                <text:p>88.2362380952</text:p>
              </table:table-cell>
              <table:table-cell office:value-type="float" office:value="92.3980952381">
                <text:p>92.3980952381</text:p>
              </table:table-cell>
              <table:table-cell office:value-type="float" office:value="95.221">
                <text:p>95.221</text:p>
              </table:table-cell>
              <table:table-cell office:value-type="float" office:value="96.7317142857">
                <text:p>96.7317142857</text:p>
              </table:table-cell>
              <table:table-cell office:value-type="float" office:value="98.1494285714">
                <text:p>98.1494285714</text:p>
              </table:table-cell>
              <table:table-cell office:value-type="float" office:value="98.1750952381">
                <text:p>98.1750952381</text:p>
              </table:table-cell>
              <table:table-cell office:value-type="float" office:value="91.2555238095">
                <text:p>91.2555238095</text:p>
              </table:table-cell>
              <table:table-cell office:value-type="float" office:value="102.2015238095">
                <text:p>102.2015238095</text:p>
              </table:table-cell>
            </table:table-row>
            <table:table-row>
              <table:table-cell office:value-type="string">
                <text:p>cilk2_avg</text:p>
                <draw:g>
                  <svg:desc>all.A16:all.A16</svg:desc>
                </draw:g>
              </table:table-cell>
              <table:table-cell office:value-type="float" office:value="341.4281">
                <text:p>341.4281</text:p>
                <draw:g>
                  <svg:desc>all.B16:all.AK16</svg:desc>
                </draw:g>
              </table:table-cell>
              <table:table-cell office:value-type="float" office:value="213.2500952381">
                <text:p>213.2500952381</text:p>
              </table:table-cell>
              <table:table-cell office:value-type="float" office:value="160.9555714286">
                <text:p>160.9555714286</text:p>
              </table:table-cell>
              <table:table-cell office:value-type="float" office:value="131.2109047619">
                <text:p>131.2109047619</text:p>
              </table:table-cell>
              <table:table-cell office:value-type="float" office:value="110.7831428571">
                <text:p>110.7831428571</text:p>
              </table:table-cell>
              <table:table-cell office:value-type="float" office:value="95.2620952381">
                <text:p>95.2620952381</text:p>
              </table:table-cell>
              <table:table-cell office:value-type="float" office:value="84.625952381">
                <text:p>84.625952381</text:p>
              </table:table-cell>
              <table:table-cell office:value-type="float" office:value="75.9573809524">
                <text:p>75.9573809524</text:p>
              </table:table-cell>
              <table:table-cell office:value-type="float" office:value="66.9265714286">
                <text:p>66.9265714286</text:p>
              </table:table-cell>
              <table:table-cell office:value-type="float" office:value="65.9992380952">
                <text:p>65.9992380952</text:p>
              </table:table-cell>
              <table:table-cell office:value-type="float" office:value="63.0558571429">
                <text:p>63.0558571429</text:p>
              </table:table-cell>
              <table:table-cell office:value-type="float" office:value="62.1423333333">
                <text:p>62.1423333333</text:p>
              </table:table-cell>
              <table:table-cell office:value-type="float" office:value="62.0025238095">
                <text:p>62.0025238095</text:p>
              </table:table-cell>
              <table:table-cell office:value-type="float" office:value="59.234">
                <text:p>59.234</text:p>
              </table:table-cell>
              <table:table-cell office:value-type="float" office:value="59.6324285714">
                <text:p>59.6324285714</text:p>
              </table:table-cell>
              <table:table-cell office:value-type="float" office:value="56.6610952381">
                <text:p>56.6610952381</text:p>
              </table:table-cell>
              <table:table-cell office:value-type="float" office:value="57.7193333333">
                <text:p>57.7193333333</text:p>
              </table:table-cell>
              <table:table-cell office:value-type="float" office:value="55.919952381">
                <text:p>55.919952381</text:p>
              </table:table-cell>
              <table:table-cell office:value-type="float" office:value="54.9438571429">
                <text:p>54.9438571429</text:p>
              </table:table-cell>
              <table:table-cell office:value-type="float" office:value="58.9468095238">
                <text:p>58.9468095238</text:p>
              </table:table-cell>
              <table:table-cell office:value-type="float" office:value="56.119952381">
                <text:p>56.119952381</text:p>
              </table:table-cell>
              <table:table-cell office:value-type="float" office:value="56.9020952381">
                <text:p>56.9020952381</text:p>
              </table:table-cell>
              <table:table-cell office:value-type="float" office:value="59.8484285714">
                <text:p>59.8484285714</text:p>
              </table:table-cell>
              <table:table-cell office:value-type="float" office:value="55.9502857143">
                <text:p>55.9502857143</text:p>
              </table:table-cell>
              <table:table-cell office:value-type="float" office:value="63.5338095238">
                <text:p>63.5338095238</text:p>
              </table:table-cell>
              <table:table-cell office:value-type="float" office:value="64.9675238095">
                <text:p>64.9675238095</text:p>
              </table:table-cell>
              <table:table-cell office:value-type="float" office:value="73.8222857143">
                <text:p>73.8222857143</text:p>
              </table:table-cell>
              <table:table-cell office:value-type="float" office:value="64.1708095238">
                <text:p>64.1708095238</text:p>
              </table:table-cell>
              <table:table-cell office:value-type="float" office:value="67.7013809524">
                <text:p>67.7013809524</text:p>
              </table:table-cell>
              <table:table-cell office:value-type="float" office:value="71.8617619048">
                <text:p>71.8617619048</text:p>
              </table:table-cell>
              <table:table-cell office:value-type="float" office:value="71.9598095238">
                <text:p>71.9598095238</text:p>
              </table:table-cell>
              <table:table-cell office:value-type="float" office:value="76.9341904762">
                <text:p>76.9341904762</text:p>
              </table:table-cell>
              <table:table-cell office:value-type="float" office:value="71.2219047619">
                <text:p>71.2219047619</text:p>
              </table:table-cell>
              <table:table-cell office:value-type="float" office:value="73.9916666667">
                <text:p>73.9916666667</text:p>
              </table:table-cell>
              <table:table-cell office:value-type="float" office:value="65.7283809524">
                <text:p>65.7283809524</text:p>
              </table:table-cell>
              <table:table-cell office:value-type="float" office:value="78.3964285714">
                <text:p>78.3964285714</text:p>
              </table:table-cell>
            </table:table-row>
            <table:table-row>
              <table:table-cell office:value-type="string">
                <text:p>omp_avg</text:p>
                <draw:g>
                  <svg:desc>all.A23:all.A23</svg:desc>
                </draw:g>
              </table:table-cell>
              <table:table-cell office:value-type="float" office:value="312.631">
                <text:p>312.631</text:p>
                <draw:g>
                  <svg:desc>all.B23:all.AK23</svg:desc>
                </draw:g>
              </table:table-cell>
              <table:table-cell office:value-type="float" office:value="208.3585238095">
                <text:p>208.3585238095</text:p>
              </table:table-cell>
              <table:table-cell office:value-type="float" office:value="141.9758571429">
                <text:p>141.9758571429</text:p>
              </table:table-cell>
              <table:table-cell office:value-type="float" office:value="111.8561428571">
                <text:p>111.8561428571</text:p>
              </table:table-cell>
              <table:table-cell office:value-type="float" office:value="99.1656666667">
                <text:p>99.1656666667</text:p>
              </table:table-cell>
              <table:table-cell office:value-type="float" office:value="92.347952381">
                <text:p>92.347952381</text:p>
              </table:table-cell>
              <table:table-cell office:value-type="float" office:value="90.8221428571">
                <text:p>90.8221428571</text:p>
              </table:table-cell>
              <table:table-cell office:value-type="float" office:value="89.6273809524">
                <text:p>89.6273809524</text:p>
              </table:table-cell>
              <table:table-cell office:value-type="float" office:value="85.8187619048">
                <text:p>85.8187619048</text:p>
              </table:table-cell>
              <table:table-cell office:value-type="float" office:value="88.6434761905">
                <text:p>88.6434761905</text:p>
              </table:table-cell>
              <table:table-cell office:value-type="float" office:value="87.7485238095">
                <text:p>87.7485238095</text:p>
              </table:table-cell>
              <table:table-cell office:value-type="float" office:value="91.957047619">
                <text:p>91.957047619</text:p>
              </table:table-cell>
              <table:table-cell office:value-type="float" office:value="93.9261428571">
                <text:p>93.9261428571</text:p>
              </table:table-cell>
              <table:table-cell office:value-type="float" office:value="101.8243809524">
                <text:p>101.8243809524</text:p>
              </table:table-cell>
              <table:table-cell office:value-type="float" office:value="100.865952381">
                <text:p>100.865952381</text:p>
              </table:table-cell>
              <table:table-cell office:value-type="float" office:value="108.3955714286">
                <text:p>108.3955714286</text:p>
              </table:table-cell>
              <table:table-cell office:value-type="float" office:value="116.0984285714">
                <text:p>116.0984285714</text:p>
              </table:table-cell>
              <table:table-cell office:value-type="float" office:value="127.2572857143">
                <text:p>127.2572857143</text:p>
              </table:table-cell>
              <table:table-cell office:value-type="float" office:value="139.2073809524">
                <text:p>139.2073809524</text:p>
              </table:table-cell>
              <table:table-cell office:value-type="float" office:value="140.0141904762">
                <text:p>140.0141904762</text:p>
              </table:table-cell>
              <table:table-cell office:value-type="float" office:value="145.9802380952">
                <text:p>145.9802380952</text:p>
              </table:table-cell>
              <table:table-cell office:value-type="float" office:value="153.581952381">
                <text:p>153.581952381</text:p>
              </table:table-cell>
              <table:table-cell office:value-type="float" office:value="168.7133333333">
                <text:p>168.7133333333</text:p>
              </table:table-cell>
              <table:table-cell office:value-type="float" office:value="181.4315714286">
                <text:p>181.4315714286</text:p>
              </table:table-cell>
              <table:table-cell office:value-type="float" office:value="195.2022380952">
                <text:p>195.2022380952</text:p>
              </table:table-cell>
              <table:table-cell office:value-type="float" office:value="201.599">
                <text:p>201.599</text:p>
              </table:table-cell>
              <table:table-cell office:value-type="float" office:value="218.2196666667">
                <text:p>218.2196666667</text:p>
              </table:table-cell>
              <table:table-cell office:value-type="float" office:value="238.1912380952">
                <text:p>238.1912380952</text:p>
              </table:table-cell>
              <table:table-cell office:value-type="float" office:value="257.7511904762">
                <text:p>257.7511904762</text:p>
              </table:table-cell>
              <table:table-cell office:value-type="float" office:value="267.7316190476">
                <text:p>267.7316190476</text:p>
              </table:table-cell>
              <table:table-cell office:value-type="float" office:value="264.7718571429">
                <text:p>264.7718571429</text:p>
              </table:table-cell>
              <table:table-cell office:value-type="float" office:value="280.1527142857">
                <text:p>280.1527142857</text:p>
              </table:table-cell>
              <table:table-cell office:value-type="float" office:value="309.8354761905">
                <text:p>309.8354761905</text:p>
              </table:table-cell>
              <table:table-cell office:value-type="float" office:value="302.5371904762">
                <text:p>302.5371904762</text:p>
              </table:table-cell>
              <table:table-cell office:value-type="float" office:value="332.0678571429">
                <text:p>332.0678571429</text:p>
              </table:table-cell>
              <table:table-cell office:value-type="float" office:value="344.7043809524">
                <text:p>344.70438095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3.454cm" style:legend-expansion="high" chart:style-name="ch2"/>
        <chart:plot-area chart:style-name="ch3" table:cell-range-address="all.B1:all.AK1 all.A6:all.AK6 all.A13:all.AK13 all.A20:all.AK20 all.A27:all.AK27" chart:data-source-has-labels="both" svg:x="0.32cm" svg:y="0.18cm" svg:width="12.561cm" svg:height="8.64cm">
          <chartooo:coordinate-region svg:x="1.047cm" svg:y="0.379cm" svg:width="11.834cm" svg:height="7.649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6:all.AK6" chart:label-cell-address="all.A6:all.A6" chart:class="chart:line">
            <chart:data-point chart:repeated="36"/>
          </chart:series>
          <chart:series chart:style-name="ch7" chart:values-cell-range-address="all.B13:all.AK13" chart:label-cell-address="all.A13:all.A13" chart:class="chart:line">
            <chart:data-point chart:repeated="36"/>
          </chart:series>
          <chart:series chart:style-name="ch8" chart:values-cell-range-address="all.B20:all.AK20" chart:label-cell-address="all.A20:all.A20" chart:class="chart:line">
            <chart:data-point chart:repeated="36"/>
          </chart:series>
          <chart:series chart:style-name="ch9" chart:values-cell-range-address="all.B27:all.AK27" chart:label-cell-address="all.A27:all.A27" chart:class="chart:line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0_spu</text:p>
                <draw:g>
                  <svg:desc>all.A6:all.A6</svg:desc>
                </draw:g>
              </table:table-cell>
              <table:table-cell office:value-type="float" office:value="0.592173556553727">
                <text:p>0.592173556553727</text:p>
                <draw:g>
                  <svg:desc>all.B6:all.AK6</svg:desc>
                </draw:g>
              </table:table-cell>
              <table:table-cell office:value-type="float" office:value="0.948786829824191">
                <text:p>0.948786829824191</text:p>
              </table:table-cell>
              <table:table-cell office:value-type="float" office:value="1.27063764802314">
                <text:p>1.27063764802314</text:p>
              </table:table-cell>
              <table:table-cell office:value-type="float" office:value="1.60091820413904">
                <text:p>1.60091820413904</text:p>
              </table:table-cell>
              <table:table-cell office:value-type="float" office:value="1.83731951623369">
                <text:p>1.83731951623369</text:p>
              </table:table-cell>
              <table:table-cell office:value-type="float" office:value="2.09850963881541">
                <text:p>2.09850963881541</text:p>
              </table:table-cell>
              <table:table-cell office:value-type="float" office:value="2.3543159117817">
                <text:p>2.3543159117817</text:p>
              </table:table-cell>
              <table:table-cell office:value-type="float" office:value="2.58906531773291">
                <text:p>2.58906531773291</text:p>
              </table:table-cell>
              <table:table-cell office:value-type="float" office:value="2.85911326475531">
                <text:p>2.85911326475531</text:p>
              </table:table-cell>
              <table:table-cell office:value-type="float" office:value="2.95847652654898">
                <text:p>2.95847652654898</text:p>
              </table:table-cell>
              <table:table-cell office:value-type="float" office:value="3.01448998395312">
                <text:p>3.01448998395312</text:p>
              </table:table-cell>
              <table:table-cell office:value-type="float" office:value="3.09093256524611">
                <text:p>3.09093256524611</text:p>
              </table:table-cell>
              <table:table-cell office:value-type="float" office:value="3.20585256898722">
                <text:p>3.20585256898722</text:p>
              </table:table-cell>
              <table:table-cell office:value-type="float" office:value="3.22360981549064">
                <text:p>3.22360981549064</text:p>
              </table:table-cell>
              <table:table-cell office:value-type="float" office:value="3.32522801970986">
                <text:p>3.32522801970986</text:p>
              </table:table-cell>
              <table:table-cell office:value-type="float" office:value="3.36219116687244">
                <text:p>3.36219116687244</text:p>
              </table:table-cell>
              <table:table-cell office:value-type="float" office:value="3.37081391476987">
                <text:p>3.37081391476987</text:p>
              </table:table-cell>
              <table:table-cell office:value-type="float" office:value="3.34166508087536">
                <text:p>3.34166508087536</text:p>
              </table:table-cell>
              <table:table-cell office:value-type="float" office:value="3.44141458176132">
                <text:p>3.44141458176132</text:p>
              </table:table-cell>
              <table:table-cell office:value-type="float" office:value="3.080784378547">
                <text:p>3.080784378547</text:p>
              </table:table-cell>
              <table:table-cell office:value-type="float" office:value="3.29338671793661">
                <text:p>3.29338671793661</text:p>
              </table:table-cell>
              <table:table-cell office:value-type="float" office:value="3.21234539556024">
                <text:p>3.21234539556024</text:p>
              </table:table-cell>
              <table:table-cell office:value-type="float" office:value="3.18470650429292">
                <text:p>3.18470650429292</text:p>
              </table:table-cell>
              <table:table-cell office:value-type="float" office:value="3.05260810540653">
                <text:p>3.05260810540653</text:p>
              </table:table-cell>
              <table:table-cell office:value-type="float" office:value="3.0426934712106">
                <text:p>3.0426934712106</text:p>
              </table:table-cell>
              <table:table-cell office:value-type="float" office:value="3.0225889209017">
                <text:p>3.0225889209017</text:p>
              </table:table-cell>
              <table:table-cell office:value-type="float" office:value="2.93899246689708">
                <text:p>2.93899246689708</text:p>
              </table:table-cell>
              <table:table-cell office:value-type="float" office:value="3.03926511649443">
                <text:p>3.03926511649443</text:p>
              </table:table-cell>
              <table:table-cell office:value-type="float" office:value="2.98510693780388">
                <text:p>2.98510693780388</text:p>
              </table:table-cell>
              <table:table-cell office:value-type="float" office:value="3.04954821812354">
                <text:p>3.04954821812354</text:p>
              </table:table-cell>
              <table:table-cell office:value-type="float" office:value="2.81570181586206">
                <text:p>2.81570181586206</text:p>
              </table:table-cell>
              <table:table-cell office:value-type="float" office:value="2.36440256244191">
                <text:p>2.36440256244191</text:p>
              </table:table-cell>
              <table:table-cell office:value-type="float" office:value="2.78512350461037">
                <text:p>2.78512350461037</text:p>
              </table:table-cell>
              <table:table-cell office:value-type="float" office:value="2.67642465115112">
                <text:p>2.67642465115112</text:p>
              </table:table-cell>
              <table:table-cell office:value-type="float" office:value="2.57526603027981">
                <text:p>2.57526603027981</text:p>
              </table:table-cell>
              <table:table-cell office:value-type="float" office:value="2.4691154695967">
                <text:p>2.4691154695967</text:p>
              </table:table-cell>
            </table:table-row>
            <table:table-row>
              <table:table-cell office:value-type="string">
                <text:p>cilk1_spu</text:p>
                <draw:g>
                  <svg:desc>all.A13:all.A13</svg:desc>
                </draw:g>
              </table:table-cell>
              <table:table-cell office:value-type="float" office:value="0.523158935884881">
                <text:p>0.523158935884881</text:p>
                <draw:g>
                  <svg:desc>all.B13:all.AK13</svg:desc>
                </draw:g>
              </table:table-cell>
              <table:table-cell office:value-type="float" office:value="0.908953827757057">
                <text:p>0.908953827757057</text:p>
              </table:table-cell>
              <table:table-cell office:value-type="float" office:value="1.15904367832006">
                <text:p>1.15904367832006</text:p>
              </table:table-cell>
              <table:table-cell office:value-type="float" office:value="1.40871908144097">
                <text:p>1.40871908144097</text:p>
              </table:table-cell>
              <table:table-cell office:value-type="float" office:value="1.65311656474672">
                <text:p>1.65311656474672</text:p>
              </table:table-cell>
              <table:table-cell office:value-type="float" office:value="1.87443603781244">
                <text:p>1.87443603781244</text:p>
              </table:table-cell>
              <table:table-cell office:value-type="float" office:value="2.10838219961852">
                <text:p>2.10838219961852</text:p>
              </table:table-cell>
              <table:table-cell office:value-type="float" office:value="2.32638210224509">
                <text:p>2.32638210224509</text:p>
              </table:table-cell>
              <table:table-cell office:value-type="float" office:value="2.5223899709695">
                <text:p>2.5223899709695</text:p>
              </table:table-cell>
              <table:table-cell office:value-type="float" office:value="2.62617423855017">
                <text:p>2.62617423855017</text:p>
              </table:table-cell>
              <table:table-cell office:value-type="float" office:value="2.72750543491037">
                <text:p>2.72750543491037</text:p>
              </table:table-cell>
              <table:table-cell office:value-type="float" office:value="2.89076281317198">
                <text:p>2.89076281317198</text:p>
              </table:table-cell>
              <table:table-cell office:value-type="float" office:value="2.9107670996081">
                <text:p>2.9107670996081</text:p>
              </table:table-cell>
              <table:table-cell office:value-type="float" office:value="2.97371763930836">
                <text:p>2.97371763930836</text:p>
              </table:table-cell>
              <table:table-cell office:value-type="float" office:value="3.03888585752261">
                <text:p>3.03888585752261</text:p>
              </table:table-cell>
              <table:table-cell office:value-type="float" office:value="3.1211311652327">
                <text:p>3.1211311652327</text:p>
              </table:table-cell>
              <table:table-cell office:value-type="float" office:value="3.04330687589045">
                <text:p>3.04330687589045</text:p>
              </table:table-cell>
              <table:table-cell office:value-type="float" office:value="3.08297730929113">
                <text:p>3.08297730929113</text:p>
              </table:table-cell>
              <table:table-cell office:value-type="float" office:value="3.16342465166023">
                <text:p>3.16342465166023</text:p>
              </table:table-cell>
              <table:table-cell office:value-type="float" office:value="3.10231250552245">
                <text:p>3.10231250552245</text:p>
              </table:table-cell>
              <table:table-cell office:value-type="float" office:value="3.0160643619011">
                <text:p>3.0160643619011</text:p>
              </table:table-cell>
              <table:table-cell office:value-type="float" office:value="2.88568123637712">
                <text:p>2.88568123637712</text:p>
              </table:table-cell>
              <table:table-cell office:value-type="float" office:value="3.06493659997372">
                <text:p>3.06493659997372</text:p>
              </table:table-cell>
              <table:table-cell office:value-type="float" office:value="2.77091686346101">
                <text:p>2.77091686346101</text:p>
              </table:table-cell>
              <table:table-cell office:value-type="float" office:value="2.97092833088838">
                <text:p>2.97092833088838</text:p>
              </table:table-cell>
              <table:table-cell office:value-type="float" office:value="2.89009286435189">
                <text:p>2.89009286435189</text:p>
              </table:table-cell>
              <table:table-cell office:value-type="float" office:value="2.78001248180037">
                <text:p>2.78001248180037</text:p>
              </table:table-cell>
              <table:table-cell office:value-type="float" office:value="2.84954547662372">
                <text:p>2.84954547662372</text:p>
              </table:table-cell>
              <table:table-cell office:value-type="float" office:value="2.78622825844809">
                <text:p>2.78622825844809</text:p>
              </table:table-cell>
              <table:table-cell office:value-type="float" office:value="2.66072909150866">
                <text:p>2.66072909150866</text:p>
              </table:table-cell>
              <table:table-cell office:value-type="float" office:value="2.58184959200176">
                <text:p>2.58184959200176</text:p>
              </table:table-cell>
              <table:table-cell office:value-type="float" office:value="2.54152737616006">
                <text:p>2.54152737616006</text:p>
              </table:table-cell>
              <table:table-cell office:value-type="float" office:value="2.50481641695098">
                <text:p>2.50481641695098</text:p>
              </table:table-cell>
              <table:table-cell office:value-type="float" office:value="2.50416156362017">
                <text:p>2.50416156362017</text:p>
              </table:table-cell>
              <table:table-cell office:value-type="float" office:value="2.69404294378075">
                <text:p>2.69404294378075</text:p>
              </table:table-cell>
              <table:table-cell office:value-type="float" office:value="2.40550522963091">
                <text:p>2.40550522963091</text:p>
              </table:table-cell>
            </table:table-row>
            <table:table-row>
              <table:table-cell office:value-type="string">
                <text:p>cilk2_spu</text:p>
                <draw:g>
                  <svg:desc>all.A20:all.A20</svg:desc>
                </draw:g>
              </table:table-cell>
              <table:table-cell office:value-type="float" office:value="0.72005291890152">
                <text:p>0.72005291890152</text:p>
                <draw:g>
                  <svg:desc>all.B20:all.AK20</svg:desc>
                </draw:g>
              </table:table-cell>
              <table:table-cell office:value-type="float" office:value="1.15285435031345">
                <text:p>1.15285435031345</text:p>
              </table:table-cell>
              <table:table-cell office:value-type="float" office:value="1.52741714883139">
                <text:p>1.52741714883139</text:p>
              </table:table-cell>
              <table:table-cell office:value-type="float" office:value="1.87367277472952">
                <text:p>1.87367277472952</text:p>
              </table:table-cell>
              <table:table-cell office:value-type="float" office:value="2.2191670470761">
                <text:p>2.2191670470761</text:p>
              </table:table-cell>
              <table:table-cell office:value-type="float" office:value="2.58073580457712">
                <text:p>2.58073580457712</text:p>
              </table:table-cell>
              <table:table-cell office:value-type="float" office:value="2.90509345044838">
                <text:p>2.90509345044838</text:p>
              </table:table-cell>
              <table:table-cell office:value-type="float" office:value="3.23663476698945">
                <text:p>3.23663476698945</text:p>
              </table:table-cell>
              <table:table-cell office:value-type="float" office:value="3.67337359067137">
                <text:p>3.67337359067137</text:p>
              </table:table-cell>
              <table:table-cell office:value-type="float" office:value="3.72498694068833">
                <text:p>3.72498694068833</text:p>
              </table:table-cell>
              <table:table-cell office:value-type="float" office:value="3.89886540504639">
                <text:p>3.89886540504639</text:p>
              </table:table-cell>
              <table:table-cell office:value-type="float" office:value="3.956180703441">
                <text:p>3.956180703441</text:p>
              </table:table-cell>
              <table:table-cell office:value-type="float" office:value="3.96510149740601">
                <text:p>3.96510149740601</text:p>
              </table:table-cell>
              <table:table-cell office:value-type="float" office:value="4.15042543134011">
                <text:p>4.15042543134011</text:p>
              </table:table-cell>
              <table:table-cell office:value-type="float" office:value="4.12269474662833">
                <text:p>4.12269474662833</text:p>
              </table:table-cell>
              <table:table-cell office:value-type="float" office:value="4.33889071446484">
                <text:p>4.33889071446484</text:p>
              </table:table-cell>
              <table:table-cell office:value-type="float" office:value="4.25934060222702">
                <text:p>4.25934060222702</text:p>
              </table:table-cell>
              <table:table-cell office:value-type="float" office:value="4.39639680529362">
                <text:p>4.39639680529362</text:p>
              </table:table-cell>
              <table:table-cell office:value-type="float" office:value="4.47450020410096">
                <text:p>4.47450020410096</text:p>
              </table:table-cell>
              <table:table-cell office:value-type="float" office:value="4.17064641811935">
                <text:p>4.17064641811935</text:p>
              </table:table-cell>
              <table:table-cell office:value-type="float" office:value="4.3807289487871">
                <text:p>4.3807289487871</text:p>
              </table:table-cell>
              <table:table-cell office:value-type="float" office:value="4.3205140157192">
                <text:p>4.3205140157192</text:p>
              </table:table-cell>
              <table:table-cell office:value-type="float" office:value="4.10781545762228">
                <text:p>4.10781545762228</text:p>
              </table:table-cell>
              <table:table-cell office:value-type="float" office:value="4.39401330773125">
                <text:p>4.39401330773125</text:p>
              </table:table-cell>
              <table:table-cell office:value-type="float" office:value="3.86953500573431">
                <text:p>3.86953500573431</text:p>
              </table:table-cell>
              <table:table-cell office:value-type="float" office:value="3.78414145382667">
                <text:p>3.78414145382667</text:p>
              </table:table-cell>
              <table:table-cell office:value-type="float" office:value="3.33024502860086">
                <text:p>3.33024502860086</text:p>
              </table:table-cell>
              <table:table-cell office:value-type="float" office:value="3.83112355640175">
                <text:p>3.83112355640175</text:p>
              </table:table-cell>
              <table:table-cell office:value-type="float" office:value="3.63133360858402">
                <text:p>3.63133360858402</text:p>
              </table:table-cell>
              <table:table-cell office:value-type="float" office:value="3.42110036664128">
                <text:p>3.42110036664128</text:p>
              </table:table-cell>
              <table:table-cell office:value-type="float" office:value="3.41643900431238">
                <text:p>3.41643900431238</text:p>
              </table:table-cell>
              <table:table-cell office:value-type="float" office:value="3.19554022052203">
                <text:p>3.19554022052203</text:p>
              </table:table-cell>
              <table:table-cell office:value-type="float" office:value="3.45183551074465">
                <text:p>3.45183551074465</text:p>
              </table:table-cell>
              <table:table-cell office:value-type="float" office:value="3.32262146637985">
                <text:p>3.32262146637985</text:p>
              </table:table-cell>
              <table:table-cell office:value-type="float" office:value="3.74033707262682">
                <text:p>3.74033707262682</text:p>
              </table:table-cell>
              <table:table-cell office:value-type="float" office:value="3.13593749715389">
                <text:p>3.13593749715389</text:p>
              </table:table-cell>
            </table:table-row>
            <table:table-row>
              <table:table-cell office:value-type="string">
                <text:p>omp_spu</text:p>
                <draw:g>
                  <svg:desc>all.A27:all.A27</svg:desc>
                </draw:g>
              </table:table-cell>
              <table:table-cell office:value-type="float" office:value="0.786378510128554">
                <text:p>0.786378510128554</text:p>
                <draw:g>
                  <svg:desc>all.B27:all.AK27</svg:desc>
                </draw:g>
              </table:table-cell>
              <table:table-cell office:value-type="float" office:value="1.17991957086802">
                <text:p>1.17991957086802</text:p>
              </table:table-cell>
              <table:table-cell office:value-type="float" office:value="1.7316063797562">
                <text:p>1.7316063797562</text:p>
              </table:table-cell>
              <table:table-cell office:value-type="float" office:value="2.19787929138659">
                <text:p>2.19787929138659</text:p>
              </table:table-cell>
              <table:table-cell office:value-type="float" office:value="2.47914735274558">
                <text:p>2.47914735274558</text:p>
              </table:table-cell>
              <table:table-cell office:value-type="float" office:value="2.66217380744634">
                <text:p>2.66217380744634</text:p>
              </table:table-cell>
              <table:table-cell office:value-type="float" office:value="2.70689825483215">
                <text:p>2.70689825483215</text:p>
              </table:table-cell>
              <table:table-cell office:value-type="float" office:value="2.74298208189935">
                <text:p>2.74298208189935</text:p>
              </table:table-cell>
              <table:table-cell office:value-type="float" office:value="2.86471506397075">
                <text:p>2.86471506397075</text:p>
              </table:table-cell>
              <table:table-cell office:value-type="float" office:value="2.77342801258901">
                <text:p>2.77342801258901</text:p>
              </table:table-cell>
              <table:table-cell office:value-type="float" office:value="2.80171436882205">
                <text:p>2.80171436882205</text:p>
              </table:table-cell>
              <table:table-cell office:value-type="float" office:value="2.67349057375787">
                <text:p>2.67349057375787</text:p>
              </table:table-cell>
              <table:table-cell office:value-type="float" office:value="2.61744273236081">
                <text:p>2.61744273236081</text:p>
              </table:table-cell>
              <table:table-cell office:value-type="float" office:value="2.41441487491023">
                <text:p>2.41441487491023</text:p>
              </table:table-cell>
              <table:table-cell office:value-type="float" office:value="2.43735665203821">
                <text:p>2.43735665203821</text:p>
              </table:table-cell>
              <table:table-cell office:value-type="float" office:value="2.2680474558127">
                <text:p>2.2680474558127</text:p>
              </table:table-cell>
              <table:table-cell office:value-type="float" office:value="2.11756785190943">
                <text:p>2.11756785190943</text:p>
              </table:table-cell>
              <table:table-cell office:value-type="float" office:value="1.93188388876955">
                <text:p>1.93188388876955</text:p>
              </table:table-cell>
              <table:table-cell office:value-type="float" office:value="1.76604356980226">
                <text:p>1.76604356980226</text:p>
              </table:table-cell>
              <table:table-cell office:value-type="float" office:value="1.75586702436272">
                <text:p>1.75586702436272</text:p>
              </table:table-cell>
              <table:table-cell office:value-type="float" office:value="1.68410672025122">
                <text:p>1.68410672025122</text:p>
              </table:table-cell>
              <table:table-cell office:value-type="float" office:value="1.60074993310486">
                <text:p>1.60074993310486</text:p>
              </table:table-cell>
              <table:table-cell office:value-type="float" office:value="1.4571835855695">
                <text:p>1.4571835855695</text:p>
              </table:table-cell>
              <table:table-cell office:value-type="float" office:value="1.35503594035038">
                <text:p>1.35503594035038</text:p>
              </table:table-cell>
              <table:table-cell office:value-type="float" office:value="1.25944406375147">
                <text:p>1.25944406375147</text:p>
              </table:table-cell>
              <table:table-cell office:value-type="float" office:value="1.21948174346103">
                <text:p>1.21948174346103</text:p>
              </table:table-cell>
              <table:table-cell office:value-type="float" office:value="1.12660010784223">
                <text:p>1.12660010784223</text:p>
              </table:table-cell>
              <table:table-cell office:value-type="float" office:value="1.03213830183686">
                <text:p>1.03213830183686</text:p>
              </table:table-cell>
              <table:table-cell office:value-type="float" office:value="0.95381247142174">
                <text:p>0.95381247142174</text:p>
              </table:table-cell>
              <table:table-cell office:value-type="float" office:value="0.918256502069302">
                <text:p>0.918256502069302</text:p>
              </table:table-cell>
              <table:table-cell office:value-type="float" office:value="0.928521266017008">
                <text:p>0.928521266017008</text:p>
              </table:table-cell>
              <table:table-cell office:value-type="float" office:value="0.877543880404049">
                <text:p>0.877543880404049</text:p>
              </table:table-cell>
              <table:table-cell office:value-type="float" office:value="0.793473694564412">
                <text:p>0.793473694564412</text:p>
              </table:table-cell>
              <table:table-cell office:value-type="float" office:value="0.812615135392223">
                <text:p>0.812615135392223</text:p>
              </table:table-cell>
              <table:table-cell office:value-type="float" office:value="0.740349584314642">
                <text:p>0.740349584314642</text:p>
              </table:table-cell>
              <table:table-cell office:value-type="float" office:value="0.713209096213804">
                <text:p>0.7132090962138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8cm" svg:height="9.005cm" xlink:href=".." xlink:type="simple" chart:class="chart:line" chart:style-name="ch1">
        <chart:legend chart:legend-position="end" svg:x="12.564cm" svg:y="3.207cm" style:legend-expansion="high" chart:style-name="ch2"/>
        <chart:plot-area chart:style-name="ch3" table:cell-range-address="all.B1:all.AK1 all.A7:all.AK7 all.A14:all.AK14 all.A21:all.AK21 all.A28:all.AK28 all.A32:all.AK32" chart:data-source-has-labels="both" svg:x="0.319cm" svg:y="0.18cm" svg:width="11.926cm" svg:height="8.645cm">
          <chartooo:coordinate-region svg:x="1.046cm" svg:y="0.38cm" svg:width="11.199cm" svg:height="7.653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7:all.AK7" chart:label-cell-address="all.A7:all.A7" chart:class="chart:line">
            <chart:data-point chart:repeated="36"/>
          </chart:series>
          <chart:series chart:style-name="ch7" chart:values-cell-range-address="all.B14:all.AK14" chart:label-cell-address="all.A14:all.A14" chart:class="chart:line">
            <chart:data-point chart:repeated="36"/>
          </chart:series>
          <chart:series chart:style-name="ch8" chart:values-cell-range-address="all.B21:all.AK21" chart:label-cell-address="all.A21:all.A21" chart:class="chart:line">
            <chart:data-point chart:repeated="36"/>
          </chart:series>
          <chart:series chart:style-name="ch9" chart:values-cell-range-address="all.B28:all.AK28" chart:label-cell-address="all.A28:all.A28" chart:class="chart:line">
            <chart:data-point chart:repeated="36"/>
          </chart:series>
          <chart:series chart:style-name="ch10" chart:values-cell-range-address="all.B32:all.AK32" chart:label-cell-address="all.A32:all.A32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0_eff</text:p>
                <draw:g>
                  <svg:desc>all.A7:all.A7</svg:desc>
                </draw:g>
              </table:table-cell>
              <table:table-cell office:value-type="float" office:value="0.592173556553727">
                <text:p>0.592173556553727</text:p>
                <draw:g>
                  <svg:desc>all.B7:all.AK7</svg:desc>
                </draw:g>
              </table:table-cell>
              <table:table-cell office:value-type="float" office:value="0.474393414912096">
                <text:p>0.474393414912096</text:p>
              </table:table-cell>
              <table:table-cell office:value-type="float" office:value="0.423545882674381">
                <text:p>0.423545882674381</text:p>
              </table:table-cell>
              <table:table-cell office:value-type="float" office:value="0.40022955103476">
                <text:p>0.40022955103476</text:p>
              </table:table-cell>
              <table:table-cell office:value-type="float" office:value="0.367463903246739">
                <text:p>0.367463903246739</text:p>
              </table:table-cell>
              <table:table-cell office:value-type="float" office:value="0.349751606469235">
                <text:p>0.349751606469235</text:p>
              </table:table-cell>
              <table:table-cell office:value-type="float" office:value="0.336330844540243">
                <text:p>0.336330844540243</text:p>
              </table:table-cell>
              <table:table-cell office:value-type="float" office:value="0.323633164716614">
                <text:p>0.323633164716614</text:p>
              </table:table-cell>
              <table:table-cell office:value-type="float" office:value="0.317679251639479">
                <text:p>0.317679251639479</text:p>
              </table:table-cell>
              <table:table-cell office:value-type="float" office:value="0.295847652654898">
                <text:p>0.295847652654898</text:p>
              </table:table-cell>
              <table:table-cell office:value-type="float" office:value="0.274044543995739">
                <text:p>0.274044543995739</text:p>
              </table:table-cell>
              <table:table-cell office:value-type="float" office:value="0.257577713770509">
                <text:p>0.257577713770509</text:p>
              </table:table-cell>
              <table:table-cell office:value-type="float" office:value="0.246604043768247">
                <text:p>0.246604043768247</text:p>
              </table:table-cell>
              <table:table-cell office:value-type="float" office:value="0.230257843963617">
                <text:p>0.230257843963617</text:p>
              </table:table-cell>
              <table:table-cell office:value-type="float" office:value="0.221681867980658">
                <text:p>0.221681867980658</text:p>
              </table:table-cell>
              <table:table-cell office:value-type="float" office:value="0.210136947929528">
                <text:p>0.210136947929528</text:p>
              </table:table-cell>
              <table:table-cell office:value-type="float" office:value="0.198283171457051">
                <text:p>0.198283171457051</text:p>
              </table:table-cell>
              <table:table-cell office:value-type="float" office:value="0.185648060048631">
                <text:p>0.185648060048631</text:p>
              </table:table-cell>
              <table:table-cell office:value-type="float" office:value="0.181127083250596">
                <text:p>0.181127083250596</text:p>
              </table:table-cell>
              <table:table-cell office:value-type="float" office:value="0.15403921892735">
                <text:p>0.15403921892735</text:p>
              </table:table-cell>
              <table:table-cell office:value-type="float" office:value="0.156827938949362">
                <text:p>0.156827938949362</text:p>
              </table:table-cell>
              <table:table-cell office:value-type="float" office:value="0.146015699798193">
                <text:p>0.146015699798193</text:p>
              </table:table-cell>
              <table:table-cell office:value-type="float" office:value="0.138465500186649">
                <text:p>0.138465500186649</text:p>
              </table:table-cell>
              <table:table-cell office:value-type="float" office:value="0.127192004391939">
                <text:p>0.127192004391939</text:p>
              </table:table-cell>
              <table:table-cell office:value-type="float" office:value="0.121707738848424">
                <text:p>0.121707738848424</text:p>
              </table:table-cell>
              <table:table-cell office:value-type="float" office:value="0.116253420034681">
                <text:p>0.116253420034681</text:p>
              </table:table-cell>
              <table:table-cell office:value-type="float" office:value="0.10885157284804">
                <text:p>0.10885157284804</text:p>
              </table:table-cell>
              <table:table-cell office:value-type="float" office:value="0.108545182731944">
                <text:p>0.108545182731944</text:p>
              </table:table-cell>
              <table:table-cell office:value-type="float" office:value="0.102934721993237">
                <text:p>0.102934721993237</text:p>
              </table:table-cell>
              <table:table-cell office:value-type="float" office:value="0.101651607270785">
                <text:p>0.101651607270785</text:p>
              </table:table-cell>
              <table:table-cell office:value-type="float" office:value="0.0908290908342602">
                <text:p>0.0908290908342602</text:p>
              </table:table-cell>
              <table:table-cell office:value-type="float" office:value="0.0738875800763096">
                <text:p>0.0738875800763096</text:p>
              </table:table-cell>
              <table:table-cell office:value-type="float" office:value="0.0843976819578901">
                <text:p>0.0843976819578901</text:p>
              </table:table-cell>
              <table:table-cell office:value-type="float" office:value="0.07871837209268">
                <text:p>0.07871837209268</text:p>
              </table:table-cell>
              <table:table-cell office:value-type="float" office:value="0.0735790294365661">
                <text:p>0.0735790294365661</text:p>
              </table:table-cell>
              <table:table-cell office:value-type="float" office:value="0.0685865408221305">
                <text:p>0.0685865408221305</text:p>
              </table:table-cell>
            </table:table-row>
            <table:table-row>
              <table:table-cell office:value-type="string">
                <text:p>cilk1_eff</text:p>
                <draw:g>
                  <svg:desc>all.A14:all.A14</svg:desc>
                </draw:g>
              </table:table-cell>
              <table:table-cell office:value-type="float" office:value="0.523158935884881">
                <text:p>0.523158935884881</text:p>
                <draw:g>
                  <svg:desc>all.B14:all.AK14</svg:desc>
                </draw:g>
              </table:table-cell>
              <table:table-cell office:value-type="float" office:value="0.454476913878528">
                <text:p>0.454476913878528</text:p>
              </table:table-cell>
              <table:table-cell office:value-type="float" office:value="0.386347892773353">
                <text:p>0.386347892773353</text:p>
              </table:table-cell>
              <table:table-cell office:value-type="float" office:value="0.352179770360242">
                <text:p>0.352179770360242</text:p>
              </table:table-cell>
              <table:table-cell office:value-type="float" office:value="0.330623312949345">
                <text:p>0.330623312949345</text:p>
              </table:table-cell>
              <table:table-cell office:value-type="float" office:value="0.312406006302073">
                <text:p>0.312406006302073</text:p>
              </table:table-cell>
              <table:table-cell office:value-type="float" office:value="0.301197457088361">
                <text:p>0.301197457088361</text:p>
              </table:table-cell>
              <table:table-cell office:value-type="float" office:value="0.290797762780636">
                <text:p>0.290797762780636</text:p>
              </table:table-cell>
              <table:table-cell office:value-type="float" office:value="0.280265552329944">
                <text:p>0.280265552329944</text:p>
              </table:table-cell>
              <table:table-cell office:value-type="float" office:value="0.262617423855017">
                <text:p>0.262617423855017</text:p>
              </table:table-cell>
              <table:table-cell office:value-type="float" office:value="0.247955039537307">
                <text:p>0.247955039537307</text:p>
              </table:table-cell>
              <table:table-cell office:value-type="float" office:value="0.240896901097665">
                <text:p>0.240896901097665</text:p>
              </table:table-cell>
              <table:table-cell office:value-type="float" office:value="0.223905161508316">
                <text:p>0.223905161508316</text:p>
              </table:table-cell>
              <table:table-cell office:value-type="float" office:value="0.21240840280774">
                <text:p>0.21240840280774</text:p>
              </table:table-cell>
              <table:table-cell office:value-type="float" office:value="0.202592390501507">
                <text:p>0.202592390501507</text:p>
              </table:table-cell>
              <table:table-cell office:value-type="float" office:value="0.195070697827043">
                <text:p>0.195070697827043</text:p>
              </table:table-cell>
              <table:table-cell office:value-type="float" office:value="0.179018051522968">
                <text:p>0.179018051522968</text:p>
              </table:table-cell>
              <table:table-cell office:value-type="float" office:value="0.17127651718284">
                <text:p>0.17127651718284</text:p>
              </table:table-cell>
              <table:table-cell office:value-type="float" office:value="0.166496034297907">
                <text:p>0.166496034297907</text:p>
              </table:table-cell>
              <table:table-cell office:value-type="float" office:value="0.155115625276123">
                <text:p>0.155115625276123</text:p>
              </table:table-cell>
              <table:table-cell office:value-type="float" office:value="0.143622112471481">
                <text:p>0.143622112471481</text:p>
              </table:table-cell>
              <table:table-cell office:value-type="float" office:value="0.131167328926233">
                <text:p>0.131167328926233</text:p>
              </table:table-cell>
              <table:table-cell office:value-type="float" office:value="0.133258113042336">
                <text:p>0.133258113042336</text:p>
              </table:table-cell>
              <table:table-cell office:value-type="float" office:value="0.115454869310875">
                <text:p>0.115454869310875</text:p>
              </table:table-cell>
              <table:table-cell office:value-type="float" office:value="0.118837133235535">
                <text:p>0.118837133235535</text:p>
              </table:table-cell>
              <table:table-cell office:value-type="float" office:value="0.111157417859688">
                <text:p>0.111157417859688</text:p>
              </table:table-cell>
              <table:table-cell office:value-type="float" office:value="0.102963425251865">
                <text:p>0.102963425251865</text:p>
              </table:table-cell>
              <table:table-cell office:value-type="float" office:value="0.10176948130799">
                <text:p>0.10176948130799</text:p>
              </table:table-cell>
              <table:table-cell office:value-type="float" office:value="0.09607683649821">
                <text:p>0.09607683649821</text:p>
              </table:table-cell>
              <table:table-cell office:value-type="float" office:value="0.0886909697169552">
                <text:p>0.0886909697169552</text:p>
              </table:table-cell>
              <table:table-cell office:value-type="float" office:value="0.0832854707097343">
                <text:p>0.0832854707097343</text:p>
              </table:table-cell>
              <table:table-cell office:value-type="float" office:value="0.079422730505002">
                <text:p>0.079422730505002</text:p>
              </table:table-cell>
              <table:table-cell office:value-type="float" office:value="0.0759035277863933">
                <text:p>0.0759035277863933</text:p>
              </table:table-cell>
              <table:table-cell office:value-type="float" office:value="0.073651810694711">
                <text:p>0.073651810694711</text:p>
              </table:table-cell>
              <table:table-cell office:value-type="float" office:value="0.076972655536593">
                <text:p>0.076972655536593</text:p>
              </table:table-cell>
              <table:table-cell office:value-type="float" office:value="0.0668195897119697">
                <text:p>0.0668195897119697</text:p>
              </table:table-cell>
            </table:table-row>
            <table:table-row>
              <table:table-cell office:value-type="string">
                <text:p>cilk2_eff</text:p>
                <draw:g>
                  <svg:desc>all.A21:all.A21</svg:desc>
                </draw:g>
              </table:table-cell>
              <table:table-cell office:value-type="float" office:value="0.72005291890152">
                <text:p>0.72005291890152</text:p>
                <draw:g>
                  <svg:desc>all.B21:all.AK21</svg:desc>
                </draw:g>
              </table:table-cell>
              <table:table-cell office:value-type="float" office:value="0.576427175156722">
                <text:p>0.576427175156722</text:p>
              </table:table-cell>
              <table:table-cell office:value-type="float" office:value="0.509139049610465">
                <text:p>0.509139049610465</text:p>
              </table:table-cell>
              <table:table-cell office:value-type="float" office:value="0.46841819368238">
                <text:p>0.46841819368238</text:p>
              </table:table-cell>
              <table:table-cell office:value-type="float" office:value="0.443833409415219">
                <text:p>0.443833409415219</text:p>
              </table:table-cell>
              <table:table-cell office:value-type="float" office:value="0.430122634096186">
                <text:p>0.430122634096186</text:p>
              </table:table-cell>
              <table:table-cell office:value-type="float" office:value="0.415013350064055">
                <text:p>0.415013350064055</text:p>
              </table:table-cell>
              <table:table-cell office:value-type="float" office:value="0.404579345873681">
                <text:p>0.404579345873681</text:p>
              </table:table-cell>
              <table:table-cell office:value-type="float" office:value="0.408152621185707">
                <text:p>0.408152621185707</text:p>
              </table:table-cell>
              <table:table-cell office:value-type="float" office:value="0.372498694068833">
                <text:p>0.372498694068833</text:p>
              </table:table-cell>
              <table:table-cell office:value-type="float" office:value="0.354442309549672">
                <text:p>0.354442309549672</text:p>
              </table:table-cell>
              <table:table-cell office:value-type="float" office:value="0.32968172528675">
                <text:p>0.32968172528675</text:p>
              </table:table-cell>
              <table:table-cell office:value-type="float" office:value="0.30500780749277">
                <text:p>0.30500780749277</text:p>
              </table:table-cell>
              <table:table-cell office:value-type="float" office:value="0.296458959381436">
                <text:p>0.296458959381436</text:p>
              </table:table-cell>
              <table:table-cell office:value-type="float" office:value="0.274846316441889">
                <text:p>0.274846316441889</text:p>
              </table:table-cell>
              <table:table-cell office:value-type="float" office:value="0.271180669654052">
                <text:p>0.271180669654052</text:p>
              </table:table-cell>
              <table:table-cell office:value-type="float" office:value="0.250549447189825">
                <text:p>0.250549447189825</text:p>
              </table:table-cell>
              <table:table-cell office:value-type="float" office:value="0.244244266960757">
                <text:p>0.244244266960757</text:p>
              </table:table-cell>
              <table:table-cell office:value-type="float" office:value="0.235500010742156">
                <text:p>0.235500010742156</text:p>
              </table:table-cell>
              <table:table-cell office:value-type="float" office:value="0.208532320905967">
                <text:p>0.208532320905967</text:p>
              </table:table-cell>
              <table:table-cell office:value-type="float" office:value="0.208606140418433">
                <text:p>0.208606140418433</text:p>
              </table:table-cell>
              <table:table-cell office:value-type="float" office:value="0.196387000714509">
                <text:p>0.196387000714509</text:p>
              </table:table-cell>
              <table:table-cell office:value-type="float" office:value="0.178600672070534">
                <text:p>0.178600672070534</text:p>
              </table:table-cell>
              <table:table-cell office:value-type="float" office:value="0.183083887822136">
                <text:p>0.183083887822136</text:p>
              </table:table-cell>
              <table:table-cell office:value-type="float" office:value="0.154781400229372">
                <text:p>0.154781400229372</text:p>
              </table:table-cell>
              <table:table-cell office:value-type="float" office:value="0.145543902070257">
                <text:p>0.145543902070257</text:p>
              </table:table-cell>
              <table:table-cell office:value-type="float" office:value="0.123342408466699">
                <text:p>0.123342408466699</text:p>
              </table:table-cell>
              <table:table-cell office:value-type="float" office:value="0.136825841300063">
                <text:p>0.136825841300063</text:p>
              </table:table-cell>
              <table:table-cell office:value-type="float" office:value="0.125218400296001">
                <text:p>0.125218400296001</text:p>
              </table:table-cell>
              <table:table-cell office:value-type="float" office:value="0.114036678888043">
                <text:p>0.114036678888043</text:p>
              </table:table-cell>
              <table:table-cell office:value-type="float" office:value="0.110207709816528">
                <text:p>0.110207709816528</text:p>
              </table:table-cell>
              <table:table-cell office:value-type="float" office:value="0.0998606318913134">
                <text:p>0.0998606318913134</text:p>
              </table:table-cell>
              <table:table-cell office:value-type="float" office:value="0.104601076083171">
                <text:p>0.104601076083171</text:p>
              </table:table-cell>
              <table:table-cell office:value-type="float" office:value="0.097724160775878">
                <text:p>0.097724160775878</text:p>
              </table:table-cell>
              <table:table-cell office:value-type="float" office:value="0.106866773503623">
                <text:p>0.106866773503623</text:p>
              </table:table-cell>
              <table:table-cell office:value-type="float" office:value="0.0871093749209414">
                <text:p>0.0871093749209414</text:p>
              </table:table-cell>
            </table:table-row>
            <table:table-row>
              <table:table-cell office:value-type="string">
                <text:p>omp_eff</text:p>
                <draw:g>
                  <svg:desc>all.A28:all.A28</svg:desc>
                </draw:g>
              </table:table-cell>
              <table:table-cell office:value-type="float" office:value="0.786378510128554">
                <text:p>0.786378510128554</text:p>
                <draw:g>
                  <svg:desc>all.B28:all.AK28</svg:desc>
                </draw:g>
              </table:table-cell>
              <table:table-cell office:value-type="float" office:value="0.589959785434012">
                <text:p>0.589959785434012</text:p>
              </table:table-cell>
              <table:table-cell office:value-type="float" office:value="0.577202126585399">
                <text:p>0.577202126585399</text:p>
              </table:table-cell>
              <table:table-cell office:value-type="float" office:value="0.549469822846647">
                <text:p>0.549469822846647</text:p>
              </table:table-cell>
              <table:table-cell office:value-type="float" office:value="0.495829470549116">
                <text:p>0.495829470549116</text:p>
              </table:table-cell>
              <table:table-cell office:value-type="float" office:value="0.44369563457439">
                <text:p>0.44369563457439</text:p>
              </table:table-cell>
              <table:table-cell office:value-type="float" office:value="0.386699750690307">
                <text:p>0.386699750690307</text:p>
              </table:table-cell>
              <table:table-cell office:value-type="float" office:value="0.342872760237418">
                <text:p>0.342872760237418</text:p>
              </table:table-cell>
              <table:table-cell office:value-type="float" office:value="0.318301673774528">
                <text:p>0.318301673774528</text:p>
              </table:table-cell>
              <table:table-cell office:value-type="float" office:value="0.277342801258901">
                <text:p>0.277342801258901</text:p>
              </table:table-cell>
              <table:table-cell office:value-type="float" office:value="0.25470130625655">
                <text:p>0.25470130625655</text:p>
              </table:table-cell>
              <table:table-cell office:value-type="float" office:value="0.222790881146489">
                <text:p>0.222790881146489</text:p>
              </table:table-cell>
              <table:table-cell office:value-type="float" office:value="0.20134174864314">
                <text:p>0.20134174864314</text:p>
              </table:table-cell>
              <table:table-cell office:value-type="float" office:value="0.17245820535073">
                <text:p>0.17245820535073</text:p>
              </table:table-cell>
              <table:table-cell office:value-type="float" office:value="0.162490443469214">
                <text:p>0.162490443469214</text:p>
              </table:table-cell>
              <table:table-cell office:value-type="float" office:value="0.141752965988294">
                <text:p>0.141752965988294</text:p>
              </table:table-cell>
              <table:table-cell office:value-type="float" office:value="0.124562814818202">
                <text:p>0.124562814818202</text:p>
              </table:table-cell>
              <table:table-cell office:value-type="float" office:value="0.10732688270942">
                <text:p>0.10732688270942</text:p>
              </table:table-cell>
              <table:table-cell office:value-type="float" office:value="0.0929496615685402">
                <text:p>0.0929496615685402</text:p>
              </table:table-cell>
              <table:table-cell office:value-type="float" office:value="0.0877933512181359">
                <text:p>0.0877933512181359</text:p>
              </table:table-cell>
              <table:table-cell office:value-type="float" office:value="0.0801955581072011">
                <text:p>0.0801955581072011</text:p>
              </table:table-cell>
              <table:table-cell office:value-type="float" office:value="0.0727613605956756">
                <text:p>0.0727613605956756</text:p>
              </table:table-cell>
              <table:table-cell office:value-type="float" office:value="0.0633558080682391">
                <text:p>0.0633558080682391</text:p>
              </table:table-cell>
              <table:table-cell office:value-type="float" office:value="0.0564598308479325">
                <text:p>0.0564598308479325</text:p>
              </table:table-cell>
              <table:table-cell office:value-type="float" office:value="0.0503777625500587">
                <text:p>0.0503777625500587</text:p>
              </table:table-cell>
              <table:table-cell office:value-type="float" office:value="0.0469031439792704">
                <text:p>0.0469031439792704</text:p>
              </table:table-cell>
              <table:table-cell office:value-type="float" office:value="0.0417259299200827">
                <text:p>0.0417259299200827</text:p>
              </table:table-cell>
              <table:table-cell office:value-type="float" office:value="0.0368620822084594">
                <text:p>0.0368620822084594</text:p>
              </table:table-cell>
              <table:table-cell office:value-type="float" office:value="0.0328900852214393">
                <text:p>0.0328900852214393</text:p>
              </table:table-cell>
              <table:table-cell office:value-type="float" office:value="0.0306085500689767">
                <text:p>0.0306085500689767</text:p>
              </table:table-cell>
              <table:table-cell office:value-type="float" office:value="0.0299522989037745">
                <text:p>0.0299522989037745</text:p>
              </table:table-cell>
              <table:table-cell office:value-type="float" office:value="0.0274232462626265">
                <text:p>0.0274232462626265</text:p>
              </table:table-cell>
              <table:table-cell office:value-type="float" office:value="0.0240446574110428">
                <text:p>0.0240446574110428</text:p>
              </table:table-cell>
              <table:table-cell office:value-type="float" office:value="0.0239004451585948">
                <text:p>0.0239004451585948</text:p>
              </table:table-cell>
              <table:table-cell office:value-type="float" office:value="0.0211528452661326">
                <text:p>0.0211528452661326</text:p>
              </table:table-cell>
              <table:table-cell office:value-type="float" office:value="0.0198113637837168">
                <text:p>0.0198113637837168</text:p>
              </table:table-cell>
            </table:table-row>
            <table:table-row>
              <table:table-cell office:value-type="string">
                <text:p>linear</text:p>
                <draw:g>
                  <svg:desc>all.A32:all.A32</svg:desc>
                </draw:g>
              </table:table-cell>
              <table:table-cell office:value-type="float" office:value="1">
                <text:p>1</text:p>
                <draw:g>
                  <svg:desc>all.B32:all.AK3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